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.96pt"/>
    </style:style>
    <style:style style:name="co3" style:family="table-column">
      <style:table-column-properties fo:break-before="auto" style:column-width="123.51pt"/>
    </style:style>
    <style:style style:name="co4" style:family="table-column">
      <style:table-column-properties fo:break-before="auto" style:column-width="105.11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119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57.46pt" fo:break-before="auto" style:use-optimal-row-height="true"/>
    </style:style>
    <style:style style:name="ro7" style:family="table-row">
      <style:table-row-properties style:row-height="68.66pt" fo:break-before="auto" style:use-optimal-row-height="true"/>
    </style:style>
    <style:style style:name="ro8" style:family="table-row">
      <style:table-row-properties style:row-height="79.85pt" fo:break-before="auto" style:use-optimal-row-height="true"/>
    </style:style>
    <style:style style:name="ro9" style:family="table-row">
      <style:table-row-properties style:row-height="90.99pt" fo:break-before="auto" style:use-optimal-row-height="true"/>
    </style:style>
    <style:style style:name="ro10" style:family="table-row">
      <style:table-row-properties style:row-height="102.19pt" fo:break-before="auto" style:use-optimal-row-height="true"/>
    </style:style>
    <style:style style:name="ro11" style:family="table-row">
      <style:table-row-properties style:row-height="113.41pt" fo:break-before="auto" style:use-optimal-row-height="true"/>
    </style:style>
    <style:style style:name="ro12" style:family="table-row">
      <style:table-row-properties style:row-height="124.61pt" fo:break-before="auto" style:use-optimal-row-height="true"/>
    </style:style>
    <style:style style:name="ro13" style:family="table-row">
      <style:table-row-properties style:row-height="135.81pt" fo:break-before="auto" style:use-optimal-row-height="true"/>
    </style:style>
    <style:style style:name="ro14" style:family="table-row">
      <style:table-row-properties style:row-height="147pt" fo:break-before="auto" style:use-optimal-row-height="true"/>
    </style:style>
    <style:style style:name="ro15" style:family="table-row">
      <style:table-row-properties style:row-height="158.2pt" fo:break-before="auto" style:use-optimal-row-height="true"/>
    </style:style>
    <style:style style:name="ro16" style:family="table-row">
      <style:table-row-properties style:row-height="169.4pt" fo:break-before="auto" style:use-optimal-row-height="true"/>
    </style:style>
    <style:style style:name="ro17" style:family="table-row">
      <style:table-row-properties style:row-height="150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color="#ff0000"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WenQuanYi Micro Hei" style:font-name-complex="Lohit Hindi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00ff" fo:font-weight="bold" style:font-weight-asian="bold" style:font-weight-complex="bold"/>
    </style:style>
    <style:style style:name="ce5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Calculations" table:style-name="ta1">
        <table:shapes>
          <draw:frame draw:z-index="0" draw:style-name="gr1" draw:text-style-name="P1" svg:width="453.37pt" svg:height="254.83pt" svg:x="859.46pt" svg:y="299.76pt">
            <draw:object draw:notify-on-update-of-ranges="Calculations.D3:Calculations.D148 Calculations.E3:Calculations.E148 Calculations.D3:Calculations.D148 Calculations.F3:Calculations.F1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37pt" svg:height="254.83pt" svg:x="865.42pt" svg:y="23.78pt">
            <draw:object draw:notify-on-update-of-ranges="Calculations.I3:Calculations.I128 Calculations.J3:Calculations.J128 Calculations.I3:Calculations.I128 Calculations.K3:Calculations.K1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5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NTC</text:p>
          </table:table-cell>
          <table:table-cell table:number-columns-repeated="2"/>
          <table:table-cell table:style-name="ce3" office:value-type="string" calcext:value-type="string">
            <text:p>Temp (C )</text:p>
          </table:table-cell>
          <table:table-cell table:style-name="ce4" office:value-type="string" calcext:value-type="string">
            <text:p>RT (OPEN PCR PLATE)</text:p>
          </table:table-cell>
          <table:table-cell table:style-name="ce1" office:value-type="string" calcext:value-type="string">
            <text:p>RT (NTC)</text:p>
          </table:table-cell>
          <table:table-cell table:number-columns-repeated="2"/>
          <table:table-cell table:style-name="ce3" office:value-type="string" calcext:value-type="string">
            <text:p>Temp (C )</text:p>
          </table:table-cell>
          <table:table-cell table:style-name="ce4" office:value-type="string" calcext:value-type="string">
            <text:p>RT (OPEN PCR LID)</text:p>
          </table:table-cell>
          <table:table-cell table:style-name="ce1" office:value-type="string" calcext:value-type="string">
            <text:p>RT (NTC)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style-name="ce2" office:value-type="float" office:value="3435" calcext:value-type="float">
            <text:p>3435</text:p>
          </table:table-cell>
          <table:table-cell/>
          <table:table-cell office:value-type="float" office:value="-40" calcext:value-type="float">
            <text:p>-40</text:p>
          </table:table-cell>
          <table:table-cell office:value-type="float" office:value="3364790" calcext:value-type="float">
            <text:p>3364790</text:p>
          </table:table-cell>
          <table:table-cell table:formula="of:=[.$B$5]*EXP([.$B$3]*(1/([.D3]+273.15)-1/([.$B$4]+273.15)))" office:value-type="float" office:value="248276.524565994" calcext:value-type="float">
            <text:p>248277</text:p>
          </table:table-cell>
          <table:table-cell table:formula="of:=[.E3]/[.F3]" office:value-type="float" office:value="13.5525902252817" calcext:value-type="float">
            <text:p>13.55259022528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919" calcext:value-type="float">
            <text:p>32919</text:p>
          </table:table-cell>
          <table:table-cell table:formula="of:=[.$B$5]*EXP([.$B$3]*(1/([.I3]+273.15)-1/([.$B$4]+273.15)))" office:value-type="float" office:value="28704.2903897308" calcext:value-type="float">
            <text:p>28704</text:p>
          </table:table-cell>
          <table:table-cell office:value-type="string" calcext:value-type="string">
            <text:p>2.2k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-39" calcext:value-type="float">
            <text:p>-39</text:p>
          </table:table-cell>
          <table:table-cell office:value-type="float" office:value="3149040" calcext:value-type="float">
            <text:p>3149040</text:p>
          </table:table-cell>
          <table:table-cell table:formula="of:=[.$B$5]*EXP([.$B$3]*(1/([.D4]+273.15)-1/([.$B$4]+273.15)))" office:value-type="float" office:value="233135.987304271" calcext:value-type="float">
            <text:p>2331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1270" calcext:value-type="float">
            <text:p>31270</text:p>
          </table:table-cell>
          <table:table-cell table:formula="of:=[.$B$5]*EXP([.$B$3]*(1/([.I4]+273.15)-1/([.$B$4]+273.15)))" office:value-type="float" office:value="27417.3410946033" calcext:value-type="float">
            <text:p>27417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38" calcext:value-type="float">
            <text:p>-38</text:p>
          </table:table-cell>
          <table:table-cell office:value-type="float" office:value="2948480" calcext:value-type="float">
            <text:p>2948480</text:p>
          </table:table-cell>
          <table:table-cell table:formula="of:=[.$B$5]*EXP([.$B$3]*(1/([.D5]+273.15)-1/([.$B$4]+273.15)))" office:value-type="float" office:value="219035.946235799" calcext:value-type="float">
            <text:p>2190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9715" calcext:value-type="float">
            <text:p>29715</text:p>
          </table:table-cell>
          <table:table-cell table:formula="of:=[.$B$5]*EXP([.$B$3]*(1/([.I5]+273.15)-1/([.$B$4]+273.15)))" office:value-type="float" office:value="26196.8250444014" calcext:value-type="float">
            <text:p>26197</text:p>
          </table:table-cell>
          <table:table-cell/>
        </table:table-row>
        <table:table-row table:style-name="ro1">
          <table:table-cell table:number-columns-repeated="3"/>
          <table:table-cell office:value-type="float" office:value="-37" calcext:value-type="float">
            <text:p>-37</text:p>
          </table:table-cell>
          <table:table-cell office:value-type="float" office:value="2761940" calcext:value-type="float">
            <text:p>2761940</text:p>
          </table:table-cell>
          <table:table-cell table:formula="of:=[.$B$5]*EXP([.$B$3]*(1/([.D6]+273.15)-1/([.$B$4]+273.15)))" office:value-type="float" office:value="205897.433394146" calcext:value-type="float">
            <text:p>20589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8246" calcext:value-type="float">
            <text:p>28246</text:p>
          </table:table-cell>
          <table:table-cell table:formula="of:=[.$B$5]*EXP([.$B$3]*(1/([.I6]+273.15)-1/([.$B$4]+273.15)))" office:value-type="float" office:value="25038.8982694225" calcext:value-type="float">
            <text:p>25039</text:p>
          </table:table-cell>
          <table:table-cell/>
        </table:table-row>
        <table:table-row table:style-name="ro1">
          <table:table-cell table:number-columns-repeated="3"/>
          <table:table-cell office:value-type="float" office:value="-36" calcext:value-type="float">
            <text:p>-36</text:p>
          </table:table-cell>
          <table:table-cell office:value-type="float" office:value="2588380" calcext:value-type="float">
            <text:p>2588380</text:p>
          </table:table-cell>
          <table:table-cell table:formula="of:=[.$B$5]*EXP([.$B$3]*(1/([.D7]+273.15)-1/([.$B$4]+273.15)))" office:value-type="float" office:value="193648.007877806" calcext:value-type="float">
            <text:p>19364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6858" calcext:value-type="float">
            <text:p>26858</text:p>
          </table:table-cell>
          <table:table-cell table:formula="of:=[.$B$5]*EXP([.$B$3]*(1/([.I7]+273.15)-1/([.$B$4]+273.15)))" office:value-type="float" office:value="23939.9617770541" calcext:value-type="float">
            <text:p>2394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35" calcext:value-type="float">
            <text:p>-35</text:p>
          </table:table-cell>
          <table:table-cell office:value-type="float" office:value="2426810" calcext:value-type="float">
            <text:p>2426810</text:p>
          </table:table-cell>
          <table:table-cell table:formula="of:=[.$B$5]*EXP([.$B$3]*(1/([.D8]+273.15)-1/([.$B$4]+273.15)))" office:value-type="float" office:value="182221.174337615" calcext:value-type="float">
            <text:p>18222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547" calcext:value-type="float">
            <text:p>25547</text:p>
          </table:table-cell>
          <table:table-cell table:formula="of:=[.$B$5]*EXP([.$B$3]*(1/([.I8]+273.15)-1/([.$B$4]+273.15)))" office:value-type="float" office:value="22896.6445710341" calcext:value-type="float">
            <text:p>22897</text:p>
          </table:table-cell>
          <table:table-cell/>
        </table:table-row>
        <table:table-row table:style-name="ro1">
          <table:table-cell table:number-columns-repeated="3"/>
          <table:table-cell office:value-type="float" office:value="-34" calcext:value-type="float">
            <text:p>-34</text:p>
          </table:table-cell>
          <table:table-cell office:value-type="float" office:value="2276320" calcext:value-type="float">
            <text:p>2276320</text:p>
          </table:table-cell>
          <table:table-cell table:formula="of:=[.$B$5]*EXP([.$B$3]*(1/([.D9]+273.15)-1/([.$B$4]+273.15)))" office:value-type="float" office:value="171555.85686281" calcext:value-type="float">
            <text:p>17155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307" calcext:value-type="float">
            <text:p>24307</text:p>
          </table:table-cell>
          <table:table-cell table:formula="of:=[.$B$5]*EXP([.$B$3]*(1/([.I9]+273.15)-1/([.$B$4]+273.15)))" office:value-type="float" office:value="21905.7879387354" calcext:value-type="float">
            <text:p>21906</text:p>
          </table:table-cell>
          <table:table-cell/>
        </table:table-row>
        <table:table-row table:style-name="ro1">
          <table:table-cell table:number-columns-repeated="3"/>
          <table:table-cell office:value-type="float" office:value="-33" calcext:value-type="float">
            <text:p>-33</text:p>
          </table:table-cell>
          <table:table-cell office:value-type="float" office:value="2136100" calcext:value-type="float">
            <text:p>2136100</text:p>
          </table:table-cell>
          <table:table-cell table:formula="of:=[.$B$5]*EXP([.$B$3]*(1/([.D10]+273.15)-1/([.$B$4]+273.15)))" office:value-type="float" office:value="161595.922658437" calcext:value-type="float">
            <text:p>16159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3135" calcext:value-type="float">
            <text:p>23135</text:p>
          </table:table-cell>
          <table:table-cell table:formula="of:=[.$B$5]*EXP([.$B$3]*(1/([.I10]+273.15)-1/([.$B$4]+273.15)))" office:value-type="float" office:value="20964.4309052313" calcext:value-type="float">
            <text:p>20964</text:p>
          </table:table-cell>
          <table:table-cell/>
        </table:table-row>
        <table:table-row table:style-name="ro1">
          <table:table-cell table:number-columns-repeated="3"/>
          <table:table-cell office:value-type="float" office:value="-32" calcext:value-type="float">
            <text:p>-32</text:p>
          </table:table-cell>
          <table:table-cell office:value-type="float" office:value="2005390" calcext:value-type="float">
            <text:p>2005390</text:p>
          </table:table-cell>
          <table:table-cell table:formula="of:=[.$B$5]*EXP([.$B$3]*(1/([.D11]+273.15)-1/([.$B$4]+273.15)))" office:value-type="float" office:value="152289.750506672" calcext:value-type="float">
            <text:p>15229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2026" calcext:value-type="float">
            <text:p>22026</text:p>
          </table:table-cell>
          <table:table-cell table:formula="of:=[.$B$5]*EXP([.$B$3]*(1/([.I11]+273.15)-1/([.$B$4]+273.15)))" office:value-type="float" office:value="20069.7967614875" calcext:value-type="float">
            <text:p>2007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2k</text:p>
          </table:table-cell>
          <table:table-cell office:value-type="float" office:value="-31" calcext:value-type="float">
            <text:p>-31</text:p>
          </table:table-cell>
          <table:table-cell office:value-type="float" office:value="1883490" calcext:value-type="float">
            <text:p>1883490</text:p>
          </table:table-cell>
          <table:table-cell table:formula="of:=[.$B$5]*EXP([.$B$3]*(1/([.D12]+273.15)-1/([.$B$4]+273.15)))" office:value-type="float" office:value="143589.839536908" calcext:value-type="float">
            <text:p>14359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0977" calcext:value-type="float">
            <text:p>20977</text:p>
          </table:table-cell>
          <table:table-cell table:formula="of:=[.$B$5]*EXP([.$B$3]*(1/([.I12]+273.15)-1/([.$B$4]+273.15)))" office:value-type="float" office:value="19219.2805818479" calcext:value-type="float">
            <text:p>19219</text:p>
          </table:table-cell>
          <table:table-cell/>
        </table:table-row>
        <table:table-row table:style-name="ro1">
          <table:table-cell table:number-columns-repeated="3"/>
          <table:table-cell office:value-type="float" office:value="-30" calcext:value-type="float">
            <text:p>-30</text:p>
          </table:table-cell>
          <table:table-cell office:value-type="float" office:value="1769740" calcext:value-type="float">
            <text:p>1769740</text:p>
          </table:table-cell>
          <table:table-cell table:formula="of:=[.$B$5]*EXP([.$B$3]*(1/([.D13]+273.15)-1/([.$B$4]+273.15)))" office:value-type="float" office:value="135452.454302248" calcext:value-type="float">
            <text:p>13545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9987" calcext:value-type="float">
            <text:p>19987</text:p>
          </table:table-cell>
          <table:table-cell table:formula="of:=[.$B$5]*EXP([.$B$3]*(1/([.I13]+273.15)-1/([.$B$4]+273.15)))" office:value-type="float" office:value="18410.437653103" calcext:value-type="float">
            <text:p>184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7k</text:p>
          </table:table-cell>
          <table:table-cell office:value-type="float" office:value="-29" calcext:value-type="float">
            <text:p>-29</text:p>
          </table:table-cell>
          <table:table-cell office:value-type="float" office:value="1663560" calcext:value-type="float">
            <text:p>1663560</text:p>
          </table:table-cell>
          <table:table-cell table:formula="of:=[.$B$5]*EXP([.$B$3]*(1/([.D14]+273.15)-1/([.$B$4]+273.15)))" office:value-type="float" office:value="127837.302580216" calcext:value-type="float">
            <text:p>12783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9044" calcext:value-type="float">
            <text:p>19044</text:p>
          </table:table-cell>
          <table:table-cell table:formula="of:=[.$B$5]*EXP([.$B$3]*(1/([.I14]+273.15)-1/([.$B$4]+273.15)))" office:value-type="float" office:value="17640.9727439183" calcext:value-type="float">
            <text:p>17641</text:p>
          </table:table-cell>
          <table:table-cell/>
        </table:table-row>
        <table:table-row table:style-name="ro1">
          <table:table-cell table:number-columns-repeated="3"/>
          <table:table-cell office:value-type="float" office:value="-28" calcext:value-type="float">
            <text:p>-28</text:p>
          </table:table-cell>
          <table:table-cell office:value-type="float" office:value="1564410" calcext:value-type="float">
            <text:p>1564410</text:p>
          </table:table-cell>
          <table:table-cell table:formula="of:=[.$B$5]*EXP([.$B$3]*(1/([.D15]+273.15)-1/([.$B$4]+273.15)))" office:value-type="float" office:value="120707.242689303" calcext:value-type="float">
            <text:p>12070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154" calcext:value-type="float">
            <text:p>18154</text:p>
          </table:table-cell>
          <table:table-cell table:formula="of:=[.$B$5]*EXP([.$B$3]*(1/([.I15]+273.15)-1/([.$B$4]+273.15)))" office:value-type="float" office:value="16908.7301493192" calcext:value-type="float">
            <text:p>16909</text:p>
          </table:table-cell>
          <table:table-cell/>
        </table:table-row>
        <table:table-row table:style-name="ro2">
          <table:table-cell table:number-columns-repeated="3"/>
          <table:table-cell office:value-type="float" office:value="-27" calcext:value-type="float">
            <text:p>-27</text:p>
          </table:table-cell>
          <table:table-cell office:value-type="float" office:value="1471770" calcext:value-type="float">
            <text:p>1471770</text:p>
          </table:table-cell>
          <table:table-cell table:formula="of:=[.$B$5]*EXP([.$B$3]*(1/([.D16]+273.15)-1/([.$B$4]+273.15)))" office:value-type="float" office:value="114028.017445621" calcext:value-type="float">
            <text:p>11402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7310" calcext:value-type="float">
            <text:p>17310</text:p>
          </table:table-cell>
          <table:table-cell table:formula="of:=[.$B$5]*EXP([.$B$3]*(1/([.I16]+273.15)-1/([.$B$4]+273.15)))" office:value-type="float" office:value="16211.6844503217" calcext:value-type="float">
            <text:p>16212</text:p>
          </table:table-cell>
          <table:table-cell/>
        </table:table-row>
        <table:table-row table:style-name="ro1">
          <table:table-cell office:value-type="string" calcext:value-type="string">
            <text:p>TS-NTC-103A</text:p>
          </table:table-cell>
          <table:table-cell office:value-type="string" calcext:value-type="string">
            <text:p>(paar andere)</text:p>
          </table:table-cell>
          <table:table-cell/>
          <table:table-cell office:value-type="float" office:value="-26" calcext:value-type="float">
            <text:p>-26</text:p>
          </table:table-cell>
          <table:table-cell office:value-type="float" office:value="1385180" calcext:value-type="float">
            <text:p>1385180</text:p>
          </table:table-cell>
          <table:table-cell table:formula="of:=[.$B$5]*EXP([.$B$3]*(1/([.D17]+273.15)-1/([.$B$4]+273.15)))" office:value-type="float" office:value="107768.012180357" calcext:value-type="float">
            <text:p>10776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6510" calcext:value-type="float">
            <text:p>16510</text:p>
          </table:table-cell>
          <table:table-cell table:formula="of:=[.$B$5]*EXP([.$B$3]*(1/([.I17]+273.15)-1/([.$B$4]+273.15)))" office:value-type="float" office:value="15547.931933727" calcext:value-type="float">
            <text:p>15548</text:p>
          </table:table-cell>
          <table:table-cell/>
        </table:table-row>
        <table:table-row table:style-name="ro1">
          <table:table-cell office:value-type="string" calcext:value-type="string">
            <text:p>B=</text:p>
          </table:table-cell>
          <table:table-cell office:value-type="float" office:value="3976" calcext:value-type="float">
            <text:p>3976</text:p>
          </table:table-cell>
          <table:table-cell/>
          <table:table-cell office:value-type="float" office:value="-25" calcext:value-type="float">
            <text:p>-25</text:p>
          </table:table-cell>
          <table:table-cell office:value-type="float" office:value="1304210" calcext:value-type="float">
            <text:p>1304210</text:p>
          </table:table-cell>
          <table:table-cell table:formula="of:=[.$B$5]*EXP([.$B$3]*(1/([.D18]+273.15)-1/([.$B$4]+273.15)))" office:value-type="float" office:value="101898.034502895" calcext:value-type="float">
            <text:p>10189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5752" calcext:value-type="float">
            <text:p>15752</text:p>
          </table:table-cell>
          <table:table-cell table:formula="of:=[.$B$5]*EXP([.$B$3]*(1/([.I18]+273.15)-1/([.$B$4]+273.15)))" office:value-type="float" office:value="14915.6826215925" calcext:value-type="float">
            <text:p>14916</text:p>
          </table:table-cell>
          <table:table-cell/>
        </table:table-row>
        <table:table-row table:style-name="ro1">
          <table:table-cell table:number-columns-repeated="3"/>
          <table:table-cell office:value-type="float" office:value="-24" calcext:value-type="float">
            <text:p>-24</text:p>
          </table:table-cell>
          <table:table-cell office:value-type="float" office:value="1228470" calcext:value-type="float">
            <text:p>1228470</text:p>
          </table:table-cell>
          <table:table-cell table:formula="of:=[.$B$5]*EXP([.$B$3]*(1/([.D19]+273.15)-1/([.$B$4]+273.15)))" office:value-type="float" office:value="96391.1137302208" calcext:value-type="float">
            <text:p>9639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034" calcext:value-type="float">
            <text:p>15034</text:p>
          </table:table-cell>
          <table:table-cell table:formula="of:=[.$B$5]*EXP([.$B$3]*(1/([.I19]+273.15)-1/([.$B$4]+273.15)))" office:value-type="float" office:value="14313.2528639975" calcext:value-type="float">
            <text:p>14313</text:p>
          </table:table-cell>
          <table:table-cell/>
        </table:table-row>
        <table:table-row table:style-name="ro1">
          <table:table-cell office:value-type="string" calcext:value-type="string">
            <text:p>TS-NTC-103</text:p>
          </table:table-cell>
          <table:table-cell office:value-type="string" calcext:value-type="string">
            <text:p>(original)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float" office:value="1157590" calcext:value-type="float">
            <text:p>1157590</text:p>
          </table:table-cell>
          <table:table-cell table:formula="of:=[.$B$5]*EXP([.$B$3]*(1/([.D20]+273.15)-1/([.$B$4]+273.15)))" office:value-type="float" office:value="91222.3181136274" calcext:value-type="float">
            <text:p>9122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352" calcext:value-type="float">
            <text:p>14352</text:p>
          </table:table-cell>
          <table:table-cell table:formula="of:=[.$B$5]*EXP([.$B$3]*(1/([.I20]+273.15)-1/([.$B$4]+273.15)))" office:value-type="float" office:value="13739.0584524797" calcext:value-type="float">
            <text:p>13739</text:p>
          </table:table-cell>
          <table:table-cell/>
        </table:table-row>
        <table:table-row table:style-name="ro1">
          <table:table-cell office:value-type="string" calcext:value-type="string">
            <text:p>B=</text:p>
          </table:table-cell>
          <table:table-cell office:value-type="float" office:value="3435" calcext:value-type="float">
            <text:p>3435</text:p>
          </table:table-cell>
          <table:table-cell/>
          <table:table-cell office:value-type="float" office:value="-22" calcext:value-type="float">
            <text:p>-22</text:p>
          </table:table-cell>
          <table:table-cell office:value-type="float" office:value="1091220" calcext:value-type="float">
            <text:p>1091220</text:p>
          </table:table-cell>
          <table:table-cell table:formula="of:=[.$B$5]*EXP([.$B$3]*(1/([.D21]+273.15)-1/([.$B$4]+273.15)))" office:value-type="float" office:value="86368.5881817329" calcext:value-type="float">
            <text:p>8636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3705" calcext:value-type="float">
            <text:p>13705</text:p>
          </table:table-cell>
          <table:table-cell table:formula="of:=[.$B$5]*EXP([.$B$3]*(1/([.I21]+273.15)-1/([.$B$4]+273.15)))" office:value-type="float" office:value="13191.6082149469" calcext:value-type="float">
            <text:p>131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-21" calcext:value-type="float">
            <text:p>-21</text:p>
          </table:table-cell>
          <table:table-cell office:value-type="float" office:value="1029060" calcext:value-type="float">
            <text:p>1029060</text:p>
          </table:table-cell>
          <table:table-cell table:formula="of:=[.$B$5]*EXP([.$B$3]*(1/([.D22]+273.15)-1/([.$B$4]+273.15)))" office:value-type="float" office:value="81808.5846869256" calcext:value-type="float">
            <text:p>8180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3090" calcext:value-type="float">
            <text:p>13090</text:p>
          </table:table-cell>
          <table:table-cell table:formula="of:=[.$B$5]*EXP([.$B$3]*(1/([.I22]+273.15)-1/([.$B$4]+273.15)))" office:value-type="float" office:value="12669.4980560098" calcext:value-type="float">
            <text:p>126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-20" calcext:value-type="float">
            <text:p>-20</text:p>
          </table:table-cell>
          <table:table-cell office:value-type="float" office:value="970810" calcext:value-type="float">
            <text:p>970810</text:p>
          </table:table-cell>
          <table:table-cell table:formula="of:=[.$B$5]*EXP([.$B$3]*(1/([.D23]+273.15)-1/([.$B$4]+273.15)))" office:value-type="float" office:value="77522.5497926813" calcext:value-type="float">
            <text:p>7752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2507" calcext:value-type="float">
            <text:p>12507</text:p>
          </table:table-cell>
          <table:table-cell table:formula="of:=[.$B$5]*EXP([.$B$3]*(1/([.I23]+273.15)-1/([.$B$4]+273.15)))" office:value-type="float" office:value="12171.4054095562" calcext:value-type="float">
            <text:p>121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-19" calcext:value-type="float">
            <text:p>-19</text:p>
          </table:table-cell>
          <table:table-cell office:value-type="float" office:value="916210" calcext:value-type="float">
            <text:p>916210</text:p>
          </table:table-cell>
          <table:table-cell table:formula="of:=[.$B$5]*EXP([.$B$3]*(1/([.D24]+273.15)-1/([.$B$4]+273.15)))" office:value-type="float" office:value="73492.1802738377" calcext:value-type="float">
            <text:p>7349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1953" calcext:value-type="float">
            <text:p>11953</text:p>
          </table:table-cell>
          <table:table-cell table:formula="of:=[.$B$5]*EXP([.$B$3]*(1/([.I24]+273.15)-1/([.$B$4]+273.15)))" office:value-type="float" office:value="11696.084073014" calcext:value-type="float">
            <text:p>11696</text:p>
          </table:table-cell>
          <table:table-cell/>
        </table:table-row>
        <table:table-row table:style-name="ro1">
          <table:table-cell table:number-columns-repeated="3"/>
          <table:table-cell office:value-type="float" office:value="-18" calcext:value-type="float">
            <text:p>-18</text:p>
          </table:table-cell>
          <table:table-cell office:value-type="float" office:value="865010" calcext:value-type="float">
            <text:p>865010</text:p>
          </table:table-cell>
          <table:table-cell table:formula="of:=[.$B$5]*EXP([.$B$3]*(1/([.D25]+273.15)-1/([.$B$4]+273.15)))" office:value-type="float" office:value="69700.5116224969" calcext:value-type="float">
            <text:p>6970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1427" calcext:value-type="float">
            <text:p>11427</text:p>
          </table:table-cell>
          <table:table-cell table:formula="of:=[.$B$5]*EXP([.$B$3]*(1/([.I25]+273.15)-1/([.$B$4]+273.15)))" office:value-type="float" office:value="11242.3593951664" calcext:value-type="float">
            <text:p>11242</text:p>
          </table:table-cell>
          <table:table-cell/>
        </table:table-row>
        <table:table-row table:style-name="ro2">
          <table:table-cell table:number-columns-repeated="3"/>
          <table:table-cell office:value-type="float" office:value="-17" calcext:value-type="float">
            <text:p>-17</text:p>
          </table:table-cell>
          <table:table-cell office:value-type="float" office:value="816980" calcext:value-type="float">
            <text:p>816980</text:p>
          </table:table-cell>
          <table:table-cell table:formula="of:=[.$B$5]*EXP([.$B$3]*(1/([.D26]+273.15)-1/([.$B$4]+273.15)))" office:value-type="float" office:value="66131.8120603448" calcext:value-type="float">
            <text:p>6613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927" calcext:value-type="float">
            <text:p>10927</text:p>
          </table:table-cell>
          <table:table-cell table:formula="of:=[.$B$5]*EXP([.$B$3]*(1/([.I26]+273.15)-1/([.$B$4]+273.15)))" office:value-type="float" office:value="10809.123791585" calcext:value-type="float">
            <text:p>10809</text:p>
          </table:table-cell>
          <table:table-cell/>
        </table:table-row>
        <table:table-row table:style-name="ro2">
          <table:table-cell table:number-columns-repeated="3"/>
          <table:table-cell office:value-type="float" office:value="-16" calcext:value-type="float">
            <text:p>-16</text:p>
          </table:table-cell>
          <table:table-cell office:value-type="float" office:value="771900" calcext:value-type="float">
            <text:p>771900</text:p>
          </table:table-cell>
          <table:table-cell table:formula="of:=[.$B$5]*EXP([.$B$3]*(1/([.D27]+273.15)-1/([.$B$4]+273.15)))" office:value-type="float" office:value="62771.4855551575" calcext:value-type="float">
            <text:p>6277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0452" calcext:value-type="float">
            <text:p>10452</text:p>
          </table:table-cell>
          <table:table-cell table:formula="of:=[.$B$5]*EXP([.$B$3]*(1/([.I27]+273.15)-1/([.$B$4]+273.15)))" office:value-type="float" office:value="10395.3325637776" calcext:value-type="float">
            <text:p>10395</text:p>
          </table:table-cell>
          <table:table-cell/>
        </table:table-row>
        <table:table-row table:style-name="ro2">
          <table:table-cell table:number-columns-repeated="3"/>
          <table:table-cell office:value-type="float" office:value="-15" calcext:value-type="float">
            <text:p>-15</text:p>
          </table:table-cell>
          <table:table-cell office:value-type="float" office:value="729570" calcext:value-type="float">
            <text:p>729570</text:p>
          </table:table-cell>
          <table:table-cell table:formula="of:=[.$B$5]*EXP([.$B$3]*(1/([.D28]+273.15)-1/([.$B$4]+273.15)))" office:value-type="float" office:value="59605.9830263246" calcext:value-type="float">
            <text:p>5960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table:formula="of:=[.$B$5]*EXP([.$B$3]*(1/([.I28]+273.15)-1/([.$B$4]+273.15)))" office:value-type="float" office:value="10000" calcext:value-type="float">
            <text:p>10000</text:p>
          </table:table-cell>
          <table:table-cell/>
        </table:table-row>
        <table:table-row table:style-name="ro2">
          <table:table-cell table:number-columns-repeated="3"/>
          <table:table-cell office:value-type="float" office:value="-14" calcext:value-type="float">
            <text:p>-14</text:p>
          </table:table-cell>
          <table:table-cell office:value-type="float" office:value="689820" calcext:value-type="float">
            <text:p>689820</text:p>
          </table:table-cell>
          <table:table-cell table:formula="of:=[.$B$5]*EXP([.$B$3]*(1/([.D29]+273.15)-1/([.$B$4]+273.15)))" office:value-type="float" office:value="56622.7210024227" calcext:value-type="float">
            <text:p>56623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9570" calcext:value-type="float">
            <text:p>9570</text:p>
          </table:table-cell>
          <table:table-cell table:formula="of:=[.$B$5]*EXP([.$B$3]*(1/([.I29]+273.15)-1/([.$B$4]+273.15)))" office:value-type="float" office:value="9622.19573738993" calcext:value-type="float">
            <text:p>9622</text:p>
          </table:table-cell>
          <table:table-cell/>
        </table:table-row>
        <table:table-row table:style-name="ro2">
          <table:table-cell table:number-columns-repeated="3"/>
          <table:table-cell office:value-type="float" office:value="-13" calcext:value-type="float">
            <text:p>-13</text:p>
          </table:table-cell>
          <table:table-cell office:value-type="float" office:value="652460" calcext:value-type="float">
            <text:p>652460</text:p>
          </table:table-cell>
          <table:table-cell table:formula="of:=[.$B$5]*EXP([.$B$3]*(1/([.D30]+273.15)-1/([.$B$4]+273.15)))" office:value-type="float" office:value="53810.0070641541" calcext:value-type="float">
            <text:p>5381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9161" calcext:value-type="float">
            <text:p>9161</text:p>
          </table:table-cell>
          <table:table-cell table:formula="of:=[.$B$5]*EXP([.$B$3]*(1/([.I30]+273.15)-1/([.$B$4]+273.15)))" office:value-type="float" office:value="9261.04136664338" calcext:value-type="float">
            <text:p>9261</text:p>
          </table:table-cell>
          <table:table-cell/>
        </table:table-row>
        <table:table-row table:style-name="ro2"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617360" calcext:value-type="float">
            <text:p>617360</text:p>
          </table:table-cell>
          <table:table-cell table:formula="of:=[.$B$5]*EXP([.$B$3]*(1/([.D31]+273.15)-1/([.$B$4]+273.15)))" office:value-type="float" office:value="51156.9714691923" calcext:value-type="float">
            <text:p>5115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8771" calcext:value-type="float">
            <text:p>8771</text:p>
          </table:table-cell>
          <table:table-cell table:formula="of:=[.$B$5]*EXP([.$B$3]*(1/([.I31]+273.15)-1/([.$B$4]+273.15)))" office:value-type="float" office:value="8915.70726189301" calcext:value-type="float">
            <text:p>8916</text:p>
          </table:table-cell>
          <table:table-cell/>
        </table:table-row>
        <table:table-row table:style-name="ro2">
          <table:table-cell table:number-columns-repeated="3"/>
          <table:table-cell office:value-type="float" office:value="-11" calcext:value-type="float">
            <text:p>-11</text:p>
          </table:table-cell>
          <table:table-cell office:value-type="float" office:value="584340" calcext:value-type="float">
            <text:p>584340</text:p>
          </table:table-cell>
          <table:table-cell table:formula="of:=[.$B$5]*EXP([.$B$3]*(1/([.D32]+273.15)-1/([.$B$4]+273.15)))" office:value-type="float" office:value="48653.5044123604" calcext:value-type="float">
            <text:p>4865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401" calcext:value-type="float">
            <text:p>8401</text:p>
          </table:table-cell>
          <table:table-cell table:formula="of:=[.$B$5]*EXP([.$B$3]*(1/([.I32]+273.15)-1/([.$B$4]+273.15)))" office:value-type="float" office:value="8585.40961976827" calcext:value-type="float">
            <text:p>8585</text:p>
          </table:table-cell>
          <table:table-cell/>
        </table:table-row>
        <table:table-row table:style-name="ro1"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553290" calcext:value-type="float">
            <text:p>553290</text:p>
          </table:table-cell>
          <table:table-cell table:formula="of:=[.$B$5]*EXP([.$B$3]*(1/([.D33]+273.15)-1/([.$B$4]+273.15)))" office:value-type="float" office:value="46290.1984258107" calcext:value-type="float">
            <text:p>4629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048" calcext:value-type="float">
            <text:p>8048</text:p>
          </table:table-cell>
          <table:table-cell table:formula="of:=[.$B$5]*EXP([.$B$3]*(1/([.I33]+273.15)-1/([.$B$4]+273.15)))" office:value-type="float" office:value="8269.40769283149" calcext:value-type="float">
            <text:p>82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-9" calcext:value-type="float">
            <text:p>-9</text:p>
          </table:table-cell>
          <table:table-cell office:value-type="float" office:value="524070" calcext:value-type="float">
            <text:p>524070</text:p>
          </table:table-cell>
          <table:table-cell table:formula="of:=[.$B$5]*EXP([.$B$3]*(1/([.D34]+273.15)-1/([.$B$4]+273.15)))" office:value-type="float" office:value="44058.2954700365" calcext:value-type="float">
            <text:p>4405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7712" calcext:value-type="float">
            <text:p>7712</text:p>
          </table:table-cell>
          <table:table-cell table:formula="of:=[.$B$5]*EXP([.$B$3]*(1/([.I34]+273.15)-1/([.$B$4]+273.15)))" office:value-type="float" office:value="7967.00120370081" calcext:value-type="float">
            <text:p>79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496560" calcext:value-type="float">
            <text:p>496560</text:p>
          </table:table-cell>
          <table:table-cell table:formula="of:=[.$B$5]*EXP([.$B$3]*(1/([.D35]+273.15)-1/([.$B$4]+273.15)))" office:value-type="float" office:value="41949.6383081757" calcext:value-type="float">
            <text:p>419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7391" calcext:value-type="float">
            <text:p>7391</text:p>
          </table:table-cell>
          <table:table-cell table:formula="of:=[.$B$5]*EXP([.$B$3]*(1/([.I35]+273.15)-1/([.$B$4]+273.15)))" office:value-type="float" office:value="7677.52792719853" calcext:value-type="float">
            <text:p>7678</text:p>
          </table:table-cell>
          <table:table-cell/>
        </table:table-row>
        <table:table-row table:style-name="ro2">
          <table:table-cell table:number-columns-repeated="3"/>
          <table:table-cell office:value-type="float" office:value="-7" calcext:value-type="float">
            <text:p>-7</text:p>
          </table:table-cell>
          <table:table-cell office:value-type="float" office:value="470660" calcext:value-type="float">
            <text:p>470660</text:p>
          </table:table-cell>
          <table:table-cell table:formula="of:=[.$B$5]*EXP([.$B$3]*(1/([.D36]+273.15)-1/([.$B$4]+273.15)))" office:value-type="float" office:value="39956.6257936189" calcext:value-type="float">
            <text:p>3995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7086" calcext:value-type="float">
            <text:p>7086</text:p>
          </table:table-cell>
          <table:table-cell table:formula="of:=[.$B$5]*EXP([.$B$3]*(1/([.I36]+273.15)-1/([.$B$4]+273.15)))" office:value-type="float" office:value="7400.36142880896" calcext:value-type="float">
            <text:p>7400</text:p>
          </table:table-cell>
          <table:table-cell/>
        </table:table-row>
        <table:table-row table:style-name="ro2"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446260" calcext:value-type="float">
            <text:p>446260</text:p>
          </table:table-cell>
          <table:table-cell table:formula="of:=[.$B$5]*EXP([.$B$3]*(1/([.D37]+273.15)-1/([.$B$4]+273.15)))" office:value-type="float" office:value="38072.1717348382" calcext:value-type="float">
            <text:p>3807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6795" calcext:value-type="float">
            <text:p>6795</text:p>
          </table:table-cell>
          <table:table-cell table:formula="of:=[.$B$5]*EXP([.$B$3]*(1/([.I37]+273.15)-1/([.$B$4]+273.15)))" office:value-type="float" office:value="7134.90894860062" calcext:value-type="float">
            <text:p>7135</text:p>
          </table:table-cell>
          <table:table-cell/>
        </table:table-row>
        <table:table-row table:style-name="ro2"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423270" calcext:value-type="float">
            <text:p>423270</text:p>
          </table:table-cell>
          <table:table-cell table:formula="of:=[.$B$5]*EXP([.$B$3]*(1/([.D38]+273.15)-1/([.$B$4]+273.15)))" office:value-type="float" office:value="36289.6670319745" calcext:value-type="float">
            <text:p>3629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6518" calcext:value-type="float">
            <text:p>6518</text:p>
          </table:table-cell>
          <table:table-cell table:formula="of:=[.$B$5]*EXP([.$B$3]*(1/([.I38]+273.15)-1/([.$B$4]+273.15)))" office:value-type="float" office:value="6880.60942057031" calcext:value-type="float">
            <text:p>6881</text:p>
          </table:table-cell>
          <table:table-cell/>
        </table:table-row>
        <table:table-row table:style-name="ro2">
          <table:table-cell table:number-columns-repeated="3"/>
          <table:table-cell office:value-type="float" office:value="-4" calcext:value-type="float">
            <text:p>-4</text:p>
          </table:table-cell>
          <table:table-cell office:value-type="float" office:value="401590" calcext:value-type="float">
            <text:p>401590</text:p>
          </table:table-cell>
          <table:table-cell table:formula="of:=[.$B$5]*EXP([.$B$3]*(1/([.D39]+273.15)-1/([.$B$4]+273.15)))" office:value-type="float" office:value="34602.9448073983" calcext:value-type="float">
            <text:p>3460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6254" calcext:value-type="float">
            <text:p>6254</text:p>
          </table:table-cell>
          <table:table-cell table:formula="of:=[.$B$5]*EXP([.$B$3]*(1/([.I39]+273.15)-1/([.$B$4]+273.15)))" office:value-type="float" office:value="6636.93161810512" calcext:value-type="float">
            <text:p>6637</text:p>
          </table:table-cell>
          <table:table-cell/>
        </table:table-row>
        <table:table-row table:style-name="ro2"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381150" calcext:value-type="float">
            <text:p>381150</text:p>
          </table:table-cell>
          <table:table-cell table:formula="of:=[.$B$5]*EXP([.$B$3]*(1/([.D40]+273.15)-1/([.$B$4]+273.15)))" office:value-type="float" office:value="33006.2482774874" calcext:value-type="float">
            <text:p>3300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6001" calcext:value-type="float">
            <text:p>6001</text:p>
          </table:table-cell>
          <table:table-cell table:formula="of:=[.$B$5]*EXP([.$B$3]*(1/([.I40]+273.15)-1/([.$B$4]+273.15)))" office:value-type="float" office:value="6403.37241694085" calcext:value-type="float">
            <text:p>6403</text:p>
          </table:table-cell>
          <table:table-cell/>
        </table:table-row>
        <table:table-row table:style-name="ro2"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361870" calcext:value-type="float">
            <text:p>361870</text:p>
          </table:table-cell>
          <table:table-cell table:formula="of:=[.$B$5]*EXP([.$B$3]*(1/([.D41]+273.15)-1/([.$B$4]+273.15)))" office:value-type="float" office:value="31494.2011355127" calcext:value-type="float">
            <text:p>3149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5761" calcext:value-type="float">
            <text:p>5761</text:p>
          </table:table-cell>
          <table:table-cell table:formula="of:=[.$B$5]*EXP([.$B$3]*(1/([.I41]+273.15)-1/([.$B$4]+273.15)))" office:value-type="float" office:value="6179.45516762323" calcext:value-type="float">
            <text:p>6179</text:p>
          </table:table-cell>
          <table:table-cell/>
        </table:table-row>
        <table:table-row table:style-name="ro2"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343680" calcext:value-type="float">
            <text:p>343680</text:p>
          </table:table-cell>
          <table:table-cell table:formula="of:=[.$B$5]*EXP([.$B$3]*(1/([.D42]+273.15)-1/([.$B$4]+273.15)))" office:value-type="float" office:value="30061.7802360279" calcext:value-type="float">
            <text:p>30062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5531" calcext:value-type="float">
            <text:p>5531</text:p>
          </table:table-cell>
          <table:table-cell table:formula="of:=[.$B$5]*EXP([.$B$3]*(1/([.I42]+273.15)-1/([.$B$4]+273.15)))" office:value-type="float" office:value="5964.72817005877" calcext:value-type="float">
            <text:p>5965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26500" calcext:value-type="float">
            <text:p>326500</text:p>
          </table:table-cell>
          <table:table-cell table:formula="of:=[.$B$5]*EXP([.$B$3]*(1/([.D43]+273.15)-1/([.$B$4]+273.15)))" office:value-type="float" office:value="28704.2903897308" calcext:value-type="float">
            <text:p>2870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311" calcext:value-type="float">
            <text:p>5311</text:p>
          </table:table-cell>
          <table:table-cell table:formula="of:=[.$B$5]*EXP([.$B$3]*(1/([.I43]+273.15)-1/([.$B$4]+273.15)))" office:value-type="float" office:value="5758.76324327734" calcext:value-type="float">
            <text:p>575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0290" calcext:value-type="float">
            <text:p>310290</text:p>
          </table:table-cell>
          <table:table-cell table:formula="of:=[.$B$5]*EXP([.$B$3]*(1/([.D44]+273.15)-1/([.$B$4]+273.15)))" office:value-type="float" office:value="27417.3410946033" calcext:value-type="float">
            <text:p>2741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5102" calcext:value-type="float">
            <text:p>5102</text:p>
          </table:table-cell>
          <table:table-cell table:formula="of:=[.$B$5]*EXP([.$B$3]*(1/([.I44]+273.15)-1/([.$B$4]+273.15)))" office:value-type="float" office:value="5561.15438402284" calcext:value-type="float">
            <text:p>556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94980" calcext:value-type="float">
            <text:p>294980</text:p>
          </table:table-cell>
          <table:table-cell table:formula="of:=[.$B$5]*EXP([.$B$3]*(1/([.D45]+273.15)-1/([.$B$4]+273.15)))" office:value-type="float" office:value="26196.8250444014" calcext:value-type="float">
            <text:p>2619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902" calcext:value-type="float">
            <text:p>4902</text:p>
          </table:table-cell>
          <table:table-cell table:formula="of:=[.$B$5]*EXP([.$B$3]*(1/([.I45]+273.15)-1/([.$B$4]+273.15)))" office:value-type="float" office:value="5371.51650824499" calcext:value-type="float">
            <text:p>5372</text:p>
          </table:table-cell>
          <table:table-cell/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80520" calcext:value-type="float">
            <text:p>280520</text:p>
          </table:table-cell>
          <table:table-cell table:formula="of:=[.$B$5]*EXP([.$B$3]*(1/([.D46]+273.15)-1/([.$B$4]+273.15)))" office:value-type="float" office:value="25038.8982694225" calcext:value-type="float">
            <text:p>25039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710" calcext:value-type="float">
            <text:p>4710</text:p>
          </table:table-cell>
          <table:table-cell table:formula="of:=[.$B$5]*EXP([.$B$3]*(1/([.I46]+273.15)-1/([.$B$4]+273.15)))" office:value-type="float" office:value="5189.48426998739" calcext:value-type="float">
            <text:p>5189</text:p>
          </table:table-cell>
          <table:table-cell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66850" calcext:value-type="float">
            <text:p>266850</text:p>
          </table:table-cell>
          <table:table-cell table:formula="of:=[.$B$5]*EXP([.$B$3]*(1/([.D47]+273.15)-1/([.$B$4]+273.15)))" office:value-type="float" office:value="23939.9617770541" calcext:value-type="float">
            <text:p>2394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528" calcext:value-type="float">
            <text:p>4528</text:p>
          </table:table-cell>
          <table:table-cell table:formula="of:=[.$B$5]*EXP([.$B$3]*(1/([.I47]+273.15)-1/([.$B$4]+273.15)))" office:value-type="float" office:value="5014.71095255712" calcext:value-type="float">
            <text:p>5015</text:p>
          </table:table-cell>
          <table:table-cell/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3920" calcext:value-type="float">
            <text:p>253920</text:p>
          </table:table-cell>
          <table:table-cell table:formula="of:=[.$B$5]*EXP([.$B$3]*(1/([.D48]+273.15)-1/([.$B$4]+273.15)))" office:value-type="float" office:value="22896.6445710341" calcext:value-type="float">
            <text:p>22897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353" calcext:value-type="float">
            <text:p>4353</text:p>
          </table:table-cell>
          <table:table-cell table:formula="of:=[.$B$5]*EXP([.$B$3]*(1/([.I48]+273.15)-1/([.$B$4]+273.15)))" office:value-type="float" office:value="4846.86742722154" calcext:value-type="float">
            <text:p>4847</text:p>
          </table:table-cell>
          <table:table-cell/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41700" calcext:value-type="float">
            <text:p>241700</text:p>
          </table:table-cell>
          <table:table-cell table:formula="of:=[.$B$5]*EXP([.$B$3]*(1/([.D49]+273.15)-1/([.$B$4]+273.15)))" office:value-type="float" office:value="21905.7879387354" calcext:value-type="float">
            <text:p>21906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186" calcext:value-type="float">
            <text:p>4186</text:p>
          </table:table-cell>
          <table:table-cell table:formula="of:=[.$B$5]*EXP([.$B$3]*(1/([.I49]+273.15)-1/([.$B$4]+273.15)))" office:value-type="float" office:value="4685.64117501232" calcext:value-type="float">
            <text:p>4686</text:p>
          </table:table-cell>
          <table:table-cell/>
        </table:table-row>
        <table:table-row table:style-name="ro2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30130" calcext:value-type="float">
            <text:p>230130</text:p>
          </table:table-cell>
          <table:table-cell table:formula="of:=[.$B$5]*EXP([.$B$3]*(1/([.D50]+273.15)-1/([.$B$4]+273.15)))" office:value-type="float" office:value="20964.4309052313" calcext:value-type="float">
            <text:p>20964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026" calcext:value-type="float">
            <text:p>4026</text:p>
          </table:table-cell>
          <table:table-cell table:formula="of:=[.$B$5]*EXP([.$B$3]*(1/([.I50]+273.15)-1/([.$B$4]+273.15)))" office:value-type="float" office:value="4530.73536752513" calcext:value-type="float">
            <text:p>4531</text:p>
          </table:table-cell>
          <table:table-cell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19180" calcext:value-type="float">
            <text:p>219180</text:p>
          </table:table-cell>
          <table:table-cell table:formula="of:=[.$B$5]*EXP([.$B$3]*(1/([.D51]+273.15)-1/([.$B$4]+273.15)))" office:value-type="float" office:value="20069.7967614875" calcext:value-type="float">
            <text:p>2007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874" calcext:value-type="float">
            <text:p>3874</text:p>
          </table:table-cell>
          <table:table-cell table:formula="of:=[.$B$5]*EXP([.$B$3]*(1/([.I51]+273.15)-1/([.$B$4]+273.15)))" office:value-type="float" office:value="4381.86800288958" calcext:value-type="float">
            <text:p>4382</text:p>
          </table:table-cell>
          <table:table-cell/>
        </table:table-row>
        <table:table-row table:style-name="ro2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08820" calcext:value-type="float">
            <text:p>208820</text:p>
          </table:table-cell>
          <table:table-cell table:formula="of:=[.$B$5]*EXP([.$B$3]*(1/([.D52]+273.15)-1/([.$B$4]+273.15)))" office:value-type="float" office:value="19219.2805818479" calcext:value-type="float">
            <text:p>192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3728" calcext:value-type="float">
            <text:p>3728</text:p>
          </table:table-cell>
          <table:table-cell table:formula="of:=[.$B$5]*EXP([.$B$3]*(1/([.I52]+273.15)-1/([.$B$4]+273.15)))" office:value-type="float" office:value="4238.771093349" calcext:value-type="float">
            <text:p>423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9010" calcext:value-type="float">
            <text:p>199010</text:p>
          </table:table-cell>
          <table:table-cell table:formula="of:=[.$B$5]*EXP([.$B$3]*(1/([.D53]+273.15)-1/([.$B$4]+273.15)))" office:value-type="float" office:value="18410.437653103" calcext:value-type="float">
            <text:p>1841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588" calcext:value-type="float">
            <text:p>3588</text:p>
          </table:table-cell>
          <table:table-cell table:formula="of:=[.$B$5]*EXP([.$B$3]*(1/([.I53]+273.15)-1/([.$B$4]+273.15)))" office:value-type="float" office:value="4101.18990113463" calcext:value-type="float">
            <text:p>410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9710" calcext:value-type="float">
            <text:p>189710</text:p>
          </table:table-cell>
          <table:table-cell table:formula="of:=[.$B$5]*EXP([.$B$3]*(1/([.D54]+273.15)-1/([.$B$4]+273.15)))" office:value-type="float" office:value="17640.9727439183" calcext:value-type="float">
            <text:p>1764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454" calcext:value-type="float">
            <text:p>3454</text:p>
          </table:table-cell>
          <table:table-cell table:formula="of:=[.$B$5]*EXP([.$B$3]*(1/([.I54]+273.15)-1/([.$B$4]+273.15)))" office:value-type="float" office:value="3968.88221954676" calcext:value-type="float">
            <text:p>39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80900" calcext:value-type="float">
            <text:p>180900</text:p>
          </table:table-cell>
          <table:table-cell table:formula="of:=[.$B$5]*EXP([.$B$3]*(1/([.D55]+273.15)-1/([.$B$4]+273.15)))" office:value-type="float" office:value="16908.7301493192" calcext:value-type="float">
            <text:p>16909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326" calcext:value-type="float">
            <text:p>3326</text:p>
          </table:table-cell>
          <table:table-cell table:formula="of:=[.$B$5]*EXP([.$B$3]*(1/([.I55]+273.15)-1/([.$B$4]+273.15)))" office:value-type="float" office:value="3841.61769636577" calcext:value-type="float">
            <text:p>3842</text:p>
          </table:table-cell>
          <table:table-cell/>
        </table:table-row>
        <table:table-row table:style-name="ro2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2550" calcext:value-type="float">
            <text:p>172550</text:p>
          </table:table-cell>
          <table:table-cell table:formula="of:=[.$B$5]*EXP([.$B$3]*(1/([.D56]+273.15)-1/([.$B$4]+273.15)))" office:value-type="float" office:value="16211.6844503217" calcext:value-type="float">
            <text:p>16212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3203" calcext:value-type="float">
            <text:p>3203</text:p>
          </table:table-cell>
          <table:table-cell table:formula="of:=[.$B$5]*EXP([.$B$3]*(1/([.I56]+273.15)-1/([.$B$4]+273.15)))" office:value-type="float" office:value="3719.17719691182" calcext:value-type="float">
            <text:p>3719</text:p>
          </table:table-cell>
          <table:table-cell/>
        </table:table-row>
        <table:table-row table:style-name="ro2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4630" calcext:value-type="float">
            <text:p>164630</text:p>
          </table:table-cell>
          <table:table-cell table:formula="of:=[.$B$5]*EXP([.$B$3]*(1/([.D57]+273.15)-1/([.$B$4]+273.15)))" office:value-type="float" office:value="15547.931933727" calcext:value-type="float">
            <text:p>15548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085" calcext:value-type="float">
            <text:p>3085</text:p>
          </table:table-cell>
          <table:table-cell table:formula="of:=[.$B$5]*EXP([.$B$3]*(1/([.I57]+273.15)-1/([.$B$4]+273.15)))" office:value-type="float" office:value="3601.35220425333" calcext:value-type="float">
            <text:p>3601</text:p>
          </table:table-cell>
          <table:table-cell/>
        </table:table-row>
        <table:table-row table:style-name="ro2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57120" calcext:value-type="float">
            <text:p>157120</text:p>
          </table:table-cell>
          <table:table-cell table:formula="of:=[.$B$5]*EXP([.$B$3]*(1/([.D58]+273.15)-1/([.$B$4]+273.15)))" office:value-type="float" office:value="14915.6826215925" calcext:value-type="float">
            <text:p>14916</text:p>
          </table:table-cell>
          <table:table-cell table:formula="of:=[.E58]/[.F58]" office:value-type="float" office:value="10.5338792723135" calcext:value-type="float">
            <text:p>10.533879272313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973" calcext:value-type="float">
            <text:p>2973</text:p>
          </table:table-cell>
          <table:table-cell table:formula="of:=[.$B$5]*EXP([.$B$3]*(1/([.I58]+273.15)-1/([.$B$4]+273.15)))" office:value-type="float" office:value="3487.94425423278" calcext:value-type="float">
            <text:p>3488</text:p>
          </table:table-cell>
          <table:table-cell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49990" calcext:value-type="float">
            <text:p>149990</text:p>
          </table:table-cell>
          <table:table-cell table:formula="of:=[.$B$5]*EXP([.$B$3]*(1/([.D59]+273.15)-1/([.$B$4]+273.15)))" office:value-type="float" office:value="14313.2528639975" calcext:value-type="float">
            <text:p>14313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865" calcext:value-type="float">
            <text:p>2865</text:p>
          </table:table-cell>
          <table:table-cell table:formula="of:=[.$B$5]*EXP([.$B$3]*(1/([.I59]+273.15)-1/([.$B$4]+273.15)))" office:value-type="float" office:value="3378.76440313474" calcext:value-type="float">
            <text:p>3379</text:p>
          </table:table-cell>
          <table:table-cell/>
        </table:table-row>
        <table:table-row table:style-name="ro2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43230" calcext:value-type="float">
            <text:p>143230</text:p>
          </table:table-cell>
          <table:table-cell table:formula="of:=[.$B$5]*EXP([.$B$3]*(1/([.D60]+273.15)-1/([.$B$4]+273.15)))" office:value-type="float" office:value="13739.0584524797" calcext:value-type="float">
            <text:p>13739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761" calcext:value-type="float">
            <text:p>2761</text:p>
          </table:table-cell>
          <table:table-cell table:formula="of:=[.$B$5]*EXP([.$B$3]*(1/([.I60]+273.15)-1/([.$B$4]+273.15)))" office:value-type="float" office:value="3273.63272596627" calcext:value-type="float">
            <text:p>3274</text:p>
          </table:table-cell>
          <table:table-cell/>
        </table:table-row>
        <table:table-row table:style-name="ro2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36810" calcext:value-type="float">
            <text:p>136810</text:p>
          </table:table-cell>
          <table:table-cell table:formula="of:=[.$B$5]*EXP([.$B$3]*(1/([.D61]+273.15)-1/([.$B$4]+273.15)))" office:value-type="float" office:value="13191.6082149469" calcext:value-type="float">
            <text:p>13192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662" calcext:value-type="float">
            <text:p>2662</text:p>
          </table:table-cell>
          <table:table-cell table:formula="of:=[.$B$5]*EXP([.$B$3]*(1/([.I61]+273.15)-1/([.$B$4]+273.15)))" office:value-type="float" office:value="3172.37784345462" calcext:value-type="float">
            <text:p>317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30720" calcext:value-type="float">
            <text:p>130720</text:p>
          </table:table-cell>
          <table:table-cell table:formula="of:=[.$B$5]*EXP([.$B$3]*(1/([.D62]+273.15)-1/([.$B$4]+273.15)))" office:value-type="float" office:value="12669.4980560098" calcext:value-type="float">
            <text:p>1266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2567" calcext:value-type="float">
            <text:p>2567</text:p>
          </table:table-cell>
          <table:table-cell table:formula="of:=[.$B$5]*EXP([.$B$3]*(1/([.I62]+273.15)-1/([.$B$4]+273.15)))" office:value-type="float" office:value="3074.83647599282" calcext:value-type="float">
            <text:p>307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24930" calcext:value-type="float">
            <text:p>124930</text:p>
          </table:table-cell>
          <table:table-cell table:formula="of:=[.$B$5]*EXP([.$B$3]*(1/([.D63]+273.15)-1/([.$B$4]+273.15)))" office:value-type="float" office:value="12171.4054095562" calcext:value-type="float">
            <text:p>1217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476" calcext:value-type="float">
            <text:p>2476</text:p>
          </table:table-cell>
          <table:table-cell table:formula="of:=[.$B$5]*EXP([.$B$3]*(1/([.I63]+273.15)-1/([.$B$4]+273.15)))" office:value-type="float" office:value="2980.85302287991" calcext:value-type="float">
            <text:p>298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119420" calcext:value-type="float">
            <text:p>119420</text:p>
          </table:table-cell>
          <table:table-cell table:formula="of:=[.$B$5]*EXP([.$B$3]*(1/([.D64]+273.15)-1/([.$B$4]+273.15)))" office:value-type="float" office:value="11696.084073014" calcext:value-type="float">
            <text:p>11696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2388" calcext:value-type="float">
            <text:p>2388</text:p>
          </table:table-cell>
          <table:table-cell table:formula="of:=[.$B$5]*EXP([.$B$3]*(1/([.I64]+273.15)-1/([.$B$4]+273.15)))" office:value-type="float" office:value="2890.27916531132" calcext:value-type="float">
            <text:p>289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14190" calcext:value-type="float">
            <text:p>114190</text:p>
          </table:table-cell>
          <table:table-cell table:formula="of:=[.$B$5]*EXP([.$B$3]*(1/([.D65]+273.15)-1/([.$B$4]+273.15)))" office:value-type="float" office:value="11242.3593951664" calcext:value-type="float">
            <text:p>1124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304" calcext:value-type="float">
            <text:p>2304</text:p>
          </table:table-cell>
          <table:table-cell table:formula="of:=[.$B$5]*EXP([.$B$3]*(1/([.I65]+273.15)-1/([.$B$4]+273.15)))" office:value-type="float" office:value="2802.97349167568" calcext:value-type="float">
            <text:p>2803</text:p>
          </table:table-cell>
          <table:table-cell/>
        </table:table-row>
        <table:table-row table:style-name="ro2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09220" calcext:value-type="float">
            <text:p>109220</text:p>
          </table:table-cell>
          <table:table-cell table:formula="of:=[.$B$5]*EXP([.$B$3]*(1/([.D66]+273.15)-1/([.$B$4]+273.15)))" office:value-type="float" office:value="10809.123791585" calcext:value-type="float">
            <text:p>10809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2223" calcext:value-type="float">
            <text:p>2223</text:p>
          </table:table-cell>
          <table:table-cell table:formula="of:=[.$B$5]*EXP([.$B$3]*(1/([.I66]+273.15)-1/([.$B$4]+273.15)))" office:value-type="float" office:value="2718.80114380801" calcext:value-type="float">
            <text:p>2719</text:p>
          </table:table-cell>
          <table:table-cell/>
        </table:table-row>
        <table:table-row table:style-name="ro2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104500" calcext:value-type="float">
            <text:p>104500</text:p>
          </table:table-cell>
          <table:table-cell table:formula="of:=[.$B$5]*EXP([.$B$3]*(1/([.D67]+273.15)-1/([.$B$4]+273.15)))" office:value-type="float" office:value="10395.3325637776" calcext:value-type="float">
            <text:p>10395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2146" calcext:value-type="float">
            <text:p>2146</text:p>
          </table:table-cell>
          <table:table-cell table:formula="of:=[.$B$5]*EXP([.$B$3]*(1/([.I67]+273.15)-1/([.$B$4]+273.15)))" office:value-type="float" office:value="2637.63348293681" calcext:value-type="float">
            <text:p>2638</text:p>
          </table:table-cell>
          <table:table-cell/>
        </table:table-row>
        <table:table-row table:style-name="ro2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00000" calcext:value-type="float">
            <text:p>100000</text:p>
          </table:table-cell>
          <table:table-cell table:formula="of:=[.$B$5]*EXP([.$B$3]*(1/([.D68]+273.15)-1/([.$B$4]+273.15)))" office:value-type="float" office:value="10000" calcext:value-type="float">
            <text:p>1000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2072" calcext:value-type="float">
            <text:p>2072</text:p>
          </table:table-cell>
          <table:table-cell table:formula="of:=[.$B$5]*EXP([.$B$3]*(1/([.I68]+273.15)-1/([.$B$4]+273.15)))" office:value-type="float" office:value="2559.34777414389" calcext:value-type="float">
            <text:p>2559</text:p>
          </table:table-cell>
          <table:table-cell/>
        </table:table-row>
        <table:table-row table:style-name="ro2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95720" calcext:value-type="float">
            <text:p>95720</text:p>
          </table:table-cell>
          <table:table-cell table:formula="of:=[.$B$5]*EXP([.$B$3]*(1/([.D69]+273.15)-1/([.$B$4]+273.15)))" office:value-type="float" office:value="9622.19573738993" calcext:value-type="float">
            <text:p>962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000" calcext:value-type="float">
            <text:p>2000</text:p>
          </table:table-cell>
          <table:table-cell table:formula="of:=[.$B$5]*EXP([.$B$3]*(1/([.I69]+273.15)-1/([.$B$4]+273.15)))" office:value-type="float" office:value="2483.82688823143" calcext:value-type="float">
            <text:p>2484</text:p>
          </table:table-cell>
          <table:table-cell/>
        </table:table-row>
        <table:table-row table:style-name="ro2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91650" calcext:value-type="float">
            <text:p>91650</text:p>
          </table:table-cell>
          <table:table-cell table:formula="of:=[.$B$5]*EXP([.$B$3]*(1/([.D70]+273.15)-1/([.$B$4]+273.15)))" office:value-type="float" office:value="9261.04136664338" calcext:value-type="float">
            <text:p>926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1932" calcext:value-type="float">
            <text:p>1932</text:p>
          </table:table-cell>
          <table:table-cell table:formula="of:=[.$B$5]*EXP([.$B$3]*(1/([.I70]+273.15)-1/([.$B$4]+273.15)))" office:value-type="float" office:value="2410.95901996152" calcext:value-type="float">
            <text:p>2411</text:p>
          </table:table-cell>
          <table:table-cell/>
        </table:table-row>
        <table:table-row table:style-name="ro2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87770" calcext:value-type="float">
            <text:p>87770</text:p>
          </table:table-cell>
          <table:table-cell table:formula="of:=[.$B$5]*EXP([.$B$3]*(1/([.D71]+273.15)-1/([.$B$4]+273.15)))" office:value-type="float" office:value="8915.70726189301" calcext:value-type="float">
            <text:p>8916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1866" calcext:value-type="float">
            <text:p>1866</text:p>
          </table:table-cell>
          <table:table-cell table:formula="of:=[.$B$5]*EXP([.$B$3]*(1/([.I71]+273.15)-1/([.$B$4]+273.15)))" office:value-type="float" office:value="2340.63742169914" calcext:value-type="float">
            <text:p>2341</text:p>
          </table:table-cell>
          <table:table-cell/>
        </table:table-row>
        <table:table-row table:style-name="ro2"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84080" calcext:value-type="float">
            <text:p>84080</text:p>
          </table:table-cell>
          <table:table-cell table:formula="of:=[.$B$5]*EXP([.$B$3]*(1/([.D72]+273.15)-1/([.$B$4]+273.15)))" office:value-type="float" office:value="8585.40961976827" calcext:value-type="float">
            <text:p>8585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803" calcext:value-type="float">
            <text:p>1803</text:p>
          </table:table-cell>
          <table:table-cell table:formula="of:=[.$B$5]*EXP([.$B$3]*(1/([.I72]+273.15)-1/([.$B$4]+273.15)))" office:value-type="float" office:value="2272.76015155107" calcext:value-type="float">
            <text:p>2273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80570" calcext:value-type="float">
            <text:p>80570</text:p>
          </table:table-cell>
          <table:table-cell table:formula="of:=[.$B$5]*EXP([.$B$3]*(1/([.D73]+273.15)-1/([.$B$4]+273.15)))" office:value-type="float" office:value="8269.40769283149" calcext:value-type="float">
            <text:p>8269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742" calcext:value-type="float">
            <text:p>1742</text:p>
          </table:table-cell>
          <table:table-cell table:formula="of:=[.$B$5]*EXP([.$B$3]*(1/([.I73]+273.15)-1/([.$B$4]+273.15)))" office:value-type="float" office:value="2207.22983515009" calcext:value-type="float">
            <text:p>2207</text:p>
          </table:table-cell>
          <table:table-cell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77220" calcext:value-type="float">
            <text:p>77220</text:p>
          </table:table-cell>
          <table:table-cell table:formula="of:=[.$B$5]*EXP([.$B$3]*(1/([.D74]+273.15)-1/([.$B$4]+273.15)))" office:value-type="float" office:value="7967.00120370081" calcext:value-type="float">
            <text:p>796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84" calcext:value-type="float">
            <text:p>1684</text:p>
          </table:table-cell>
          <table:table-cell table:formula="of:=[.$B$5]*EXP([.$B$3]*(1/([.I74]+273.15)-1/([.$B$4]+273.15)))" office:value-type="float" office:value="2143.9534402877" calcext:value-type="float">
            <text:p>214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74020" calcext:value-type="float">
            <text:p>74020</text:p>
          </table:table-cell>
          <table:table-cell table:formula="of:=[.$B$5]*EXP([.$B$3]*(1/([.D75]+273.15)-1/([.$B$4]+273.15)))" office:value-type="float" office:value="7677.52792719853" calcext:value-type="float">
            <text:p>767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7" calcext:value-type="float">
            <text:p>1627</text:p>
          </table:table-cell>
          <table:table-cell table:formula="of:=[.$B$5]*EXP([.$B$3]*(1/([.I75]+273.15)-1/([.$B$4]+273.15)))" office:value-type="float" office:value="2082.84206364803" calcext:value-type="float">
            <text:p>2083</text:p>
          </table:table-cell>
          <table:table-cell/>
        </table:table-row>
        <table:table-row table:style-name="ro2"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70980" calcext:value-type="float">
            <text:p>70980</text:p>
          </table:table-cell>
          <table:table-cell table:formula="of:=[.$B$5]*EXP([.$B$3]*(1/([.D76]+273.15)-1/([.$B$4]+273.15)))" office:value-type="float" office:value="7400.36142880896" calcext:value-type="float">
            <text:p>740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73" calcext:value-type="float">
            <text:p>1573</text:p>
          </table:table-cell>
          <table:table-cell table:formula="of:=[.$B$5]*EXP([.$B$3]*(1/([.I76]+273.15)-1/([.$B$4]+273.15)))" office:value-type="float" office:value="2023.81072894228" calcext:value-type="float">
            <text:p>2024</text:p>
          </table:table-cell>
          <table:table-cell/>
        </table:table-row>
        <table:table-row table:style-name="ro2"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68080" calcext:value-type="float">
            <text:p>68080</text:p>
          </table:table-cell>
          <table:table-cell table:formula="of:=[.$B$5]*EXP([.$B$3]*(1/([.D77]+273.15)-1/([.$B$4]+273.15)))" office:value-type="float" office:value="7134.90894860062" calcext:value-type="float">
            <text:p>7135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521" calcext:value-type="float">
            <text:p>1521</text:p>
          </table:table-cell>
          <table:table-cell table:formula="of:=[.$B$5]*EXP([.$B$3]*(1/([.I77]+273.15)-1/([.$B$4]+273.15)))" office:value-type="float" office:value="1966.77819578648" calcext:value-type="float">
            <text:p>1967</text:p>
          </table:table-cell>
          <table:table-cell/>
        </table:table-row>
        <table:table-row table:style-name="ro2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65310" calcext:value-type="float">
            <text:p>65310</text:p>
          </table:table-cell>
          <table:table-cell table:formula="of:=[.$B$5]*EXP([.$B$3]*(1/([.D78]+273.15)-1/([.$B$4]+273.15)))" office:value-type="float" office:value="6880.60942057031" calcext:value-type="float">
            <text:p>688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471" calcext:value-type="float">
            <text:p>1471</text:p>
          </table:table-cell>
          <table:table-cell table:formula="of:=[.$B$5]*EXP([.$B$3]*(1/([.I78]+273.15)-1/([.$B$4]+273.15)))" office:value-type="float" office:value="1911.6667787058" calcext:value-type="float">
            <text:p>1912</text:p>
          </table:table-cell>
          <table:table-cell/>
        </table:table-row>
        <table:table-row table:style-name="ro2"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62670" calcext:value-type="float">
            <text:p>62670</text:p>
          </table:table-cell>
          <table:table-cell table:formula="of:=[.$B$5]*EXP([.$B$3]*(1/([.D79]+273.15)-1/([.$B$4]+273.15)))" office:value-type="float" office:value="6636.93161810512" calcext:value-type="float">
            <text:p>6637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423" calcext:value-type="float">
            <text:p>1423</text:p>
          </table:table-cell>
          <table:table-cell table:formula="of:=[.$B$5]*EXP([.$B$3]*(1/([.I79]+273.15)-1/([.$B$4]+273.15)))" office:value-type="float" office:value="1858.40217568678" calcext:value-type="float">
            <text:p>1858</text:p>
          </table:table-cell>
          <table:table-cell/>
        </table:table-row>
        <table:table-row table:style-name="ro2"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60150" calcext:value-type="float">
            <text:p>60150</text:p>
          </table:table-cell>
          <table:table-cell table:formula="of:=[.$B$5]*EXP([.$B$3]*(1/([.D80]+273.15)-1/([.$B$4]+273.15)))" office:value-type="float" office:value="6403.37241694085" calcext:value-type="float">
            <text:p>6403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1377" calcext:value-type="float">
            <text:p>1377</text:p>
          </table:table-cell>
          <table:table-cell table:formula="of:=[.$B$5]*EXP([.$B$3]*(1/([.I80]+273.15)-1/([.$B$4]+273.15)))" office:value-type="float" office:value="1806.9133057339" calcext:value-type="float">
            <text:p>1807</text:p>
          </table:table-cell>
          <table:table-cell/>
        </table:table-row>
        <table:table-row table:style-name="ro2"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57750" calcext:value-type="float">
            <text:p>57750</text:p>
          </table:table-cell>
          <table:table-cell table:formula="of:=[.$B$5]*EXP([.$B$3]*(1/([.D81]+273.15)-1/([.$B$4]+273.15)))" office:value-type="float" office:value="6179.45516762323" calcext:value-type="float">
            <text:p>6179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1332" calcext:value-type="float">
            <text:p>1332</text:p>
          </table:table-cell>
          <table:table-cell table:formula="of:=[.$B$5]*EXP([.$B$3]*(1/([.I81]+273.15)-1/([.$B$4]+273.15)))" office:value-type="float" office:value="1757.13215492047" calcext:value-type="float">
            <text:p>1757</text:p>
          </table:table-cell>
          <table:table-cell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55450" calcext:value-type="float">
            <text:p>55450</text:p>
          </table:table-cell>
          <table:table-cell table:formula="of:=[.$B$5]*EXP([.$B$3]*(1/([.D82]+273.15)-1/([.$B$4]+273.15)))" office:value-type="float" office:value="5964.72817005877" calcext:value-type="float">
            <text:p>5965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289" calcext:value-type="float">
            <text:p>1289</text:p>
          </table:table-cell>
          <table:table-cell table:formula="of:=[.$B$5]*EXP([.$B$3]*(1/([.I82]+273.15)-1/([.$B$4]+273.15)))" office:value-type="float" office:value="1708.99363045441" calcext:value-type="float">
            <text:p>1709</text:p>
          </table:table-cell>
          <table:table-cell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53260" calcext:value-type="float">
            <text:p>53260</text:p>
          </table:table-cell>
          <table:table-cell table:formula="of:=[.$B$5]*EXP([.$B$3]*(1/([.D83]+273.15)-1/([.$B$4]+273.15)))" office:value-type="float" office:value="5758.76324327734" calcext:value-type="float">
            <text:p>5759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248" calcext:value-type="float">
            <text:p>1248</text:p>
          </table:table-cell>
          <table:table-cell table:formula="of:=[.$B$5]*EXP([.$B$3]*(1/([.I83]+273.15)-1/([.$B$4]+273.15)))" office:value-type="float" office:value="1662.43542230865" calcext:value-type="float">
            <text:p>1662</text:p>
          </table:table-cell>
          <table:table-cell/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51170" calcext:value-type="float">
            <text:p>51170</text:p>
          </table:table-cell>
          <table:table-cell table:formula="of:=[.$B$5]*EXP([.$B$3]*(1/([.D84]+273.15)-1/([.$B$4]+273.15)))" office:value-type="float" office:value="5561.15438402284" calcext:value-type="float">
            <text:p>556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1208" calcext:value-type="float">
            <text:p>1208</text:p>
          </table:table-cell>
          <table:table-cell table:formula="of:=[.$B$5]*EXP([.$B$3]*(1/([.I84]+273.15)-1/([.$B$4]+273.15)))" office:value-type="float" office:value="1617.3978719929" calcext:value-type="float">
            <text:p>1617</text:p>
          </table:table-cell>
          <table:table-cell/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49170" calcext:value-type="float">
            <text:p>49170</text:p>
          </table:table-cell>
          <table:table-cell table:formula="of:=[.$B$5]*EXP([.$B$3]*(1/([.D85]+273.15)-1/([.$B$4]+273.15)))" office:value-type="float" office:value="5371.51650824499" calcext:value-type="float">
            <text:p>537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170" calcext:value-type="float">
            <text:p>1170</text:p>
          </table:table-cell>
          <table:table-cell table:formula="of:=[.$B$5]*EXP([.$B$3]*(1/([.I85]+273.15)-1/([.$B$4]+273.15)))" office:value-type="float" office:value="1573.82384806908" calcext:value-type="float">
            <text:p>1574</text:p>
          </table:table-cell>
          <table:table-cell/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47250" calcext:value-type="float">
            <text:p>47250</text:p>
          </table:table-cell>
          <table:table-cell table:formula="of:=[.$B$5]*EXP([.$B$3]*(1/([.D86]+273.15)-1/([.$B$4]+273.15)))" office:value-type="float" office:value="5189.48426998739" calcext:value-type="float">
            <text:p>5189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133" calcext:value-type="float">
            <text:p>1133</text:p>
          </table:table-cell>
          <table:table-cell table:formula="of:=[.$B$5]*EXP([.$B$3]*(1/([.I86]+273.15)-1/([.$B$4]+273.15)))" office:value-type="float" office:value="1531.65862803611" calcext:value-type="float">
            <text:p>1532</text:p>
          </table:table-cell>
          <table:table-cell/>
        </table:table-row>
        <table:table-row table:style-name="ro2"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5430" calcext:value-type="float">
            <text:p>45430</text:p>
          </table:table-cell>
          <table:table-cell table:formula="of:=[.$B$5]*EXP([.$B$3]*(1/([.D87]+273.15)-1/([.$B$4]+273.15)))" office:value-type="float" office:value="5014.71095255712" calcext:value-type="float">
            <text:p>5015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097" calcext:value-type="float">
            <text:p>1097</text:p>
          </table:table-cell>
          <table:table-cell table:formula="of:=[.$B$5]*EXP([.$B$3]*(1/([.I87]+273.15)-1/([.$B$4]+273.15)))" office:value-type="float" office:value="1490.84978623234" calcext:value-type="float">
            <text:p>1491</text:p>
          </table:table-cell>
          <table:table-cell/>
        </table:table-row>
        <table:table-row table:style-name="ro2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43680" calcext:value-type="float">
            <text:p>43680</text:p>
          </table:table-cell>
          <table:table-cell table:formula="of:=[.$B$5]*EXP([.$B$3]*(1/([.D88]+273.15)-1/([.$B$4]+273.15)))" office:value-type="float" office:value="4846.86742722154" calcext:value-type="float">
            <text:p>4847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063" calcext:value-type="float">
            <text:p>1063</text:p>
          </table:table-cell>
          <table:table-cell table:formula="of:=[.$B$5]*EXP([.$B$3]*(1/([.I88]+273.15)-1/([.$B$4]+273.15)))" office:value-type="float" office:value="1451.34708742454" calcext:value-type="float">
            <text:p>1451</text:p>
          </table:table-cell>
          <table:table-cell/>
        </table:table-row>
        <table:table-row table:style-name="ro2"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42010" calcext:value-type="float">
            <text:p>42010</text:p>
          </table:table-cell>
          <table:table-cell table:formula="of:=[.$B$5]*EXP([.$B$3]*(1/([.D89]+273.15)-1/([.$B$4]+273.15)))" office:value-type="float" office:value="4685.64117501232" calcext:value-type="float">
            <text:p>468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1030" calcext:value-type="float">
            <text:p>1030</text:p>
          </table:table-cell>
          <table:table-cell table:formula="of:=[.$B$5]*EXP([.$B$3]*(1/([.I89]+273.15)-1/([.$B$4]+273.15)))" office:value-type="float" office:value="1413.10238577193" calcext:value-type="float">
            <text:p>1413</text:p>
          </table:table-cell>
          <table:table-cell/>
        </table:table-row>
        <table:table-row table:style-name="ro2"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40410" calcext:value-type="float">
            <text:p>40410</text:p>
          </table:table-cell>
          <table:table-cell table:formula="of:=[.$B$5]*EXP([.$B$3]*(1/([.D90]+273.15)-1/([.$B$4]+273.15)))" office:value-type="float" office:value="4530.73536752513" calcext:value-type="float">
            <text:p>4531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998" calcext:value-type="float">
            <text:p>998</text:p>
          </table:table-cell>
          <table:table-cell table:formula="of:=[.$B$5]*EXP([.$B$3]*(1/([.I90]+273.15)-1/([.$B$4]+273.15)))" office:value-type="float" office:value="1376.069528872" calcext:value-type="float">
            <text:p>1376</text:p>
          </table:table-cell>
          <table:table-cell/>
        </table:table-row>
        <table:table-row table:style-name="ro2"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38880" calcext:value-type="float">
            <text:p>38880</text:p>
          </table:table-cell>
          <table:table-cell table:formula="of:=[.$B$5]*EXP([.$B$3]*(1/([.D91]+273.15)-1/([.$B$4]+273.15)))" office:value-type="float" office:value="4381.86800288958" calcext:value-type="float">
            <text:p>4382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968" calcext:value-type="float">
            <text:p>968</text:p>
          </table:table-cell>
          <table:table-cell table:formula="of:=[.$B$5]*EXP([.$B$3]*(1/([.I91]+273.15)-1/([.$B$4]+273.15)))" office:value-type="float" office:value="1340.20426661216" calcext:value-type="float">
            <text:p>1340</text:p>
          </table:table-cell>
          <table:table-cell/>
        </table:table-row>
        <table:table-row table:style-name="ro2"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37420" calcext:value-type="float">
            <text:p>37420</text:p>
          </table:table-cell>
          <table:table-cell table:formula="of:=[.$B$5]*EXP([.$B$3]*(1/([.D92]+273.15)-1/([.$B$4]+273.15)))" office:value-type="float" office:value="4238.771093349" calcext:value-type="float">
            <text:p>423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938" calcext:value-type="float">
            <text:p>938</text:p>
          </table:table-cell>
          <table:table-cell table:formula="of:=[.$B$5]*EXP([.$B$3]*(1/([.I92]+273.15)-1/([.$B$4]+273.15)))" office:value-type="float" office:value="1305.46416456696" calcext:value-type="float">
            <text:p>1305</text:p>
          </table:table-cell>
          <table:table-cell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36020" calcext:value-type="float">
            <text:p>36020</text:p>
          </table:table-cell>
          <table:table-cell table:formula="of:=[.$B$5]*EXP([.$B$3]*(1/([.D93]+273.15)-1/([.$B$4]+273.15)))" office:value-type="float" office:value="4101.18990113463" calcext:value-type="float">
            <text:p>4101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909" calcext:value-type="float">
            <text:p>909</text:p>
          </table:table-cell>
          <table:table-cell table:formula="of:=[.$B$5]*EXP([.$B$3]*(1/([.I93]+273.15)-1/([.$B$4]+273.15)))" office:value-type="float" office:value="1271.80852169631" calcext:value-type="float">
            <text:p>1272</text:p>
          </table:table-cell>
          <table:table-cell/>
        </table:table-row>
        <table:table-row table:style-name="ro2"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34680" calcext:value-type="float">
            <text:p>34680</text:p>
          </table:table-cell>
          <table:table-cell table:formula="of:=[.$B$5]*EXP([.$B$3]*(1/([.D94]+273.15)-1/([.$B$4]+273.15)))" office:value-type="float" office:value="3968.88221954676" calcext:value-type="float">
            <text:p>3969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882" calcext:value-type="float">
            <text:p>882</text:p>
          </table:table-cell>
          <table:table-cell table:formula="of:=[.$B$5]*EXP([.$B$3]*(1/([.I94]+273.15)-1/([.$B$4]+273.15)))" office:value-type="float" office:value="1239.19829211362" calcext:value-type="float">
            <text:p>1239</text:p>
          </table:table-cell>
          <table:table-cell/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33400" calcext:value-type="float">
            <text:p>33400</text:p>
          </table:table-cell>
          <table:table-cell table:formula="of:=[.$B$5]*EXP([.$B$3]*(1/([.D95]+273.15)-1/([.$B$4]+273.15)))" office:value-type="float" office:value="3841.61769636577" calcext:value-type="float">
            <text:p>3842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855" calcext:value-type="float">
            <text:p>855</text:p>
          </table:table-cell>
          <table:table-cell table:formula="of:=[.$B$5]*EXP([.$B$3]*(1/([.I95]+273.15)-1/([.$B$4]+273.15)))" office:value-type="float" office:value="1207.59601070651" calcext:value-type="float">
            <text:p>1208</text:p>
          </table:table-cell>
          <table:table-cell/>
        </table:table-row>
        <table:table-row table:style-name="ro2"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32170" calcext:value-type="float">
            <text:p>32170</text:p>
          </table:table-cell>
          <table:table-cell table:formula="of:=[.$B$5]*EXP([.$B$3]*(1/([.D96]+273.15)-1/([.$B$4]+273.15)))" office:value-type="float" office:value="3719.17719691182" calcext:value-type="float">
            <text:p>3719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829" calcext:value-type="float">
            <text:p>829</text:p>
          </table:table-cell>
          <table:table-cell table:formula="of:=[.$B$5]*EXP([.$B$3]*(1/([.I96]+273.15)-1/([.$B$4]+273.15)))" office:value-type="float" office:value="1176.96572240508" calcext:value-type="float">
            <text:p>1177</text:p>
          </table:table-cell>
          <table:table-cell/>
        </table:table-row>
        <table:table-row table:style-name="ro2"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30990" calcext:value-type="float">
            <text:p>30990</text:p>
          </table:table-cell>
          <table:table-cell table:formula="of:=[.$B$5]*EXP([.$B$3]*(1/([.D97]+273.15)-1/([.$B$4]+273.15)))" office:value-type="float" office:value="3601.35220425333" calcext:value-type="float">
            <text:p>3601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805" calcext:value-type="float">
            <text:p>805</text:p>
          </table:table-cell>
          <table:table-cell table:formula="of:=[.$B$5]*EXP([.$B$3]*(1/([.I97]+273.15)-1/([.$B$4]+273.15)))" office:value-type="float" office:value="1147.2729149043" calcext:value-type="float">
            <text:p>1147</text:p>
          </table:table-cell>
          <table:table-cell/>
        </table:table-row>
        <table:table-row table:style-name="ro2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29860" calcext:value-type="float">
            <text:p>29860</text:p>
          </table:table-cell>
          <table:table-cell table:formula="of:=[.$B$5]*EXP([.$B$3]*(1/([.D98]+273.15)-1/([.$B$4]+273.15)))" office:value-type="float" office:value="3487.94425423278" calcext:value-type="float">
            <text:p>348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81" calcext:value-type="float">
            <text:p>781</text:p>
          </table:table-cell>
          <table:table-cell table:formula="of:=[.$B$5]*EXP([.$B$3]*(1/([.I98]+273.15)-1/([.$B$4]+273.15)))" office:value-type="float" office:value="1118.48445465834" calcext:value-type="float">
            <text:p>1118</text:p>
          </table:table-cell>
          <table:table-cell/>
        </table:table-row>
        <table:table-row table:style-name="ro2"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8780" calcext:value-type="float">
            <text:p>28780</text:p>
          </table:table-cell>
          <table:table-cell table:formula="of:=[.$B$5]*EXP([.$B$3]*(1/([.D99]+273.15)-1/([.$B$4]+273.15)))" office:value-type="float" office:value="3378.76440313474" calcext:value-type="float">
            <text:p>3379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58" calcext:value-type="float">
            <text:p>758</text:p>
          </table:table-cell>
          <table:table-cell table:formula="of:=[.$B$5]*EXP([.$B$3]*(1/([.I99]+273.15)-1/([.$B$4]+273.15)))" office:value-type="float" office:value="1090.56852597463" calcext:value-type="float">
            <text:p>1091</text:p>
          </table:table-cell>
          <table:table-cell/>
        </table:table-row>
        <table:table-row table:style-name="ro2"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27740" calcext:value-type="float">
            <text:p>27740</text:p>
          </table:table-cell>
          <table:table-cell table:formula="of:=[.$B$5]*EXP([.$B$3]*(1/([.D100]+273.15)-1/([.$B$4]+273.15)))" office:value-type="float" office:value="3273.63272596627" calcext:value-type="float">
            <text:p>3274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735" calcext:value-type="float">
            <text:p>735</text:p>
          </table:table-cell>
          <table:table-cell table:formula="of:=[.$B$5]*EXP([.$B$3]*(1/([.I100]+273.15)-1/([.$B$4]+273.15)))" office:value-type="float" office:value="1063.49457304558" calcext:value-type="float">
            <text:p>1063</text:p>
          </table:table-cell>
          <table:table-cell/>
        </table:table-row>
        <table:table-row table:style-name="ro2"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26750" calcext:value-type="float">
            <text:p>26750</text:p>
          </table:table-cell>
          <table:table-cell table:formula="of:=[.$B$5]*EXP([.$B$3]*(1/([.D101]+273.15)-1/([.$B$4]+273.15)))" office:value-type="float" office:value="3172.37784345462" calcext:value-type="float">
            <text:p>3172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714" calcext:value-type="float">
            <text:p>714</text:p>
          </table:table-cell>
          <table:table-cell table:formula="of:=[.$B$5]*EXP([.$B$3]*(1/([.I101]+273.15)-1/([.$B$4]+273.15)))" office:value-type="float" office:value="1037.23324476451" calcext:value-type="float">
            <text:p>1037</text:p>
          </table:table-cell>
          <table:table-cell/>
        </table:table-row>
        <table:table-row table:style-name="ro2"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25790" calcext:value-type="float">
            <text:p>25790</text:p>
          </table:table-cell>
          <table:table-cell table:formula="of:=[.$B$5]*EXP([.$B$3]*(1/([.D102]+273.15)-1/([.$B$4]+273.15)))" office:value-type="float" office:value="3074.83647599282" calcext:value-type="float">
            <text:p>3075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693" calcext:value-type="float">
            <text:p>693</text:p>
          </table:table-cell>
          <table:table-cell table:formula="of:=[.$B$5]*EXP([.$B$3]*(1/([.I102]+273.15)-1/([.$B$4]+273.15)))" office:value-type="float" office:value="1011.75634218136" calcext:value-type="float">
            <text:p>10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24880" calcext:value-type="float">
            <text:p>24880</text:p>
          </table:table-cell>
          <table:table-cell table:formula="of:=[.$B$5]*EXP([.$B$3]*(1/([.D103]+273.15)-1/([.$B$4]+273.15)))" office:value-type="float" office:value="2980.85302287991" calcext:value-type="float">
            <text:p>298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73" calcext:value-type="float">
            <text:p>673</text:p>
          </table:table-cell>
          <table:table-cell table:formula="of:=[.$B$5]*EXP([.$B$3]*(1/([.I103]+273.15)-1/([.$B$4]+273.15)))" office:value-type="float" office:value="987.036768461581" calcext:value-type="float">
            <text:p>987</text:p>
          </table:table-cell>
          <table:table-cell/>
        </table:table-row>
        <table:table-row table:style-name="ro2"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24000" calcext:value-type="float">
            <text:p>24000</text:p>
          </table:table-cell>
          <table:table-cell table:formula="of:=[.$B$5]*EXP([.$B$3]*(1/([.D104]+273.15)-1/([.$B$4]+273.15)))" office:value-type="float" office:value="2890.27916531132" calcext:value-type="float">
            <text:p>2890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653" calcext:value-type="float">
            <text:p>653</text:p>
          </table:table-cell>
          <table:table-cell table:formula="of:=[.$B$5]*EXP([.$B$3]*(1/([.I104]+273.15)-1/([.$B$4]+273.15)))" office:value-type="float" office:value="963.048481219105" calcext:value-type="float">
            <text:p>963</text:p>
          </table:table-cell>
          <table:table-cell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3160" calcext:value-type="float">
            <text:p>23160</text:p>
          </table:table-cell>
          <table:table-cell table:formula="of:=[.$B$5]*EXP([.$B$3]*(1/([.D105]+273.15)-1/([.$B$4]+273.15)))" office:value-type="float" office:value="2802.97349167568" calcext:value-type="float">
            <text:p>2803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635" calcext:value-type="float">
            <text:p>635</text:p>
          </table:table-cell>
          <table:table-cell table:formula="of:=[.$B$5]*EXP([.$B$3]*(1/([.I105]+273.15)-1/([.$B$4]+273.15)))" office:value-type="float" office:value="939.766447101741" calcext:value-type="float">
            <text:p>940</text:p>
          </table:table-cell>
          <table:table-cell/>
        </table:table-row>
        <table:table-row table:style-name="ro2"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22350" calcext:value-type="float">
            <text:p>22350</text:p>
          </table:table-cell>
          <table:table-cell table:formula="of:=[.$B$5]*EXP([.$B$3]*(1/([.D106]+273.15)-1/([.$B$4]+273.15)))" office:value-type="float" office:value="2718.80114380801" calcext:value-type="float">
            <text:p>2719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616" calcext:value-type="float">
            <text:p>616</text:p>
          </table:table-cell>
          <table:table-cell table:formula="of:=[.$B$5]*EXP([.$B$3]*(1/([.I106]+273.15)-1/([.$B$4]+273.15)))" office:value-type="float" office:value="917.166598513715" calcext:value-type="float">
            <text:p>917</text:p>
          </table:table-cell>
          <table:table-cell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21570" calcext:value-type="float">
            <text:p>21570</text:p>
          </table:table-cell>
          <table:table-cell table:formula="of:=[.$B$5]*EXP([.$B$3]*(1/([.D107]+273.15)-1/([.$B$4]+273.15)))" office:value-type="float" office:value="2637.63348293681" calcext:value-type="float">
            <text:p>2638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599" calcext:value-type="float">
            <text:p>599</text:p>
          </table:table-cell>
          <table:table-cell table:formula="of:=[.$B$5]*EXP([.$B$3]*(1/([.I107]+273.15)-1/([.$B$4]+273.15)))" office:value-type="float" office:value="895.225792366593" calcext:value-type="float">
            <text:p>895</text:p>
          </table:table-cell>
          <table:table-cell/>
        </table:table-row>
        <table:table-row table:style-name="ro2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20830" calcext:value-type="float">
            <text:p>20830</text:p>
          </table:table-cell>
          <table:table-cell table:formula="of:=[.$B$5]*EXP([.$B$3]*(1/([.D108]+273.15)-1/([.$B$4]+273.15)))" office:value-type="float" office:value="2559.34777414389" calcext:value-type="float">
            <text:p>2559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582" calcext:value-type="float">
            <text:p>582</text:p>
          </table:table-cell>
          <table:table-cell table:formula="of:=[.$B$5]*EXP([.$B$3]*(1/([.I108]+273.15)-1/([.$B$4]+273.15)))" office:value-type="float" office:value="873.921770755721" calcext:value-type="float">
            <text:p>874</text:p>
          </table:table-cell>
          <table:table-cell/>
        </table:table-row>
        <table:table-row table:style-name="ro2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20110" calcext:value-type="float">
            <text:p>20110</text:p>
          </table:table-cell>
          <table:table-cell table:formula="of:=[.$B$5]*EXP([.$B$3]*(1/([.D109]+273.15)-1/([.$B$4]+273.15)))" office:value-type="float" office:value="2483.82688823143" calcext:value-type="float">
            <text:p>2484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565" calcext:value-type="float">
            <text:p>565</text:p>
          </table:table-cell>
          <table:table-cell table:formula="of:=[.$B$5]*EXP([.$B$3]*(1/([.I109]+273.15)-1/([.$B$4]+273.15)))" office:value-type="float" office:value="853.233123464901" calcext:value-type="float">
            <text:p>853</text:p>
          </table:table-cell>
          <table:table-cell/>
        </table:table-row>
        <table:table-row table:style-name="ro2"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19420" calcext:value-type="float">
            <text:p>19420</text:p>
          </table:table-cell>
          <table:table-cell table:formula="of:=[.$B$5]*EXP([.$B$3]*(1/([.D110]+273.15)-1/([.$B$4]+273.15)))" office:value-type="float" office:value="2410.95901996152" calcext:value-type="float">
            <text:p>241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550" calcext:value-type="float">
            <text:p>550</text:p>
          </table:table-cell>
          <table:table-cell table:formula="of:=[.$B$5]*EXP([.$B$3]*(1/([.I110]+273.15)-1/([.$B$4]+273.15)))" office:value-type="float" office:value="833.139252207321" calcext:value-type="float">
            <text:p>833</text:p>
          </table:table-cell>
          <table:table-cell/>
        </table:table-row>
        <table:table-row table:style-name="ro2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18760" calcext:value-type="float">
            <text:p>18760</text:p>
          </table:table-cell>
          <table:table-cell table:formula="of:=[.$B$5]*EXP([.$B$3]*(1/([.D111]+273.15)-1/([.$B$4]+273.15)))" office:value-type="float" office:value="2340.63742169914" calcext:value-type="float">
            <text:p>2341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534" calcext:value-type="float">
            <text:p>534</text:p>
          </table:table-cell>
          <table:table-cell table:formula="of:=[.$B$5]*EXP([.$B$3]*(1/([.I111]+273.15)-1/([.$B$4]+273.15)))" office:value-type="float" office:value="813.620336515701" calcext:value-type="float">
            <text:p>814</text:p>
          </table:table-cell>
          <table:table-cell/>
        </table:table-row>
        <table:table-row table:style-name="ro2"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18130" calcext:value-type="float">
            <text:p>18130</text:p>
          </table:table-cell>
          <table:table-cell table:formula="of:=[.$B$5]*EXP([.$B$3]*(1/([.D112]+273.15)-1/([.$B$4]+273.15)))" office:value-type="float" office:value="2272.76015155107" calcext:value-type="float">
            <text:p>2273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519" calcext:value-type="float">
            <text:p>519</text:p>
          </table:table-cell>
          <table:table-cell table:formula="of:=[.$B$5]*EXP([.$B$3]*(1/([.I112]+273.15)-1/([.$B$4]+273.15)))" office:value-type="float" office:value="794.657301199339" calcext:value-type="float">
            <text:p>7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17520" calcext:value-type="float">
            <text:p>17520</text:p>
          </table:table-cell>
          <table:table-cell table:formula="of:=[.$B$5]*EXP([.$B$3]*(1/([.D113]+273.15)-1/([.$B$4]+273.15)))" office:value-type="float" office:value="2207.22983515009" calcext:value-type="float">
            <text:p>220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05" calcext:value-type="float">
            <text:p>505</text:p>
          </table:table-cell>
          <table:table-cell table:formula="of:=[.$B$5]*EXP([.$B$3]*(1/([.I113]+273.15)-1/([.$B$4]+273.15)))" office:value-type="float" office:value="776.231785290121" calcext:value-type="float">
            <text:p>776</text:p>
          </table:table-cell>
          <table:table-cell/>
        </table:table-row>
        <table:table-row table:style-name="ro2"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16930" calcext:value-type="float">
            <text:p>16930</text:p>
          </table:table-cell>
          <table:table-cell table:formula="of:=[.$B$5]*EXP([.$B$3]*(1/([.D114]+273.15)-1/([.$B$4]+273.15)))" office:value-type="float" office:value="2143.9534402877" calcext:value-type="float">
            <text:p>2144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491" calcext:value-type="float">
            <text:p>491</text:p>
          </table:table-cell>
          <table:table-cell table:formula="of:=[.$B$5]*EXP([.$B$3]*(1/([.I114]+273.15)-1/([.$B$4]+273.15)))" office:value-type="float" office:value="758.326112403735" calcext:value-type="float">
            <text:p>758</text:p>
          </table:table-cell>
          <table:table-cell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16370" calcext:value-type="float">
            <text:p>16370</text:p>
          </table:table-cell>
          <table:table-cell table:formula="of:=[.$B$5]*EXP([.$B$3]*(1/([.D115]+273.15)-1/([.$B$4]+273.15)))" office:value-type="float" office:value="2082.84206364803" calcext:value-type="float">
            <text:p>208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478" calcext:value-type="float">
            <text:p>478</text:p>
          </table:table-cell>
          <table:table-cell table:formula="of:=[.$B$5]*EXP([.$B$3]*(1/([.I115]+273.15)-1/([.$B$4]+273.15)))" office:value-type="float" office:value="740.923262446257" calcext:value-type="float">
            <text:p>741</text:p>
          </table:table-cell>
          <table:table-cell/>
        </table:table-row>
        <table:table-row table:style-name="ro2"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15820" calcext:value-type="float">
            <text:p>15820</text:p>
          </table:table-cell>
          <table:table-cell table:formula="of:=[.$B$5]*EXP([.$B$3]*(1/([.D116]+273.15)-1/([.$B$4]+273.15)))" office:value-type="float" office:value="2023.81072894228" calcext:value-type="float">
            <text:p>2024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465" calcext:value-type="float">
            <text:p>465</text:p>
          </table:table-cell>
          <table:table-cell table:formula="of:=[.$B$5]*EXP([.$B$3]*(1/([.I116]+273.15)-1/([.$B$4]+273.15)))" office:value-type="float" office:value="724.006844599974" calcext:value-type="float">
            <text:p>724</text:p>
          </table:table-cell>
          <table:table-cell/>
        </table:table-row>
        <table:table-row table:style-name="ro2"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15300" calcext:value-type="float">
            <text:p>15300</text:p>
          </table:table-cell>
          <table:table-cell table:formula="of:=[.$B$5]*EXP([.$B$3]*(1/([.D117]+273.15)-1/([.$B$4]+273.15)))" office:value-type="float" office:value="1966.77819578648" calcext:value-type="float">
            <text:p>196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452" calcext:value-type="float">
            <text:p>452</text:p>
          </table:table-cell>
          <table:table-cell table:formula="of:=[.$B$5]*EXP([.$B$3]*(1/([.I117]+273.15)-1/([.$B$4]+273.15)))" office:value-type="float" office:value="707.561071525802" calcext:value-type="float">
            <text:p>708</text:p>
          </table:table-cell>
          <table:table-cell/>
        </table:table-row>
        <table:table-row table:style-name="ro2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4800" calcext:value-type="float">
            <text:p>14800</text:p>
          </table:table-cell>
          <table:table-cell table:formula="of:=[.$B$5]*EXP([.$B$3]*(1/([.D118]+273.15)-1/([.$B$4]+273.15)))" office:value-type="float" office:value="1911.6667787058" calcext:value-type="float">
            <text:p>1912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440" calcext:value-type="float">
            <text:p>440</text:p>
          </table:table-cell>
          <table:table-cell table:formula="of:=[.$B$5]*EXP([.$B$3]*(1/([.I118]+273.15)-1/([.$B$4]+273.15)))" office:value-type="float" office:value="691.570734722959" calcext:value-type="float">
            <text:p>692</text:p>
          </table:table-cell>
          <table:table-cell/>
        </table:table-row>
        <table:table-row table:style-name="ro2"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14320" calcext:value-type="float">
            <text:p>14320</text:p>
          </table:table-cell>
          <table:table-cell table:formula="of:=[.$B$5]*EXP([.$B$3]*(1/([.D119]+273.15)-1/([.$B$4]+273.15)))" office:value-type="float" office:value="1858.40217568678" calcext:value-type="float">
            <text:p>1858</text:p>
          </table:table-cell>
          <table:table-cell table:formula="of:=[.E119]/[.F119]" office:value-type="float" office:value="7.70554414289146" calcext:value-type="float">
            <text:p>7.70554414289146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428" calcext:value-type="float">
            <text:p>428</text:p>
          </table:table-cell>
          <table:table-cell table:formula="of:=[.$B$5]*EXP([.$B$3]*(1/([.I119]+273.15)-1/([.$B$4]+273.15)))" office:value-type="float" office:value="676.021180989646" calcext:value-type="float">
            <text:p>676</text:p>
          </table:table-cell>
          <table:table-cell/>
        </table:table-row>
        <table:table-row table:style-name="ro2"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13850" calcext:value-type="float">
            <text:p>13850</text:p>
          </table:table-cell>
          <table:table-cell table:formula="of:=[.$B$5]*EXP([.$B$3]*(1/([.D120]+273.15)-1/([.$B$4]+273.15)))" office:value-type="float" office:value="1806.9133057339" calcext:value-type="float">
            <text:p>1807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416" calcext:value-type="float">
            <text:p>416</text:p>
          </table:table-cell>
          <table:table-cell table:formula="of:=[.$B$5]*EXP([.$B$3]*(1/([.I120]+273.15)-1/([.$B$4]+273.15)))" office:value-type="float" office:value="660.89828993146" calcext:value-type="float">
            <text:p>661</text:p>
          </table:table-cell>
          <table:table-cell/>
        </table:table-row>
        <table:table-row table:style-name="ro2"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13400" calcext:value-type="float">
            <text:p>13400</text:p>
          </table:table-cell>
          <table:table-cell table:formula="of:=[.$B$5]*EXP([.$B$3]*(1/([.D121]+273.15)-1/([.$B$4]+273.15)))" office:value-type="float" office:value="1757.13215492047" calcext:value-type="float">
            <text:p>1757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405" calcext:value-type="float">
            <text:p>405</text:p>
          </table:table-cell>
          <table:table-cell table:formula="of:=[.$B$5]*EXP([.$B$3]*(1/([.I121]+273.15)-1/([.$B$4]+273.15)))" office:value-type="float" office:value="646.188452466985" calcext:value-type="float">
            <text:p>646</text:p>
          </table:table-cell>
          <table:table-cell/>
        </table:table-row>
        <table:table-row table:style-name="ro2"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12970" calcext:value-type="float">
            <text:p>12970</text:p>
          </table:table-cell>
          <table:table-cell table:formula="of:=[.$B$5]*EXP([.$B$3]*(1/([.D122]+273.15)-1/([.$B$4]+273.15)))" office:value-type="float" office:value="1708.99363045441" calcext:value-type="float">
            <text:p>1709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formula="of:=[.$B$5]*EXP([.$B$3]*(1/([.I122]+273.15)-1/([.$B$4]+273.15)))" office:value-type="float" office:value="631.878550282685" calcext:value-type="float">
            <text:p>632</text:p>
          </table:table-cell>
          <table:table-cell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2550" calcext:value-type="float">
            <text:p>12550</text:p>
          </table:table-cell>
          <table:table-cell table:formula="of:=[.$B$5]*EXP([.$B$3]*(1/([.D123]+273.15)-1/([.$B$4]+273.15)))" office:value-type="float" office:value="1662.43542230865" calcext:value-type="float">
            <text:p>1662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84" calcext:value-type="float">
            <text:p>384</text:p>
          </table:table-cell>
          <table:table-cell table:formula="of:=[.$B$5]*EXP([.$B$3]*(1/([.I123]+273.15)-1/([.$B$4]+273.15)))" office:value-type="float" office:value="617.955936191636" calcext:value-type="float">
            <text:p>618</text:p>
          </table:table-cell>
          <table:table-cell/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2150" calcext:value-type="float">
            <text:p>12150</text:p>
          </table:table-cell>
          <table:table-cell table:formula="of:=[.$B$5]*EXP([.$B$3]*(1/([.D124]+273.15)-1/([.$B$4]+273.15)))" office:value-type="float" office:value="1617.3978719929" calcext:value-type="float">
            <text:p>161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374" calcext:value-type="float">
            <text:p>374</text:p>
          </table:table-cell>
          <table:table-cell table:formula="of:=[.$B$5]*EXP([.$B$3]*(1/([.I124]+273.15)-1/([.$B$4]+273.15)))" office:value-type="float" office:value="604.408415353032" calcext:value-type="float">
            <text:p>604</text:p>
          </table:table-cell>
          <table:table-cell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11770" calcext:value-type="float">
            <text:p>11770</text:p>
          </table:table-cell>
          <table:table-cell table:formula="of:=[.$B$5]*EXP([.$B$3]*(1/([.D125]+273.15)-1/([.$B$4]+273.15)))" office:value-type="float" office:value="1573.82384806908" calcext:value-type="float">
            <text:p>1574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364" calcext:value-type="float">
            <text:p>364</text:p>
          </table:table-cell>
          <table:table-cell table:formula="of:=[.$B$5]*EXP([.$B$3]*(1/([.I125]+273.15)-1/([.$B$4]+273.15)))" office:value-type="float" office:value="591.224227311555" calcext:value-type="float">
            <text:p>591</text:p>
          </table:table-cell>
          <table:table-cell/>
        </table:table-row>
        <table:table-row table:style-name="ro2"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11400" calcext:value-type="float">
            <text:p>11400</text:p>
          </table:table-cell>
          <table:table-cell table:formula="of:=[.$B$5]*EXP([.$B$3]*(1/([.D126]+273.15)-1/([.$B$4]+273.15)))" office:value-type="float" office:value="1531.65862803611" calcext:value-type="float">
            <text:p>1532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355" calcext:value-type="float">
            <text:p>355</text:p>
          </table:table-cell>
          <table:table-cell table:formula="of:=[.$B$5]*EXP([.$B$3]*(1/([.I126]+273.15)-1/([.$B$4]+273.15)))" office:value-type="float" office:value="578.392028817825" calcext:value-type="float">
            <text:p>578</text:p>
          </table:table-cell>
          <table:table-cell/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11040" calcext:value-type="float">
            <text:p>11040</text:p>
          </table:table-cell>
          <table:table-cell table:formula="of:=[.$B$5]*EXP([.$B$3]*(1/([.D127]+273.15)-1/([.$B$4]+273.15)))" office:value-type="float" office:value="1490.84978623234" calcext:value-type="float">
            <text:p>1491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345" calcext:value-type="float">
            <text:p>345</text:p>
          </table:table-cell>
          <table:table-cell table:formula="of:=[.$B$5]*EXP([.$B$3]*(1/([.I127]+273.15)-1/([.$B$4]+273.15)))" office:value-type="float" office:value="565.900877393097" calcext:value-type="float">
            <text:p>566</text:p>
          </table:table-cell>
          <table:table-cell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10700" calcext:value-type="float">
            <text:p>10700</text:p>
          </table:table-cell>
          <table:table-cell table:formula="of:=[.$B$5]*EXP([.$B$3]*(1/([.D128]+273.15)-1/([.$B$4]+273.15)))" office:value-type="float" office:value="1451.34708742454" calcext:value-type="float">
            <text:p>145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337" calcext:value-type="float">
            <text:p>337</text:p>
          </table:table-cell>
          <table:table-cell table:formula="of:=[.$B$5]*EXP([.$B$3]*(1/([.I128]+273.15)-1/([.$B$4]+273.15)))" office:value-type="float" office:value="553.740215603261" calcext:value-type="float">
            <text:p>554</text:p>
          </table:table-cell>
          <table:table-cell/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10370" calcext:value-type="float">
            <text:p>10370</text:p>
          </table:table-cell>
          <table:table-cell table:formula="of:=[.$B$5]*EXP([.$B$3]*(1/([.D129]+273.15)-1/([.$B$4]+273.15)))" office:value-type="float" office:value="1413.10238577193" calcext:value-type="float">
            <text:p>1413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10050" calcext:value-type="float">
            <text:p>10050</text:p>
          </table:table-cell>
          <table:table-cell table:formula="of:=[.$B$5]*EXP([.$B$3]*(1/([.D130]+273.15)-1/([.$B$4]+273.15)))" office:value-type="float" office:value="1376.069528872" calcext:value-type="float">
            <text:p>1376</text:p>
          </table:table-cell>
          <table:table-cell table:number-columns-repeated="4"/>
          <table:table-cell table:style-name="Default"/>
          <table:table-cell/>
        </table:table-row>
        <table:table-row table:style-name="ro2"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9738" calcext:value-type="float">
            <text:p>9738</text:p>
          </table:table-cell>
          <table:table-cell table:formula="of:=[.$B$5]*EXP([.$B$3]*(1/([.D131]+273.15)-1/([.$B$4]+273.15)))" office:value-type="float" office:value="1340.20426661216" calcext:value-type="float">
            <text:p>1340</text:p>
          </table:table-cell>
          <table:table-cell table:number-columns-repeated="4"/>
          <table:table-cell table:style-name="Default"/>
          <table:table-cell/>
        </table:table-row>
        <table:table-row table:style-name="ro2"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9441" calcext:value-type="float">
            <text:p>9441</text:p>
          </table:table-cell>
          <table:table-cell table:formula="of:=[.$B$5]*EXP([.$B$3]*(1/([.D132]+273.15)-1/([.$B$4]+273.15)))" office:value-type="float" office:value="1305.46416456696" calcext:value-type="float">
            <text:p>1305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9155" calcext:value-type="float">
            <text:p>9155</text:p>
          </table:table-cell>
          <table:table-cell table:formula="of:=[.$B$5]*EXP([.$B$3]*(1/([.D133]+273.15)-1/([.$B$4]+273.15)))" office:value-type="float" office:value="1271.80852169631" calcext:value-type="float">
            <text:p>1272</text:p>
          </table:table-cell>
          <table:table-cell table:number-columns-repeated="4"/>
          <table:table-cell table:style-name="Default"/>
          <table:table-cell/>
        </table:table-row>
        <table:table-row table:style-name="ro2"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8878" calcext:value-type="float">
            <text:p>8878</text:p>
          </table:table-cell>
          <table:table-cell table:formula="of:=[.$B$5]*EXP([.$B$3]*(1/([.D134]+273.15)-1/([.$B$4]+273.15)))" office:value-type="float" office:value="1239.19829211362" calcext:value-type="float">
            <text:p>1239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8612" calcext:value-type="float">
            <text:p>8612</text:p>
          </table:table-cell>
          <table:table-cell table:formula="of:=[.$B$5]*EXP([.$B$3]*(1/([.D135]+273.15)-1/([.$B$4]+273.15)))" office:value-type="float" office:value="1207.59601070651" calcext:value-type="float">
            <text:p>1208</text:p>
          </table:table-cell>
          <table:table-cell table:number-columns-repeated="4"/>
          <table:table-cell table:style-name="Default"/>
          <table:table-cell/>
        </table:table-row>
        <table:table-row table:style-name="ro2"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8354" calcext:value-type="float">
            <text:p>8354</text:p>
          </table:table-cell>
          <table:table-cell table:formula="of:=[.$B$5]*EXP([.$B$3]*(1/([.D136]+273.15)-1/([.$B$4]+273.15)))" office:value-type="float" office:value="1176.96572240508" calcext:value-type="float">
            <text:p>1177</text:p>
          </table:table-cell>
          <table:table-cell table:number-columns-repeated="4"/>
          <table:table-cell table:style-name="Default"/>
          <table:table-cell/>
        </table:table-row>
        <table:table-row table:style-name="ro2"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8106" calcext:value-type="float">
            <text:p>8106</text:p>
          </table:table-cell>
          <table:table-cell table:formula="of:=[.$B$5]*EXP([.$B$3]*(1/([.D137]+273.15)-1/([.$B$4]+273.15)))" office:value-type="float" office:value="1147.2729149043" calcext:value-type="float">
            <text:p>1147</text:p>
          </table:table-cell>
          <table:table-cell table:number-columns-repeated="4"/>
          <table:table-cell table:style-name="Default"/>
          <table:table-cell/>
        </table:table-row>
        <table:table-row table:style-name="ro2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7866" calcext:value-type="float">
            <text:p>7866</text:p>
          </table:table-cell>
          <table:table-cell table:formula="of:=[.$B$5]*EXP([.$B$3]*(1/([.D138]+273.15)-1/([.$B$4]+273.15)))" office:value-type="float" office:value="1118.48445465834" calcext:value-type="float">
            <text:p>1118</text:p>
          </table:table-cell>
          <table:table-cell table:number-columns-repeated="4"/>
          <table:table-cell table:style-name="Default"/>
          <table:table-cell/>
        </table:table-row>
        <table:table-row table:style-name="ro2"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7635" calcext:value-type="float">
            <text:p>7635</text:p>
          </table:table-cell>
          <table:table-cell table:formula="of:=[.$B$5]*EXP([.$B$3]*(1/([.D139]+273.15)-1/([.$B$4]+273.15)))" office:value-type="float" office:value="1090.56852597463" calcext:value-type="float">
            <text:p>1091</text:p>
          </table:table-cell>
          <table:table-cell table:number-columns-repeated="4"/>
          <table:table-cell table:style-name="Default"/>
          <table:table-cell/>
        </table:table-row>
        <table:table-row table:style-name="ro2"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7412" calcext:value-type="float">
            <text:p>7412</text:p>
          </table:table-cell>
          <table:table-cell table:formula="of:=[.$B$5]*EXP([.$B$3]*(1/([.D140]+273.15)-1/([.$B$4]+273.15)))" office:value-type="float" office:value="1063.49457304558" calcext:value-type="float">
            <text:p>1063</text:p>
          </table:table-cell>
          <table:table-cell table:number-columns-repeated="4"/>
          <table:table-cell table:style-name="Default"/>
          <table:table-cell/>
        </table:table-row>
        <table:table-row table:style-name="ro2"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7196" calcext:value-type="float">
            <text:p>7196</text:p>
          </table:table-cell>
          <table:table-cell table:formula="of:=[.$B$5]*EXP([.$B$3]*(1/([.D141]+273.15)-1/([.$B$4]+273.15)))" office:value-type="float" office:value="1037.23324476451" calcext:value-type="float">
            <text:p>1037</text:p>
          </table:table-cell>
          <table:table-cell table:number-columns-repeated="4"/>
          <table:table-cell table:style-name="Default"/>
          <table:table-cell/>
        </table:table-row>
        <table:table-row table:style-name="ro2"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6987" calcext:value-type="float">
            <text:p>6987</text:p>
          </table:table-cell>
          <table:table-cell table:formula="of:=[.$B$5]*EXP([.$B$3]*(1/([.D142]+273.15)-1/([.$B$4]+273.15)))" office:value-type="float" office:value="1011.75634218136" calcext:value-type="float">
            <text:p>1012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6786" calcext:value-type="float">
            <text:p>6786</text:p>
          </table:table-cell>
          <table:table-cell table:formula="of:=[.$B$5]*EXP([.$B$3]*(1/([.D143]+273.15)-1/([.$B$4]+273.15)))" office:value-type="float" office:value="987.036768461581" calcext:value-type="float">
            <text:p>987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6591" calcext:value-type="float">
            <text:p>6591</text:p>
          </table:table-cell>
          <table:table-cell table:formula="of:=[.$B$5]*EXP([.$B$3]*(1/([.D144]+273.15)-1/([.$B$4]+273.15)))" office:value-type="float" office:value="963.048481219105" calcext:value-type="float">
            <text:p>963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6403" calcext:value-type="float">
            <text:p>6403</text:p>
          </table:table-cell>
          <table:table-cell table:formula="of:=[.$B$5]*EXP([.$B$3]*(1/([.D145]+273.15)-1/([.$B$4]+273.15)))" office:value-type="float" office:value="939.766447101741" calcext:value-type="float">
            <text:p>940</text:p>
          </table:table-cell>
          <table:table-cell table:number-columns-repeated="4"/>
          <table:table-cell table:style-name="Default"/>
          <table:table-cell/>
        </table:table-row>
        <table:table-row table:style-name="ro2"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6222" calcext:value-type="float">
            <text:p>6222</text:p>
          </table:table-cell>
          <table:table-cell table:formula="of:=[.$B$5]*EXP([.$B$3]*(1/([.D146]+273.15)-1/([.$B$4]+273.15)))" office:value-type="float" office:value="917.166598513715" calcext:value-type="float">
            <text:p>917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6046" calcext:value-type="float">
            <text:p>6046</text:p>
          </table:table-cell>
          <table:table-cell table:formula="of:=[.$B$5]*EXP([.$B$3]*(1/([.D147]+273.15)-1/([.$B$4]+273.15)))" office:value-type="float" office:value="895.225792366593" calcext:value-type="float">
            <text:p>895</text:p>
          </table:table-cell>
          <table:table-cell table:number-columns-repeated="4"/>
          <table:table-cell table:style-name="Default"/>
          <table:table-cell/>
        </table:table-row>
        <table:table-row table:style-name="ro2"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5876" calcext:value-type="float">
            <text:p>5876</text:p>
          </table:table-cell>
          <table:table-cell table:formula="of:=[.$B$5]*EXP([.$B$3]*(1/([.D148]+273.15)-1/([.$B$4]+273.15)))" office:value-type="float" office:value="873.921770755721" calcext:value-type="float">
            <text:p>874</text:p>
          </table:table-cell>
          <table:table-cell table:formula="of:=[.E148]/[.F148]" office:value-type="float" office:value="6.72371394858232" calcext:value-type="float">
            <text:p>6.72371394858232</text:p>
          </table:table-cell>
          <table:table-cell table:number-columns-repeated="3"/>
          <table:table-cell table:style-name="Default"/>
          <table:table-cell/>
        </table:table-row>
      </table:table>
      <table:table table:name="LUT PLATE" table:style-name="ta1">
        <table:table-column table:style-name="co1" table:number-columns-repeated="14" table:default-cell-style-name="Default"/>
        <table:table-row table:style-name="ro2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1">
          <table:table-cell table:number-columns-repeated="2"/>
          <table:table-cell table:formula="of:=[Calculations.F3]" office:value-type="float" office:value="248276.524565994" calcext:value-type="float">
            <text:p>248276.524565994</text:p>
          </table:table-cell>
          <table:table-cell table:formula="of:=ROUND([.C4])" office:value-type="float" office:value="248277" calcext:value-type="float">
            <text:p>248277</text:p>
          </table:table-cell>
          <table:table-cell table:formula="of:=[.D5]" office:value-type="float" office:value="233136" calcext:value-type="float">
            <text:p>233136</text:p>
          </table:table-cell>
          <table:table-cell table:formula="of:=[.D6]" office:value-type="float" office:value="219036" calcext:value-type="float">
            <text:p>219036</text:p>
          </table:table-cell>
          <table:table-cell table:formula="of:=[.D7]" office:value-type="float" office:value="205897" calcext:value-type="float">
            <text:p>205897</text:p>
          </table:table-cell>
          <table:table-cell table:formula="of:=[.D8]" office:value-type="float" office:value="193648" calcext:value-type="float">
            <text:p>193648</text:p>
          </table:table-cell>
          <table:table-cell table:formula="of:=[.D9]" office:value-type="float" office:value="182221" calcext:value-type="float">
            <text:p>182221</text:p>
          </table:table-cell>
          <table:table-cell table:formula="of:=[.D10]" office:value-type="float" office:value="171556" calcext:value-type="float">
            <text:p>171556</text:p>
          </table:table-cell>
          <table:table-cell table:formula="of:=[.D11]" office:value-type="float" office:value="161596" calcext:value-type="float">
            <text:p>161596</text:p>
          </table:table-cell>
          <table:table-cell table:formula="of:=[.D12]" office:value-type="float" office:value="152290" calcext:value-type="float">
            <text:p>152290</text:p>
          </table:table-cell>
          <table:table-cell table:formula="of:=[.D13]" office:value-type="float" office:value="143590" calcext:value-type="float">
            <text:p>143590</text:p>
          </table:table-cell>
          <table:table-cell table:formula="of:=CONCATENATE([.D4];&quot;,&quot;;[.E4];&quot;,&quot;;[.F4];&quot;,&quot;;[.G4];&quot;,&quot;;[.H4];&quot;,&quot;;[.I4];&quot;,&quot;;[.J4];&quot;,&quot;;[.K4];&quot;,&quot;;[.L4];&quot;,&quot;;[.M4];&quot;,&quot;)" office:value-type="string" office:string-value="248277,233136,219036,205897,193648,182221,171556,161596,152290,143590," calcext:value-type="string">
            <text:p>248277,233136,219036,205897,193648,182221,171556,161596,152290,143590,</text:p>
          </table:table-cell>
        </table:table-row>
        <table:table-row table:style-name="ro1">
          <table:table-cell table:number-columns-repeated="2"/>
          <table:table-cell table:formula="of:=[Calculations.F4]" office:value-type="float" office:value="233135.987304271" calcext:value-type="float">
            <text:p>233135.987304271</text:p>
          </table:table-cell>
          <table:table-cell table:formula="of:=ROUND([.C5])" office:value-type="float" office:value="233136" calcext:value-type="float">
            <text:p>23313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5]" office:value-type="float" office:value="219035.946235799" calcext:value-type="float">
            <text:p>219035.946235799</text:p>
          </table:table-cell>
          <table:table-cell table:formula="of:=ROUND([.C6])" office:value-type="float" office:value="219036" calcext:value-type="float">
            <text:p>219036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6]" office:value-type="float" office:value="205897.433394146" calcext:value-type="float">
            <text:p>205897.433394146</text:p>
          </table:table-cell>
          <table:table-cell table:formula="of:=ROUND([.C7])" office:value-type="float" office:value="205897" calcext:value-type="float">
            <text:p>205897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7]" office:value-type="float" office:value="193648.007877806" calcext:value-type="float">
            <text:p>193648.007877806</text:p>
          </table:table-cell>
          <table:table-cell table:formula="of:=ROUND([.C8])" office:value-type="float" office:value="193648" calcext:value-type="float">
            <text:p>193648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8]" office:value-type="float" office:value="182221.174337615" calcext:value-type="float">
            <text:p>182221.174337615</text:p>
          </table:table-cell>
          <table:table-cell table:formula="of:=ROUND([.C9])" office:value-type="float" office:value="182221" calcext:value-type="float">
            <text:p>18222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9]" office:value-type="float" office:value="171555.85686281" calcext:value-type="float">
            <text:p>171555.85686281</text:p>
          </table:table-cell>
          <table:table-cell table:formula="of:=ROUND([.C10])" office:value-type="float" office:value="171556" calcext:value-type="float">
            <text:p>171556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0]" office:value-type="float" office:value="161595.922658437" calcext:value-type="float">
            <text:p>161595.922658437</text:p>
          </table:table-cell>
          <table:table-cell table:formula="of:=ROUND([.C11])" office:value-type="float" office:value="161596" calcext:value-type="float">
            <text:p>161596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1]" office:value-type="float" office:value="152289.750506672" calcext:value-type="float">
            <text:p>152289.750506672</text:p>
          </table:table-cell>
          <table:table-cell table:formula="of:=ROUND([.C12])" office:value-type="float" office:value="152290" calcext:value-type="float">
            <text:p>152290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2]" office:value-type="float" office:value="143589.839536908" calcext:value-type="float">
            <text:p>143589.839536908</text:p>
          </table:table-cell>
          <table:table-cell table:formula="of:=ROUND([.C13])" office:value-type="float" office:value="143590" calcext:value-type="float">
            <text:p>14359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2"/>
          <table:table-cell table:formula="of:=[Calculations.F13]" office:value-type="float" office:value="135452.454302248" calcext:value-type="float">
            <text:p>135452.454302248</text:p>
          </table:table-cell>
          <table:table-cell table:formula="of:=ROUND([.C14])" office:value-type="float" office:value="135452" calcext:value-type="float">
            <text:p>135452</text:p>
          </table:table-cell>
          <table:table-cell table:formula="of:=[.D15]" office:value-type="float" office:value="127837" calcext:value-type="float">
            <text:p>127837</text:p>
          </table:table-cell>
          <table:table-cell table:formula="of:=[.D16]" office:value-type="float" office:value="120707" calcext:value-type="float">
            <text:p>120707</text:p>
          </table:table-cell>
          <table:table-cell table:formula="of:=[.D17]" office:value-type="float" office:value="114028" calcext:value-type="float">
            <text:p>114028</text:p>
          </table:table-cell>
          <table:table-cell table:formula="of:=[.D18]" office:value-type="float" office:value="107768" calcext:value-type="float">
            <text:p>107768</text:p>
          </table:table-cell>
          <table:table-cell table:formula="of:=[.D19]" office:value-type="float" office:value="101898" calcext:value-type="float">
            <text:p>101898</text:p>
          </table:table-cell>
          <table:table-cell table:formula="of:=[.D20]" office:value-type="float" office:value="96391" calcext:value-type="float">
            <text:p>96391</text:p>
          </table:table-cell>
          <table:table-cell table:formula="of:=[.D21]" office:value-type="float" office:value="91222" calcext:value-type="float">
            <text:p>91222</text:p>
          </table:table-cell>
          <table:table-cell table:formula="of:=[.D22]" office:value-type="float" office:value="86369" calcext:value-type="float">
            <text:p>86369</text:p>
          </table:table-cell>
          <table:table-cell table:formula="of:=[.D23]" office:value-type="float" office:value="81809" calcext:value-type="float">
            <text:p>81809</text:p>
          </table:table-cell>
          <table:table-cell table:formula="of:=CONCATENATE([.N4];CHAR(10);[.D14];&quot;,&quot;;[.E14];&quot;,&quot;;[.F14];&quot;,&quot;;[.G14];&quot;,&quot;;[.H14];&quot;,&quot;;[.I14];&quot;,&quot;;[.J14];&quot;,&quot;;[.K14];&quot;,&quot;;[.L14];&quot;,&quot;;[.M14];&quot;,&quot;)" office:value-type="string" office:string-value="248277,233136,219036,205897,193648,182221,171556,161596,152290,143590,&#10;135452,127837,120707,114028,107768,101898,96391,91222,86369,81809," calcext:value-type="string">
            <text:p>248277,233136,219036,205897,193648,182221,171556,161596,152290,143590,</text:p>
            <text:p>135452,127837,120707,114028,107768,101898,96391,91222,86369,81809,</text:p>
          </table:table-cell>
        </table:table-row>
        <table:table-row table:style-name="ro1">
          <table:table-cell table:number-columns-repeated="2"/>
          <table:table-cell table:formula="of:=[Calculations.F14]" office:value-type="float" office:value="127837.302580216" calcext:value-type="float">
            <text:p>127837.302580216</text:p>
          </table:table-cell>
          <table:table-cell table:formula="of:=ROUND([.C15])" office:value-type="float" office:value="127837" calcext:value-type="float">
            <text:p>12783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5]" office:value-type="float" office:value="120707.242689303" calcext:value-type="float">
            <text:p>120707.242689303</text:p>
          </table:table-cell>
          <table:table-cell table:formula="of:=ROUND([.C16])" office:value-type="float" office:value="120707" calcext:value-type="float">
            <text:p>12070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6]" office:value-type="float" office:value="114028.017445621" calcext:value-type="float">
            <text:p>114028.017445621</text:p>
          </table:table-cell>
          <table:table-cell table:formula="of:=ROUND([.C17])" office:value-type="float" office:value="114028" calcext:value-type="float">
            <text:p>114028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7]" office:value-type="float" office:value="107768.012180357" calcext:value-type="float">
            <text:p>107768.012180357</text:p>
          </table:table-cell>
          <table:table-cell table:formula="of:=ROUND([.C18])" office:value-type="float" office:value="107768" calcext:value-type="float">
            <text:p>107768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8]" office:value-type="float" office:value="101898.034502895" calcext:value-type="float">
            <text:p>101898.034502895</text:p>
          </table:table-cell>
          <table:table-cell table:formula="of:=ROUND([.C19])" office:value-type="float" office:value="101898" calcext:value-type="float">
            <text:p>101898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9]" office:value-type="float" office:value="96391.1137302208" calcext:value-type="float">
            <text:p>96391.1137302208</text:p>
          </table:table-cell>
          <table:table-cell table:formula="of:=ROUND([.C20])" office:value-type="float" office:value="96391" calcext:value-type="float">
            <text:p>96391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20]" office:value-type="float" office:value="91222.3181136274" calcext:value-type="float">
            <text:p>91222.3181136274</text:p>
          </table:table-cell>
          <table:table-cell table:formula="of:=ROUND([.C21])" office:value-type="float" office:value="91222" calcext:value-type="float">
            <text:p>9122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21]" office:value-type="float" office:value="86368.5881817329" calcext:value-type="float">
            <text:p>86368.5881817329</text:p>
          </table:table-cell>
          <table:table-cell table:formula="of:=ROUND([.C22])" office:value-type="float" office:value="86369" calcext:value-type="float">
            <text:p>86369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22]" office:value-type="float" office:value="81808.5846869256" calcext:value-type="float">
            <text:p>81808.5846869256</text:p>
          </table:table-cell>
          <table:table-cell table:formula="of:=ROUND([.C23])" office:value-type="float" office:value="81809" calcext:value-type="float">
            <text:p>8180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4">
          <table:table-cell table:number-columns-repeated="2"/>
          <table:table-cell table:formula="of:=[Calculations.F23]" office:value-type="float" office:value="77522.5497926813" calcext:value-type="float">
            <text:p>77522.5497926813</text:p>
          </table:table-cell>
          <table:table-cell table:formula="of:=ROUND([.C24])" office:value-type="float" office:value="77523" calcext:value-type="float">
            <text:p>77523</text:p>
          </table:table-cell>
          <table:table-cell table:formula="of:=[.D25]" office:value-type="float" office:value="73492" calcext:value-type="float">
            <text:p>73492</text:p>
          </table:table-cell>
          <table:table-cell table:formula="of:=[.D26]" office:value-type="float" office:value="69701" calcext:value-type="float">
            <text:p>69701</text:p>
          </table:table-cell>
          <table:table-cell table:formula="of:=[.D27]" office:value-type="float" office:value="66132" calcext:value-type="float">
            <text:p>66132</text:p>
          </table:table-cell>
          <table:table-cell table:formula="of:=[.D28]" office:value-type="float" office:value="62771" calcext:value-type="float">
            <text:p>62771</text:p>
          </table:table-cell>
          <table:table-cell table:formula="of:=[.D29]" office:value-type="float" office:value="59606" calcext:value-type="float">
            <text:p>59606</text:p>
          </table:table-cell>
          <table:table-cell table:formula="of:=[.D30]" office:value-type="float" office:value="56623" calcext:value-type="float">
            <text:p>56623</text:p>
          </table:table-cell>
          <table:table-cell table:formula="of:=[.D31]" office:value-type="float" office:value="53810" calcext:value-type="float">
            <text:p>53810</text:p>
          </table:table-cell>
          <table:table-cell table:formula="of:=[.D32]" office:value-type="float" office:value="51157" calcext:value-type="float">
            <text:p>51157</text:p>
          </table:table-cell>
          <table:table-cell table:formula="of:=[.D33]" office:value-type="float" office:value="48654" calcext:value-type="float">
            <text:p>48654</text:p>
          </table:table-cell>
          <table:table-cell table:formula="of:=CONCATENATE([.N14];CHAR(10);[.D24];&quot;,&quot;;[.E24];&quot;,&quot;;[.F24];&quot;,&quot;;[.G24];&quot;,&quot;;[.H24];&quot;,&quot;;[.I24];&quot;,&quot;;[.J24];&quot;,&quot;;[.K24];&quot;,&quot;;[.L24];&quot;,&quot;;[.M24];&quot;,&quot;)" office:value-type="string" office:string-value="248277,233136,219036,205897,193648,182221,171556,161596,152290,143590,&#10;135452,127837,120707,114028,107768,101898,96391,91222,86369,81809,&#10;77523,73492,69701,66132,62771,59606,56623,53810,51157,48654," calcext:value-type="string">
            <text:p>248277,233136,219036,205897,193648,182221,171556,161596,152290,143590,</text:p>
            <text:p>135452,127837,120707,114028,107768,101898,96391,91222,86369,81809,</text:p>
            <text:p>77523,73492,69701,66132,62771,59606,56623,53810,51157,48654,</text:p>
          </table:table-cell>
        </table:table-row>
        <table:table-row table:style-name="ro1">
          <table:table-cell table:number-columns-repeated="2"/>
          <table:table-cell table:formula="of:=[Calculations.F24]" office:value-type="float" office:value="73492.1802738377" calcext:value-type="float">
            <text:p>73492.1802738377</text:p>
          </table:table-cell>
          <table:table-cell table:formula="of:=ROUND([.C25])" office:value-type="float" office:value="73492" calcext:value-type="float">
            <text:p>7349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25]" office:value-type="float" office:value="69700.5116224969" calcext:value-type="float">
            <text:p>69700.5116224969</text:p>
          </table:table-cell>
          <table:table-cell table:formula="of:=ROUND([.C26])" office:value-type="float" office:value="69701" calcext:value-type="float">
            <text:p>69701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26]" office:value-type="float" office:value="66131.8120603448" calcext:value-type="float">
            <text:p>66131.8120603448</text:p>
          </table:table-cell>
          <table:table-cell table:formula="of:=ROUND([.C27])" office:value-type="float" office:value="66132" calcext:value-type="float">
            <text:p>66132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27]" office:value-type="float" office:value="62771.4855551575" calcext:value-type="float">
            <text:p>62771.4855551575</text:p>
          </table:table-cell>
          <table:table-cell table:formula="of:=ROUND([.C28])" office:value-type="float" office:value="62771" calcext:value-type="float">
            <text:p>62771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28]" office:value-type="float" office:value="59605.9830263246" calcext:value-type="float">
            <text:p>59605.9830263246</text:p>
          </table:table-cell>
          <table:table-cell table:formula="of:=ROUND([.C29])" office:value-type="float" office:value="59606" calcext:value-type="float">
            <text:p>59606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29]" office:value-type="float" office:value="56622.7210024227" calcext:value-type="float">
            <text:p>56622.7210024227</text:p>
          </table:table-cell>
          <table:table-cell table:formula="of:=ROUND([.C30])" office:value-type="float" office:value="56623" calcext:value-type="float">
            <text:p>56623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30]" office:value-type="float" office:value="53810.0070641541" calcext:value-type="float">
            <text:p>53810.0070641541</text:p>
          </table:table-cell>
          <table:table-cell table:formula="of:=ROUND([.C31])" office:value-type="float" office:value="53810" calcext:value-type="float">
            <text:p>53810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31]" office:value-type="float" office:value="51156.9714691923" calcext:value-type="float">
            <text:p>51156.9714691923</text:p>
          </table:table-cell>
          <table:table-cell table:formula="of:=ROUND([.C32])" office:value-type="float" office:value="51157" calcext:value-type="float">
            <text:p>5115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32]" office:value-type="float" office:value="48653.5044123604" calcext:value-type="float">
            <text:p>48653.5044123604</text:p>
          </table:table-cell>
          <table:table-cell table:formula="of:=ROUND([.C33])" office:value-type="float" office:value="48654" calcext:value-type="float">
            <text:p>486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5">
          <table:table-cell table:number-columns-repeated="2"/>
          <table:table-cell table:formula="of:=[Calculations.F33]" office:value-type="float" office:value="46290.1984258107" calcext:value-type="float">
            <text:p>46290.1984258107</text:p>
          </table:table-cell>
          <table:table-cell table:formula="of:=ROUND([.C34])" office:value-type="float" office:value="46290" calcext:value-type="float">
            <text:p>46290</text:p>
          </table:table-cell>
          <table:table-cell table:formula="of:=[.D35]" office:value-type="float" office:value="44058" calcext:value-type="float">
            <text:p>44058</text:p>
          </table:table-cell>
          <table:table-cell table:formula="of:=[.D36]" office:value-type="float" office:value="41950" calcext:value-type="float">
            <text:p>41950</text:p>
          </table:table-cell>
          <table:table-cell table:formula="of:=[.D37]" office:value-type="float" office:value="39957" calcext:value-type="float">
            <text:p>39957</text:p>
          </table:table-cell>
          <table:table-cell table:formula="of:=[.D38]" office:value-type="float" office:value="38072" calcext:value-type="float">
            <text:p>38072</text:p>
          </table:table-cell>
          <table:table-cell table:formula="of:=[.D39]" office:value-type="float" office:value="36290" calcext:value-type="float">
            <text:p>36290</text:p>
          </table:table-cell>
          <table:table-cell table:formula="of:=[.D40]" office:value-type="float" office:value="34603" calcext:value-type="float">
            <text:p>34603</text:p>
          </table:table-cell>
          <table:table-cell table:formula="of:=[.D41]" office:value-type="float" office:value="33006" calcext:value-type="float">
            <text:p>33006</text:p>
          </table:table-cell>
          <table:table-cell table:formula="of:=[.D42]" office:value-type="float" office:value="31494" calcext:value-type="float">
            <text:p>31494</text:p>
          </table:table-cell>
          <table:table-cell table:formula="of:=[.D43]" office:value-type="float" office:value="30062" calcext:value-type="float">
            <text:p>30062</text:p>
          </table:table-cell>
          <table:table-cell table:formula="of:=CONCATENATE([.N24];CHAR(10);[.D34];&quot;,&quot;;[.E34];&quot;,&quot;;[.F34];&quot;,&quot;;[.G34];&quot;,&quot;;[.H34];&quot;,&quot;;[.I34];&quot;,&quot;;[.J34];&quot;,&quot;;[.K34];&quot;,&quot;;[.L34];&quot;,&quot;;[.M34];&quot;,&quot;)" office:value-type="string" office:string-value="248277,233136,219036,205897,193648,182221,171556,161596,152290,143590,&#10;135452,127837,120707,114028,107768,101898,96391,91222,86369,81809,&#10;77523,73492,69701,66132,62771,59606,56623,53810,51157,48654,&#10;46290,44058,41950,39957,38072,36290,34603,33006,31494,30062," calcext:value-type="string">
            <text:p>248277,233136,219036,205897,193648,182221,171556,161596,152290,143590,</text:p>
            <text:p>135452,127837,120707,114028,107768,101898,96391,91222,86369,81809,</text:p>
            <text:p>77523,73492,69701,66132,62771,59606,56623,53810,51157,48654,</text:p>
            <text:p>46290,44058,41950,39957,38072,36290,34603,33006,31494,30062,</text:p>
          </table:table-cell>
        </table:table-row>
        <table:table-row table:style-name="ro1">
          <table:table-cell table:number-columns-repeated="2"/>
          <table:table-cell table:formula="of:=[Calculations.F34]" office:value-type="float" office:value="44058.2954700365" calcext:value-type="float">
            <text:p>44058.2954700365</text:p>
          </table:table-cell>
          <table:table-cell table:formula="of:=ROUND([.C35])" office:value-type="float" office:value="44058" calcext:value-type="float">
            <text:p>4405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35]" office:value-type="float" office:value="41949.6383081757" calcext:value-type="float">
            <text:p>41949.6383081757</text:p>
          </table:table-cell>
          <table:table-cell table:formula="of:=ROUND([.C36])" office:value-type="float" office:value="41950" calcext:value-type="float">
            <text:p>419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36]" office:value-type="float" office:value="39956.6257936189" calcext:value-type="float">
            <text:p>39956.6257936189</text:p>
          </table:table-cell>
          <table:table-cell table:formula="of:=ROUND([.C37])" office:value-type="float" office:value="39957" calcext:value-type="float">
            <text:p>39957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37]" office:value-type="float" office:value="38072.1717348382" calcext:value-type="float">
            <text:p>38072.1717348382</text:p>
          </table:table-cell>
          <table:table-cell table:formula="of:=ROUND([.C38])" office:value-type="float" office:value="38072" calcext:value-type="float">
            <text:p>38072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38]" office:value-type="float" office:value="36289.6670319745" calcext:value-type="float">
            <text:p>36289.6670319745</text:p>
          </table:table-cell>
          <table:table-cell table:formula="of:=ROUND([.C39])" office:value-type="float" office:value="36290" calcext:value-type="float">
            <text:p>3629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39]" office:value-type="float" office:value="34602.9448073983" calcext:value-type="float">
            <text:p>34602.9448073983</text:p>
          </table:table-cell>
          <table:table-cell table:formula="of:=ROUND([.C40])" office:value-type="float" office:value="34603" calcext:value-type="float">
            <text:p>34603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40]" office:value-type="float" office:value="33006.2482774874" calcext:value-type="float">
            <text:p>33006.2482774874</text:p>
          </table:table-cell>
          <table:table-cell table:formula="of:=ROUND([.C41])" office:value-type="float" office:value="33006" calcext:value-type="float">
            <text:p>33006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41]" office:value-type="float" office:value="31494.2011355127" calcext:value-type="float">
            <text:p>31494.2011355127</text:p>
          </table:table-cell>
          <table:table-cell table:formula="of:=ROUND([.C42])" office:value-type="float" office:value="31494" calcext:value-type="float">
            <text:p>31494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42]" office:value-type="float" office:value="30061.7802360279" calcext:value-type="float">
            <text:p>30061.7802360279</text:p>
          </table:table-cell>
          <table:table-cell table:formula="of:=ROUND([.C43])" office:value-type="float" office:value="30062" calcext:value-type="float">
            <text:p>3006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6">
          <table:table-cell table:number-columns-repeated="2"/>
          <table:table-cell table:formula="of:=[Calculations.F43]" office:value-type="float" office:value="28704.2903897308" calcext:value-type="float">
            <text:p>28704.2903897308</text:p>
          </table:table-cell>
          <table:table-cell table:formula="of:=ROUND([.C44])" office:value-type="float" office:value="28704" calcext:value-type="float">
            <text:p>28704</text:p>
          </table:table-cell>
          <table:table-cell table:formula="of:=[.D45]" office:value-type="float" office:value="27417" calcext:value-type="float">
            <text:p>27417</text:p>
          </table:table-cell>
          <table:table-cell table:formula="of:=[.D46]" office:value-type="float" office:value="26197" calcext:value-type="float">
            <text:p>26197</text:p>
          </table:table-cell>
          <table:table-cell table:formula="of:=[.D47]" office:value-type="float" office:value="25039" calcext:value-type="float">
            <text:p>25039</text:p>
          </table:table-cell>
          <table:table-cell table:formula="of:=[.D48]" office:value-type="float" office:value="23940" calcext:value-type="float">
            <text:p>23940</text:p>
          </table:table-cell>
          <table:table-cell table:formula="of:=[.D49]" office:value-type="float" office:value="22897" calcext:value-type="float">
            <text:p>22897</text:p>
          </table:table-cell>
          <table:table-cell table:formula="of:=[.D50]" office:value-type="float" office:value="21906" calcext:value-type="float">
            <text:p>21906</text:p>
          </table:table-cell>
          <table:table-cell table:formula="of:=[.D51]" office:value-type="float" office:value="20964" calcext:value-type="float">
            <text:p>20964</text:p>
          </table:table-cell>
          <table:table-cell table:formula="of:=[.D52]" office:value-type="float" office:value="20070" calcext:value-type="float">
            <text:p>20070</text:p>
          </table:table-cell>
          <table:table-cell table:formula="of:=[.D53]" office:value-type="float" office:value="19219" calcext:value-type="float">
            <text:p>19219</text:p>
          </table:table-cell>
          <table:table-cell table:formula="of:=CONCATENATE([.N34];CHAR(10);[.D44];&quot;,&quot;;[.E44];&quot;,&quot;;[.F44];&quot;,&quot;;[.G44];&quot;,&quot;;[.H44];&quot;,&quot;;[.I44];&quot;,&quot;;[.J44];&quot;,&quot;;[.K44];&quot;,&quot;;[.L44];&quot;,&quot;;[.M44];&quot;,&quot;)" office:value-type="string" office:string-value="248277,233136,219036,205897,193648,182221,171556,161596,152290,143590,&#10;135452,127837,120707,114028,107768,101898,96391,91222,86369,81809,&#10;77523,73492,69701,66132,62771,59606,56623,53810,51157,48654,&#10;46290,44058,41950,39957,38072,36290,34603,33006,31494,30062,&#10;28704,27417,26197,25039,23940,22897,21906,20964,20070,19219," calcext:value-type="string">
            <text:p>248277,233136,219036,205897,193648,182221,171556,161596,152290,143590,</text:p>
            <text:p>135452,127837,120707,114028,107768,101898,96391,91222,86369,81809,</text:p>
            <text:p>77523,73492,69701,66132,62771,59606,56623,53810,51157,48654,</text:p>
            <text:p>46290,44058,41950,39957,38072,36290,34603,33006,31494,30062,</text:p>
            <text:p>28704,27417,26197,25039,23940,22897,21906,20964,20070,19219,</text:p>
          </table:table-cell>
        </table:table-row>
        <table:table-row table:style-name="ro1">
          <table:table-cell table:number-columns-repeated="2"/>
          <table:table-cell table:formula="of:=[Calculations.F44]" office:value-type="float" office:value="27417.3410946033" calcext:value-type="float">
            <text:p>27417.3410946033</text:p>
          </table:table-cell>
          <table:table-cell table:formula="of:=ROUND([.C45])" office:value-type="float" office:value="27417" calcext:value-type="float">
            <text:p>2741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45]" office:value-type="float" office:value="26196.8250444014" calcext:value-type="float">
            <text:p>26196.8250444014</text:p>
          </table:table-cell>
          <table:table-cell table:formula="of:=ROUND([.C46])" office:value-type="float" office:value="26197" calcext:value-type="float">
            <text:p>2619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46]" office:value-type="float" office:value="25038.8982694225" calcext:value-type="float">
            <text:p>25038.8982694225</text:p>
          </table:table-cell>
          <table:table-cell table:formula="of:=ROUND([.C47])" office:value-type="float" office:value="25039" calcext:value-type="float">
            <text:p>25039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47]" office:value-type="float" office:value="23939.9617770541" calcext:value-type="float">
            <text:p>23939.9617770541</text:p>
          </table:table-cell>
          <table:table-cell table:formula="of:=ROUND([.C48])" office:value-type="float" office:value="23940" calcext:value-type="float">
            <text:p>2394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48]" office:value-type="float" office:value="22896.6445710341" calcext:value-type="float">
            <text:p>22896.6445710341</text:p>
          </table:table-cell>
          <table:table-cell table:formula="of:=ROUND([.C49])" office:value-type="float" office:value="22897" calcext:value-type="float">
            <text:p>22897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49]" office:value-type="float" office:value="21905.7879387354" calcext:value-type="float">
            <text:p>21905.7879387354</text:p>
          </table:table-cell>
          <table:table-cell table:formula="of:=ROUND([.C50])" office:value-type="float" office:value="21906" calcext:value-type="float">
            <text:p>21906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50]" office:value-type="float" office:value="20964.4309052313" calcext:value-type="float">
            <text:p>20964.4309052313</text:p>
          </table:table-cell>
          <table:table-cell table:formula="of:=ROUND([.C51])" office:value-type="float" office:value="20964" calcext:value-type="float">
            <text:p>2096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51]" office:value-type="float" office:value="20069.7967614875" calcext:value-type="float">
            <text:p>20069.7967614875</text:p>
          </table:table-cell>
          <table:table-cell table:formula="of:=ROUND([.C52])" office:value-type="float" office:value="20070" calcext:value-type="float">
            <text:p>20070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52]" office:value-type="float" office:value="19219.2805818479" calcext:value-type="float">
            <text:p>19219.2805818479</text:p>
          </table:table-cell>
          <table:table-cell table:formula="of:=ROUND([.C53])" office:value-type="float" office:value="19219" calcext:value-type="float">
            <text:p>1921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7">
          <table:table-cell table:number-columns-repeated="2"/>
          <table:table-cell table:formula="of:=[Calculations.F53]" office:value-type="float" office:value="18410.437653103" calcext:value-type="float">
            <text:p>18410.437653103</text:p>
          </table:table-cell>
          <table:table-cell table:formula="of:=ROUND([.C54])" office:value-type="float" office:value="18410" calcext:value-type="float">
            <text:p>18410</text:p>
          </table:table-cell>
          <table:table-cell table:formula="of:=[.D55]" office:value-type="float" office:value="17641" calcext:value-type="float">
            <text:p>17641</text:p>
          </table:table-cell>
          <table:table-cell table:formula="of:=[.D56]" office:value-type="float" office:value="16909" calcext:value-type="float">
            <text:p>16909</text:p>
          </table:table-cell>
          <table:table-cell table:formula="of:=[.D57]" office:value-type="float" office:value="16212" calcext:value-type="float">
            <text:p>16212</text:p>
          </table:table-cell>
          <table:table-cell table:formula="of:=[.D58]" office:value-type="float" office:value="15548" calcext:value-type="float">
            <text:p>15548</text:p>
          </table:table-cell>
          <table:table-cell table:formula="of:=[.D59]" office:value-type="float" office:value="14916" calcext:value-type="float">
            <text:p>14916</text:p>
          </table:table-cell>
          <table:table-cell table:formula="of:=[.D60]" office:value-type="float" office:value="14313" calcext:value-type="float">
            <text:p>14313</text:p>
          </table:table-cell>
          <table:table-cell table:formula="of:=[.D61]" office:value-type="float" office:value="13739" calcext:value-type="float">
            <text:p>13739</text:p>
          </table:table-cell>
          <table:table-cell table:formula="of:=[.D62]" office:value-type="float" office:value="13192" calcext:value-type="float">
            <text:p>13192</text:p>
          </table:table-cell>
          <table:table-cell table:formula="of:=[.D63]" office:value-type="float" office:value="12669" calcext:value-type="float">
            <text:p>12669</text:p>
          </table:table-cell>
          <table:table-cell table:formula="of:=CONCATENATE([.N44];CHAR(10);[.D54];&quot;,&quot;;[.E54];&quot;,&quot;;[.F54];&quot;,&quot;;[.G54];&quot;,&quot;;[.H54];&quot;,&quot;;[.I54];&quot;,&quot;;[.J54];&quot;,&quot;;[.K54];&quot;,&quot;;[.L54];&quot;,&quot;;[.M54];&quot;,&quot;)" office:value-type="string" office:string-value="248277,233136,219036,205897,193648,182221,171556,161596,152290,143590,&#10;135452,127837,120707,114028,107768,101898,96391,91222,86369,81809,&#10;77523,73492,69701,66132,62771,59606,56623,53810,51157,48654,&#10;46290,44058,41950,39957,38072,36290,34603,33006,31494,30062,&#10;28704,27417,26197,25039,23940,22897,21906,20964,20070,19219,&#10;18410,17641,16909,16212,15548,14916,14313,13739,13192,12669," calcext:value-type="string">
            <text:p>248277,233136,219036,205897,193648,182221,171556,161596,152290,143590,</text:p>
            <text:p>135452,127837,120707,114028,107768,101898,96391,91222,86369,81809,</text:p>
            <text:p>77523,73492,69701,66132,62771,59606,56623,53810,51157,48654,</text:p>
            <text:p>46290,44058,41950,39957,38072,36290,34603,33006,31494,30062,</text:p>
            <text:p>28704,27417,26197,25039,23940,22897,21906,20964,20070,19219,</text:p>
            <text:p>18410,17641,16909,16212,15548,14916,14313,13739,13192,12669,</text:p>
          </table:table-cell>
        </table:table-row>
        <table:table-row table:style-name="ro1">
          <table:table-cell table:number-columns-repeated="2"/>
          <table:table-cell table:formula="of:=[Calculations.F54]" office:value-type="float" office:value="17640.9727439183" calcext:value-type="float">
            <text:p>17640.9727439183</text:p>
          </table:table-cell>
          <table:table-cell table:formula="of:=ROUND([.C55])" office:value-type="float" office:value="17641" calcext:value-type="float">
            <text:p>1764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55]" office:value-type="float" office:value="16908.7301493192" calcext:value-type="float">
            <text:p>16908.7301493192</text:p>
          </table:table-cell>
          <table:table-cell table:formula="of:=ROUND([.C56])" office:value-type="float" office:value="16909" calcext:value-type="float">
            <text:p>1690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56]" office:value-type="float" office:value="16211.6844503217" calcext:value-type="float">
            <text:p>16211.6844503217</text:p>
          </table:table-cell>
          <table:table-cell table:formula="of:=ROUND([.C57])" office:value-type="float" office:value="16212" calcext:value-type="float">
            <text:p>16212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57]" office:value-type="float" office:value="15547.931933727" calcext:value-type="float">
            <text:p>15547.931933727</text:p>
          </table:table-cell>
          <table:table-cell table:formula="of:=ROUND([.C58])" office:value-type="float" office:value="15548" calcext:value-type="float">
            <text:p>15548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58]" office:value-type="float" office:value="14915.6826215925" calcext:value-type="float">
            <text:p>14915.6826215925</text:p>
          </table:table-cell>
          <table:table-cell table:formula="of:=ROUND([.C59])" office:value-type="float" office:value="14916" calcext:value-type="float">
            <text:p>14916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59]" office:value-type="float" office:value="14313.2528639975" calcext:value-type="float">
            <text:p>14313.2528639975</text:p>
          </table:table-cell>
          <table:table-cell table:formula="of:=ROUND([.C60])" office:value-type="float" office:value="14313" calcext:value-type="float">
            <text:p>14313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60]" office:value-type="float" office:value="13739.0584524797" calcext:value-type="float">
            <text:p>13739.0584524797</text:p>
          </table:table-cell>
          <table:table-cell table:formula="of:=ROUND([.C61])" office:value-type="float" office:value="13739" calcext:value-type="float">
            <text:p>1373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61]" office:value-type="float" office:value="13191.6082149469" calcext:value-type="float">
            <text:p>13191.6082149469</text:p>
          </table:table-cell>
          <table:table-cell table:formula="of:=ROUND([.C62])" office:value-type="float" office:value="13192" calcext:value-type="float">
            <text:p>1319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62]" office:value-type="float" office:value="12669.4980560098" calcext:value-type="float">
            <text:p>12669.4980560098</text:p>
          </table:table-cell>
          <table:table-cell table:formula="of:=ROUND([.C63])" office:value-type="float" office:value="12669" calcext:value-type="float">
            <text:p>1266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8">
          <table:table-cell table:number-columns-repeated="2"/>
          <table:table-cell table:formula="of:=[Calculations.F63]" office:value-type="float" office:value="12171.4054095562" calcext:value-type="float">
            <text:p>12171.4054095562</text:p>
          </table:table-cell>
          <table:table-cell table:formula="of:=ROUND([.C64])" office:value-type="float" office:value="12171" calcext:value-type="float">
            <text:p>12171</text:p>
          </table:table-cell>
          <table:table-cell table:formula="of:=[.D65]" office:value-type="float" office:value="11696" calcext:value-type="float">
            <text:p>11696</text:p>
          </table:table-cell>
          <table:table-cell table:formula="of:=[.D66]" office:value-type="float" office:value="11242" calcext:value-type="float">
            <text:p>11242</text:p>
          </table:table-cell>
          <table:table-cell table:formula="of:=[.D67]" office:value-type="float" office:value="10809" calcext:value-type="float">
            <text:p>10809</text:p>
          </table:table-cell>
          <table:table-cell table:formula="of:=[.D68]" office:value-type="float" office:value="10395" calcext:value-type="float">
            <text:p>10395</text:p>
          </table:table-cell>
          <table:table-cell table:formula="of:=[.D69]" office:value-type="float" office:value="10000" calcext:value-type="float">
            <text:p>10000</text:p>
          </table:table-cell>
          <table:table-cell table:formula="of:=[.D70]" office:value-type="float" office:value="9622" calcext:value-type="float">
            <text:p>9622</text:p>
          </table:table-cell>
          <table:table-cell table:formula="of:=[.D71]" office:value-type="float" office:value="9261" calcext:value-type="float">
            <text:p>9261</text:p>
          </table:table-cell>
          <table:table-cell table:formula="of:=[.D72]" office:value-type="float" office:value="8916" calcext:value-type="float">
            <text:p>8916</text:p>
          </table:table-cell>
          <table:table-cell table:formula="of:=[.D73]" office:value-type="float" office:value="8585" calcext:value-type="float">
            <text:p>8585</text:p>
          </table:table-cell>
          <table:table-cell table:formula="of:=CONCATENATE([.N54];CHAR(10);[.D64];&quot;,&quot;;[.E64];&quot;,&quot;;[.F64];&quot;,&quot;;[.G64];&quot;,&quot;;[.H64];&quot;,&quot;;[.I64];&quot;,&quot;;[.J64];&quot;,&quot;;[.K64];&quot;,&quot;;[.L64];&quot;,&quot;;[.M64];&quot;,&quot;)" office:value-type="string" office:string-value="248277,233136,219036,205897,193648,182221,171556,161596,152290,143590,&#10;135452,127837,120707,114028,107768,101898,96391,91222,86369,81809,&#10;77523,73492,69701,66132,62771,59606,56623,53810,51157,48654,&#10;46290,44058,41950,39957,38072,36290,34603,33006,31494,30062,&#10;28704,27417,26197,25039,23940,22897,21906,20964,20070,19219,&#10;18410,17641,16909,16212,15548,14916,14313,13739,13192,12669,&#10;12171,11696,11242,10809,10395,10000,9622,9261,8916,8585," calcext:value-type="string">
            <text:p>248277,233136,219036,205897,193648,182221,171556,161596,152290,143590,</text:p>
            <text:p>135452,127837,120707,114028,107768,101898,96391,91222,86369,81809,</text:p>
            <text:p>77523,73492,69701,66132,62771,59606,56623,53810,51157,48654,</text:p>
            <text:p>46290,44058,41950,39957,38072,36290,34603,33006,31494,30062,</text:p>
            <text:p>28704,27417,26197,25039,23940,22897,21906,20964,20070,19219,</text:p>
            <text:p>18410,17641,16909,16212,15548,14916,14313,13739,13192,12669,</text:p>
            <text:p>12171,11696,11242,10809,10395,10000,9622,9261,8916,8585,</text:p>
          </table:table-cell>
        </table:table-row>
        <table:table-row table:style-name="ro1">
          <table:table-cell table:number-columns-repeated="2"/>
          <table:table-cell table:formula="of:=[Calculations.F64]" office:value-type="float" office:value="11696.084073014" calcext:value-type="float">
            <text:p>11696.084073014</text:p>
          </table:table-cell>
          <table:table-cell table:formula="of:=ROUND([.C65])" office:value-type="float" office:value="11696" calcext:value-type="float">
            <text:p>1169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65]" office:value-type="float" office:value="11242.3593951664" calcext:value-type="float">
            <text:p>11242.3593951664</text:p>
          </table:table-cell>
          <table:table-cell table:formula="of:=ROUND([.C66])" office:value-type="float" office:value="11242" calcext:value-type="float">
            <text:p>1124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66]" office:value-type="float" office:value="10809.123791585" calcext:value-type="float">
            <text:p>10809.123791585</text:p>
          </table:table-cell>
          <table:table-cell table:formula="of:=ROUND([.C67])" office:value-type="float" office:value="10809" calcext:value-type="float">
            <text:p>10809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67]" office:value-type="float" office:value="10395.3325637776" calcext:value-type="float">
            <text:p>10395.3325637776</text:p>
          </table:table-cell>
          <table:table-cell table:formula="of:=ROUND([.C68])" office:value-type="float" office:value="10395" calcext:value-type="float">
            <text:p>10395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68]" office:value-type="float" office:value="10000" calcext:value-type="float">
            <text:p>10000</text:p>
          </table:table-cell>
          <table:table-cell table:formula="of:=ROUND([.C69])"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69]" office:value-type="float" office:value="9622.19573738993" calcext:value-type="float">
            <text:p>9622.19573738993</text:p>
          </table:table-cell>
          <table:table-cell table:formula="of:=ROUND([.C70])" office:value-type="float" office:value="9622" calcext:value-type="float">
            <text:p>9622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70]" office:value-type="float" office:value="9261.04136664338" calcext:value-type="float">
            <text:p>9261.04136664338</text:p>
          </table:table-cell>
          <table:table-cell table:formula="of:=ROUND([.C71])" office:value-type="float" office:value="9261" calcext:value-type="float">
            <text:p>9261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71]" office:value-type="float" office:value="8915.70726189301" calcext:value-type="float">
            <text:p>8915.70726189301</text:p>
          </table:table-cell>
          <table:table-cell table:formula="of:=ROUND([.C72])" office:value-type="float" office:value="8916" calcext:value-type="float">
            <text:p>8916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72]" office:value-type="float" office:value="8585.40961976827" calcext:value-type="float">
            <text:p>8585.40961976827</text:p>
          </table:table-cell>
          <table:table-cell table:formula="of:=ROUND([.C73])" office:value-type="float" office:value="8585" calcext:value-type="float">
            <text:p>858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9">
          <table:table-cell table:number-columns-repeated="2"/>
          <table:table-cell table:formula="of:=[Calculations.F73]" office:value-type="float" office:value="8269.40769283149" calcext:value-type="float">
            <text:p>8269.40769283149</text:p>
          </table:table-cell>
          <table:table-cell table:formula="of:=ROUND([.C74])" office:value-type="float" office:value="8269" calcext:value-type="float">
            <text:p>8269</text:p>
          </table:table-cell>
          <table:table-cell table:formula="of:=[.D75]" office:value-type="float" office:value="7967" calcext:value-type="float">
            <text:p>7967</text:p>
          </table:table-cell>
          <table:table-cell table:formula="of:=[.D76]" office:value-type="float" office:value="7678" calcext:value-type="float">
            <text:p>7678</text:p>
          </table:table-cell>
          <table:table-cell table:formula="of:=[.D77]" office:value-type="float" office:value="7400" calcext:value-type="float">
            <text:p>7400</text:p>
          </table:table-cell>
          <table:table-cell table:formula="of:=[.D78]" office:value-type="float" office:value="7135" calcext:value-type="float">
            <text:p>7135</text:p>
          </table:table-cell>
          <table:table-cell table:formula="of:=[.D79]" office:value-type="float" office:value="6881" calcext:value-type="float">
            <text:p>6881</text:p>
          </table:table-cell>
          <table:table-cell table:formula="of:=[.D80]" office:value-type="float" office:value="6637" calcext:value-type="float">
            <text:p>6637</text:p>
          </table:table-cell>
          <table:table-cell table:formula="of:=[.D81]" office:value-type="float" office:value="6403" calcext:value-type="float">
            <text:p>6403</text:p>
          </table:table-cell>
          <table:table-cell table:formula="of:=[.D82]" office:value-type="float" office:value="6179" calcext:value-type="float">
            <text:p>6179</text:p>
          </table:table-cell>
          <table:table-cell table:formula="of:=[.D83]" office:value-type="float" office:value="5965" calcext:value-type="float">
            <text:p>5965</text:p>
          </table:table-cell>
          <table:table-cell table:formula="of:=CONCATENATE([.N64];CHAR(10);[.D74];&quot;,&quot;;[.E74];&quot;,&quot;;[.F74];&quot;,&quot;;[.G74];&quot;,&quot;;[.H74];&quot;,&quot;;[.I74];&quot;,&quot;;[.J74];&quot;,&quot;;[.K74];&quot;,&quot;;[.L74];&quot;,&quot;;[.M74];&quot;,&quot;)" office:value-type="string" office:string-value="248277,233136,219036,205897,193648,182221,171556,161596,152290,143590,&#10;135452,127837,120707,114028,107768,101898,96391,91222,86369,81809,&#10;77523,73492,69701,66132,62771,59606,56623,53810,51157,48654,&#10;46290,44058,41950,39957,38072,36290,34603,33006,31494,30062,&#10;28704,27417,26197,25039,23940,22897,21906,20964,20070,19219,&#10;18410,17641,16909,16212,15548,14916,14313,13739,13192,12669,&#10;12171,11696,11242,10809,10395,10000,9622,9261,8916,8585,&#10;8269,7967,7678,7400,7135,6881,6637,6403,6179,5965," calcext:value-type="string">
            <text:p>248277,233136,219036,205897,193648,182221,171556,161596,152290,143590,</text:p>
            <text:p>135452,127837,120707,114028,107768,101898,96391,91222,86369,81809,</text:p>
            <text:p>77523,73492,69701,66132,62771,59606,56623,53810,51157,48654,</text:p>
            <text:p>46290,44058,41950,39957,38072,36290,34603,33006,31494,30062,</text:p>
            <text:p>28704,27417,26197,25039,23940,22897,21906,20964,20070,19219,</text:p>
            <text:p>18410,17641,16909,16212,15548,14916,14313,13739,13192,12669,</text:p>
            <text:p>12171,11696,11242,10809,10395,10000,9622,9261,8916,8585,</text:p>
            <text:p>8269,7967,7678,7400,7135,6881,6637,6403,6179,5965,</text:p>
          </table:table-cell>
        </table:table-row>
        <table:table-row table:style-name="ro1">
          <table:table-cell table:number-columns-repeated="2"/>
          <table:table-cell table:formula="of:=[Calculations.F74]" office:value-type="float" office:value="7967.00120370081" calcext:value-type="float">
            <text:p>7967.00120370081</text:p>
          </table:table-cell>
          <table:table-cell table:formula="of:=ROUND([.C75])" office:value-type="float" office:value="7967" calcext:value-type="float">
            <text:p>796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75]" office:value-type="float" office:value="7677.52792719853" calcext:value-type="float">
            <text:p>7677.52792719853</text:p>
          </table:table-cell>
          <table:table-cell table:formula="of:=ROUND([.C76])" office:value-type="float" office:value="7678" calcext:value-type="float">
            <text:p>767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76]" office:value-type="float" office:value="7400.36142880896" calcext:value-type="float">
            <text:p>7400.36142880896</text:p>
          </table:table-cell>
          <table:table-cell table:formula="of:=ROUND([.C77])" office:value-type="float" office:value="7400" calcext:value-type="float">
            <text:p>740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77]" office:value-type="float" office:value="7134.90894860062" calcext:value-type="float">
            <text:p>7134.90894860062</text:p>
          </table:table-cell>
          <table:table-cell table:formula="of:=ROUND([.C78])" office:value-type="float" office:value="7135" calcext:value-type="float">
            <text:p>7135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78]" office:value-type="float" office:value="6880.60942057031" calcext:value-type="float">
            <text:p>6880.60942057031</text:p>
          </table:table-cell>
          <table:table-cell table:formula="of:=ROUND([.C79])" office:value-type="float" office:value="6881" calcext:value-type="float">
            <text:p>688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79]" office:value-type="float" office:value="6636.93161810512" calcext:value-type="float">
            <text:p>6636.93161810512</text:p>
          </table:table-cell>
          <table:table-cell table:formula="of:=ROUND([.C80])" office:value-type="float" office:value="6637" calcext:value-type="float">
            <text:p>663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80]" office:value-type="float" office:value="6403.37241694085" calcext:value-type="float">
            <text:p>6403.37241694085</text:p>
          </table:table-cell>
          <table:table-cell table:formula="of:=ROUND([.C81])" office:value-type="float" office:value="6403" calcext:value-type="float">
            <text:p>6403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81]" office:value-type="float" office:value="6179.45516762323" calcext:value-type="float">
            <text:p>6179.45516762323</text:p>
          </table:table-cell>
          <table:table-cell table:formula="of:=ROUND([.C82])" office:value-type="float" office:value="6179" calcext:value-type="float">
            <text:p>6179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82]" office:value-type="float" office:value="5964.72817005877" calcext:value-type="float">
            <text:p>5964.72817005877</text:p>
          </table:table-cell>
          <table:table-cell table:formula="of:=ROUND([.C83])" office:value-type="float" office:value="5965" calcext:value-type="float">
            <text:p>596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0">
          <table:table-cell table:number-columns-repeated="2"/>
          <table:table-cell table:formula="of:=[Calculations.F83]" office:value-type="float" office:value="5758.76324327734" calcext:value-type="float">
            <text:p>5758.76324327734</text:p>
          </table:table-cell>
          <table:table-cell table:formula="of:=ROUND([.C84])" office:value-type="float" office:value="5759" calcext:value-type="float">
            <text:p>5759</text:p>
          </table:table-cell>
          <table:table-cell table:formula="of:=[.D85]" office:value-type="float" office:value="5561" calcext:value-type="float">
            <text:p>5561</text:p>
          </table:table-cell>
          <table:table-cell table:formula="of:=[.D86]" office:value-type="float" office:value="5372" calcext:value-type="float">
            <text:p>5372</text:p>
          </table:table-cell>
          <table:table-cell table:formula="of:=[.D87]" office:value-type="float" office:value="5189" calcext:value-type="float">
            <text:p>5189</text:p>
          </table:table-cell>
          <table:table-cell table:formula="of:=[.D88]" office:value-type="float" office:value="5015" calcext:value-type="float">
            <text:p>5015</text:p>
          </table:table-cell>
          <table:table-cell table:formula="of:=[.D89]" office:value-type="float" office:value="4847" calcext:value-type="float">
            <text:p>4847</text:p>
          </table:table-cell>
          <table:table-cell table:formula="of:=[.D90]" office:value-type="float" office:value="4686" calcext:value-type="float">
            <text:p>4686</text:p>
          </table:table-cell>
          <table:table-cell table:formula="of:=[.D91]" office:value-type="float" office:value="4531" calcext:value-type="float">
            <text:p>4531</text:p>
          </table:table-cell>
          <table:table-cell table:formula="of:=[.D92]" office:value-type="float" office:value="4382" calcext:value-type="float">
            <text:p>4382</text:p>
          </table:table-cell>
          <table:table-cell table:formula="of:=[.D93]" office:value-type="float" office:value="4239" calcext:value-type="float">
            <text:p>4239</text:p>
          </table:table-cell>
          <table:table-cell table:formula="of:=CONCATENATE([.N74];CHAR(10);[.D84];&quot;,&quot;;[.E84];&quot;,&quot;;[.F84];&quot;,&quot;;[.G84];&quot;,&quot;;[.H84];&quot;,&quot;;[.I84];&quot;,&quot;;[.J84];&quot;,&quot;;[.K84];&quot;,&quot;;[.L84];&quot;,&quot;;[.M84];&quot;,&quot;)" office:value-type="string" office:string-value="248277,233136,219036,205897,193648,182221,171556,161596,152290,143590,&#10;135452,127837,120707,114028,107768,101898,96391,91222,86369,81809,&#10;77523,73492,69701,66132,62771,59606,56623,53810,51157,48654,&#10;46290,44058,41950,39957,38072,36290,34603,33006,31494,30062,&#10;28704,27417,26197,25039,23940,22897,21906,20964,20070,19219,&#10;18410,17641,16909,16212,15548,14916,14313,13739,13192,12669,&#10;12171,11696,11242,10809,10395,10000,9622,9261,8916,8585,&#10;8269,7967,7678,7400,7135,6881,6637,6403,6179,5965,&#10;5759,5561,5372,5189,5015,4847,4686,4531,4382,4239," calcext:value-type="string">
            <text:p>248277,233136,219036,205897,193648,182221,171556,161596,152290,143590,</text:p>
            <text:p>135452,127837,120707,114028,107768,101898,96391,91222,86369,81809,</text:p>
            <text:p>77523,73492,69701,66132,62771,59606,56623,53810,51157,48654,</text:p>
            <text:p>46290,44058,41950,39957,38072,36290,34603,33006,31494,30062,</text:p>
            <text:p>28704,27417,26197,25039,23940,22897,21906,20964,20070,19219,</text:p>
            <text:p>18410,17641,16909,16212,15548,14916,14313,13739,13192,12669,</text:p>
            <text:p>12171,11696,11242,10809,10395,10000,9622,9261,8916,8585,</text:p>
            <text:p>8269,7967,7678,7400,7135,6881,6637,6403,6179,5965,</text:p>
            <text:p>5759,5561,5372,5189,5015,4847,4686,4531,4382,4239,</text:p>
          </table:table-cell>
        </table:table-row>
        <table:table-row table:style-name="ro1">
          <table:table-cell table:number-columns-repeated="2"/>
          <table:table-cell table:formula="of:=[Calculations.F84]" office:value-type="float" office:value="5561.15438402284" calcext:value-type="float">
            <text:p>5561.15438402284</text:p>
          </table:table-cell>
          <table:table-cell table:formula="of:=ROUND([.C85])" office:value-type="float" office:value="5561" calcext:value-type="float">
            <text:p>556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85]" office:value-type="float" office:value="5371.51650824499" calcext:value-type="float">
            <text:p>5371.51650824499</text:p>
          </table:table-cell>
          <table:table-cell table:formula="of:=ROUND([.C86])" office:value-type="float" office:value="5372" calcext:value-type="float">
            <text:p>537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86]" office:value-type="float" office:value="5189.48426998739" calcext:value-type="float">
            <text:p>5189.48426998739</text:p>
          </table:table-cell>
          <table:table-cell table:formula="of:=ROUND([.C87])" office:value-type="float" office:value="5189" calcext:value-type="float">
            <text:p>5189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87]" office:value-type="float" office:value="5014.71095255712" calcext:value-type="float">
            <text:p>5014.71095255712</text:p>
          </table:table-cell>
          <table:table-cell table:formula="of:=ROUND([.C88])" office:value-type="float" office:value="5015" calcext:value-type="float">
            <text:p>5015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88]" office:value-type="float" office:value="4846.86742722154" calcext:value-type="float">
            <text:p>4846.86742722154</text:p>
          </table:table-cell>
          <table:table-cell table:formula="of:=ROUND([.C89])" office:value-type="float" office:value="4847" calcext:value-type="float">
            <text:p>4847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89]" office:value-type="float" office:value="4685.64117501232" calcext:value-type="float">
            <text:p>4685.64117501232</text:p>
          </table:table-cell>
          <table:table-cell table:formula="of:=ROUND([.C90])" office:value-type="float" office:value="4686" calcext:value-type="float">
            <text:p>4686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90]" office:value-type="float" office:value="4530.73536752513" calcext:value-type="float">
            <text:p>4530.73536752513</text:p>
          </table:table-cell>
          <table:table-cell table:formula="of:=ROUND([.C91])" office:value-type="float" office:value="4531" calcext:value-type="float">
            <text:p>4531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91]" office:value-type="float" office:value="4381.86800288958" calcext:value-type="float">
            <text:p>4381.86800288958</text:p>
          </table:table-cell>
          <table:table-cell table:formula="of:=ROUND([.C92])" office:value-type="float" office:value="4382" calcext:value-type="float">
            <text:p>438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92]" office:value-type="float" office:value="4238.771093349" calcext:value-type="float">
            <text:p>4238.771093349</text:p>
          </table:table-cell>
          <table:table-cell table:formula="of:=ROUND([.C93])" office:value-type="float" office:value="4239" calcext:value-type="float">
            <text:p>423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1">
          <table:table-cell table:number-columns-repeated="2"/>
          <table:table-cell table:formula="of:=[Calculations.F93]" office:value-type="float" office:value="4101.18990113463" calcext:value-type="float">
            <text:p>4101.18990113463</text:p>
          </table:table-cell>
          <table:table-cell table:formula="of:=ROUND([.C94])" office:value-type="float" office:value="4101" calcext:value-type="float">
            <text:p>4101</text:p>
          </table:table-cell>
          <table:table-cell table:formula="of:=[.D95]" office:value-type="float" office:value="3969" calcext:value-type="float">
            <text:p>3969</text:p>
          </table:table-cell>
          <table:table-cell table:formula="of:=[.D96]" office:value-type="float" office:value="3842" calcext:value-type="float">
            <text:p>3842</text:p>
          </table:table-cell>
          <table:table-cell table:formula="of:=[.D97]" office:value-type="float" office:value="3719" calcext:value-type="float">
            <text:p>3719</text:p>
          </table:table-cell>
          <table:table-cell table:formula="of:=[.D98]" office:value-type="float" office:value="3601" calcext:value-type="float">
            <text:p>3601</text:p>
          </table:table-cell>
          <table:table-cell table:formula="of:=[.D99]" office:value-type="float" office:value="3488" calcext:value-type="float">
            <text:p>3488</text:p>
          </table:table-cell>
          <table:table-cell table:formula="of:=[.D100]" office:value-type="float" office:value="3379" calcext:value-type="float">
            <text:p>3379</text:p>
          </table:table-cell>
          <table:table-cell table:formula="of:=[.D101]" office:value-type="float" office:value="3274" calcext:value-type="float">
            <text:p>3274</text:p>
          </table:table-cell>
          <table:table-cell table:formula="of:=[.D102]" office:value-type="float" office:value="3172" calcext:value-type="float">
            <text:p>3172</text:p>
          </table:table-cell>
          <table:table-cell table:formula="of:=[.D103]" office:value-type="float" office:value="3075" calcext:value-type="float">
            <text:p>3075</text:p>
          </table:table-cell>
          <table:table-cell table:formula="of:=CONCATENATE([.N84];CHAR(10);[.D94];&quot;,&quot;;[.E94];&quot;,&quot;;[.F94];&quot;,&quot;;[.G94];&quot;,&quot;;[.H94];&quot;,&quot;;[.I94];&quot;,&quot;;[.J94];&quot;,&quot;;[.K94];&quot;,&quot;;[.L94];&quot;,&quot;;[.M94];&quot;,&quot;)" office:value-type="string" office:string-value="248277,233136,219036,205897,193648,182221,171556,161596,152290,143590,&#10;135452,127837,120707,114028,107768,101898,96391,91222,86369,81809,&#10;77523,73492,69701,66132,62771,59606,56623,53810,51157,48654,&#10;46290,44058,41950,39957,38072,36290,34603,33006,31494,30062,&#10;28704,27417,26197,25039,23940,22897,21906,20964,20070,19219,&#10;18410,17641,16909,16212,15548,14916,14313,13739,13192,12669,&#10;12171,11696,11242,10809,10395,10000,9622,9261,8916,8585,&#10;8269,7967,7678,7400,7135,6881,6637,6403,6179,5965,&#10;5759,5561,5372,5189,5015,4847,4686,4531,4382,4239,&#10;4101,3969,3842,3719,3601,3488,3379,3274,3172,3075," calcext:value-type="string">
            <text:p>248277,233136,219036,205897,193648,182221,171556,161596,152290,143590,</text:p>
            <text:p>135452,127837,120707,114028,107768,101898,96391,91222,86369,81809,</text:p>
            <text:p>77523,73492,69701,66132,62771,59606,56623,53810,51157,48654,</text:p>
            <text:p>46290,44058,41950,39957,38072,36290,34603,33006,31494,30062,</text:p>
            <text:p>28704,27417,26197,25039,23940,22897,21906,20964,20070,19219,</text:p>
            <text:p>18410,17641,16909,16212,15548,14916,14313,13739,13192,12669,</text:p>
            <text:p>12171,11696,11242,10809,10395,10000,9622,9261,8916,8585,</text:p>
            <text:p>8269,7967,7678,7400,7135,6881,6637,6403,6179,5965,</text:p>
            <text:p>5759,5561,5372,5189,5015,4847,4686,4531,4382,4239,</text:p>
            <text:p>4101,3969,3842,3719,3601,3488,3379,3274,3172,3075,</text:p>
          </table:table-cell>
        </table:table-row>
        <table:table-row table:style-name="ro1">
          <table:table-cell table:number-columns-repeated="2"/>
          <table:table-cell table:formula="of:=[Calculations.F94]" office:value-type="float" office:value="3968.88221954676" calcext:value-type="float">
            <text:p>3968.88221954676</text:p>
          </table:table-cell>
          <table:table-cell table:formula="of:=ROUND([.C95])" office:value-type="float" office:value="3969" calcext:value-type="float">
            <text:p>396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95]" office:value-type="float" office:value="3841.61769636577" calcext:value-type="float">
            <text:p>3841.61769636577</text:p>
          </table:table-cell>
          <table:table-cell table:formula="of:=ROUND([.C96])" office:value-type="float" office:value="3842" calcext:value-type="float">
            <text:p>384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96]" office:value-type="float" office:value="3719.17719691182" calcext:value-type="float">
            <text:p>3719.17719691182</text:p>
          </table:table-cell>
          <table:table-cell table:formula="of:=ROUND([.C97])" office:value-type="float" office:value="3719" calcext:value-type="float">
            <text:p>3719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97]" office:value-type="float" office:value="3601.35220425333" calcext:value-type="float">
            <text:p>3601.35220425333</text:p>
          </table:table-cell>
          <table:table-cell table:formula="of:=ROUND([.C98])" office:value-type="float" office:value="3601" calcext:value-type="float">
            <text:p>3601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98]" office:value-type="float" office:value="3487.94425423278" calcext:value-type="float">
            <text:p>3487.94425423278</text:p>
          </table:table-cell>
          <table:table-cell table:formula="of:=ROUND([.C99])" office:value-type="float" office:value="3488" calcext:value-type="float">
            <text:p>3488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99]" office:value-type="float" office:value="3378.76440313474" calcext:value-type="float">
            <text:p>3378.76440313474</text:p>
          </table:table-cell>
          <table:table-cell table:formula="of:=ROUND([.C100])" office:value-type="float" office:value="3379" calcext:value-type="float">
            <text:p>3379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00]" office:value-type="float" office:value="3273.63272596627" calcext:value-type="float">
            <text:p>3273.63272596627</text:p>
          </table:table-cell>
          <table:table-cell table:formula="of:=ROUND([.C101])" office:value-type="float" office:value="3274" calcext:value-type="float">
            <text:p>327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01]" office:value-type="float" office:value="3172.37784345462" calcext:value-type="float">
            <text:p>3172.37784345462</text:p>
          </table:table-cell>
          <table:table-cell table:formula="of:=ROUND([.C102])" office:value-type="float" office:value="3172" calcext:value-type="float">
            <text:p>317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02]" office:value-type="float" office:value="3074.83647599282" calcext:value-type="float">
            <text:p>3074.83647599282</text:p>
          </table:table-cell>
          <table:table-cell table:formula="of:=ROUND([.C103])" office:value-type="float" office:value="3075" calcext:value-type="float">
            <text:p>30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2">
          <table:table-cell table:number-columns-repeated="2"/>
          <table:table-cell table:formula="of:=[Calculations.F103]" office:value-type="float" office:value="2980.85302287991" calcext:value-type="float">
            <text:p>2980.85302287991</text:p>
          </table:table-cell>
          <table:table-cell table:formula="of:=ROUND([.C104])" office:value-type="float" office:value="2981" calcext:value-type="float">
            <text:p>2981</text:p>
          </table:table-cell>
          <table:table-cell table:formula="of:=[.D105]" office:value-type="float" office:value="2890" calcext:value-type="float">
            <text:p>2890</text:p>
          </table:table-cell>
          <table:table-cell table:formula="of:=[.D106]" office:value-type="float" office:value="2803" calcext:value-type="float">
            <text:p>2803</text:p>
          </table:table-cell>
          <table:table-cell table:formula="of:=[.D107]" office:value-type="float" office:value="2719" calcext:value-type="float">
            <text:p>2719</text:p>
          </table:table-cell>
          <table:table-cell table:formula="of:=[.D108]" office:value-type="float" office:value="2638" calcext:value-type="float">
            <text:p>2638</text:p>
          </table:table-cell>
          <table:table-cell table:formula="of:=[.D109]" office:value-type="float" office:value="2559" calcext:value-type="float">
            <text:p>2559</text:p>
          </table:table-cell>
          <table:table-cell table:formula="of:=[.D110]" office:value-type="float" office:value="2484" calcext:value-type="float">
            <text:p>2484</text:p>
          </table:table-cell>
          <table:table-cell table:formula="of:=[.D111]" office:value-type="float" office:value="2411" calcext:value-type="float">
            <text:p>2411</text:p>
          </table:table-cell>
          <table:table-cell table:formula="of:=[.D112]" office:value-type="float" office:value="2341" calcext:value-type="float">
            <text:p>2341</text:p>
          </table:table-cell>
          <table:table-cell table:formula="of:=[.D113]" office:value-type="float" office:value="2273" calcext:value-type="float">
            <text:p>2273</text:p>
          </table:table-cell>
          <table:table-cell table:formula="of:=CONCATENATE([.N94];CHAR(10);[.D104];&quot;,&quot;;[.E104];&quot;,&quot;;[.F104];&quot;,&quot;;[.G104];&quot;,&quot;;[.H104];&quot;,&quot;;[.I104];&quot;,&quot;;[.J104];&quot;,&quot;;[.K104];&quot;,&quot;;[.L104];&quot;,&quot;;[.M104];&quot;,&quot;)" office:value-type="string" office:string-value="248277,233136,219036,205897,193648,182221,171556,161596,152290,143590,&#10;135452,127837,120707,114028,107768,101898,96391,91222,86369,81809,&#10;77523,73492,69701,66132,62771,59606,56623,53810,51157,48654,&#10;46290,44058,41950,39957,38072,36290,34603,33006,31494,30062,&#10;28704,27417,26197,25039,23940,22897,21906,20964,20070,19219,&#10;18410,17641,16909,16212,15548,14916,14313,13739,13192,12669,&#10;12171,11696,11242,10809,10395,10000,9622,9261,8916,8585,&#10;8269,7967,7678,7400,7135,6881,6637,6403,6179,5965,&#10;5759,5561,5372,5189,5015,4847,4686,4531,4382,4239,&#10;4101,3969,3842,3719,3601,3488,3379,3274,3172,3075,&#10;2981,2890,2803,2719,2638,2559,2484,2411,2341,2273," calcext:value-type="string">
            <text:p>248277,233136,219036,205897,193648,182221,171556,161596,152290,143590,</text:p>
            <text:p>135452,127837,120707,114028,107768,101898,96391,91222,86369,81809,</text:p>
            <text:p>77523,73492,69701,66132,62771,59606,56623,53810,51157,48654,</text:p>
            <text:p>46290,44058,41950,39957,38072,36290,34603,33006,31494,30062,</text:p>
            <text:p>28704,27417,26197,25039,23940,22897,21906,20964,20070,19219,</text:p>
            <text:p>18410,17641,16909,16212,15548,14916,14313,13739,13192,12669,</text:p>
            <text:p>12171,11696,11242,10809,10395,10000,9622,9261,8916,8585,</text:p>
            <text:p>8269,7967,7678,7400,7135,6881,6637,6403,6179,5965,</text:p>
            <text:p>5759,5561,5372,5189,5015,4847,4686,4531,4382,4239,</text:p>
            <text:p>4101,3969,3842,3719,3601,3488,3379,3274,3172,3075,</text:p>
            <text:p>2981,2890,2803,2719,2638,2559,2484,2411,2341,2273,</text:p>
          </table:table-cell>
        </table:table-row>
        <table:table-row table:style-name="ro1">
          <table:table-cell table:number-columns-repeated="2"/>
          <table:table-cell table:formula="of:=[Calculations.F104]" office:value-type="float" office:value="2890.27916531132" calcext:value-type="float">
            <text:p>2890.27916531132</text:p>
          </table:table-cell>
          <table:table-cell table:formula="of:=ROUND([.C105])" office:value-type="float" office:value="2890" calcext:value-type="float">
            <text:p>289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05]" office:value-type="float" office:value="2802.97349167568" calcext:value-type="float">
            <text:p>2802.97349167568</text:p>
          </table:table-cell>
          <table:table-cell table:formula="of:=ROUND([.C106])" office:value-type="float" office:value="2803" calcext:value-type="float">
            <text:p>280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06]" office:value-type="float" office:value="2718.80114380801" calcext:value-type="float">
            <text:p>2718.80114380801</text:p>
          </table:table-cell>
          <table:table-cell table:formula="of:=ROUND([.C107])" office:value-type="float" office:value="2719" calcext:value-type="float">
            <text:p>2719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07]" office:value-type="float" office:value="2637.63348293681" calcext:value-type="float">
            <text:p>2637.63348293681</text:p>
          </table:table-cell>
          <table:table-cell table:formula="of:=ROUND([.C108])" office:value-type="float" office:value="2638" calcext:value-type="float">
            <text:p>2638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08]" office:value-type="float" office:value="2559.34777414389" calcext:value-type="float">
            <text:p>2559.34777414389</text:p>
          </table:table-cell>
          <table:table-cell table:formula="of:=ROUND([.C109])" office:value-type="float" office:value="2559" calcext:value-type="float">
            <text:p>2559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09]" office:value-type="float" office:value="2483.82688823143" calcext:value-type="float">
            <text:p>2483.82688823143</text:p>
          </table:table-cell>
          <table:table-cell table:formula="of:=ROUND([.C110])" office:value-type="float" office:value="2484" calcext:value-type="float">
            <text:p>2484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10]" office:value-type="float" office:value="2410.95901996152" calcext:value-type="float">
            <text:p>2410.95901996152</text:p>
          </table:table-cell>
          <table:table-cell table:formula="of:=ROUND([.C111])" office:value-type="float" office:value="2411" calcext:value-type="float">
            <text:p>2411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11]" office:value-type="float" office:value="2340.63742169914" calcext:value-type="float">
            <text:p>2340.63742169914</text:p>
          </table:table-cell>
          <table:table-cell table:formula="of:=ROUND([.C112])" office:value-type="float" office:value="2341" calcext:value-type="float">
            <text:p>2341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12]" office:value-type="float" office:value="2272.76015155107" calcext:value-type="float">
            <text:p>2272.76015155107</text:p>
          </table:table-cell>
          <table:table-cell table:formula="of:=ROUND([.C113])" office:value-type="float" office:value="2273" calcext:value-type="float">
            <text:p>227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3">
          <table:table-cell table:number-columns-repeated="2"/>
          <table:table-cell table:formula="of:=[Calculations.F113]" office:value-type="float" office:value="2207.22983515009" calcext:value-type="float">
            <text:p>2207.22983515009</text:p>
          </table:table-cell>
          <table:table-cell table:formula="of:=ROUND([.C114])" office:value-type="float" office:value="2207" calcext:value-type="float">
            <text:p>2207</text:p>
          </table:table-cell>
          <table:table-cell table:formula="of:=[.D115]" office:value-type="float" office:value="2144" calcext:value-type="float">
            <text:p>2144</text:p>
          </table:table-cell>
          <table:table-cell table:formula="of:=[.D116]" office:value-type="float" office:value="2083" calcext:value-type="float">
            <text:p>2083</text:p>
          </table:table-cell>
          <table:table-cell table:formula="of:=[.D117]" office:value-type="float" office:value="2024" calcext:value-type="float">
            <text:p>2024</text:p>
          </table:table-cell>
          <table:table-cell table:formula="of:=[.D118]" office:value-type="float" office:value="1967" calcext:value-type="float">
            <text:p>1967</text:p>
          </table:table-cell>
          <table:table-cell table:formula="of:=[.D119]" office:value-type="float" office:value="1912" calcext:value-type="float">
            <text:p>1912</text:p>
          </table:table-cell>
          <table:table-cell table:formula="of:=[.D120]" office:value-type="float" office:value="1858" calcext:value-type="float">
            <text:p>1858</text:p>
          </table:table-cell>
          <table:table-cell table:formula="of:=[.D121]" office:value-type="float" office:value="1807" calcext:value-type="float">
            <text:p>1807</text:p>
          </table:table-cell>
          <table:table-cell table:formula="of:=[.D122]" office:value-type="float" office:value="1757" calcext:value-type="float">
            <text:p>1757</text:p>
          </table:table-cell>
          <table:table-cell table:formula="of:=[.D123]" office:value-type="float" office:value="1709" calcext:value-type="float">
            <text:p>1709</text:p>
          </table:table-cell>
          <table:table-cell table:formula="of:=CONCATENATE([.N104];CHAR(10);[.D114];&quot;,&quot;;[.E114];&quot;,&quot;;[.F114];&quot;,&quot;;[.G114];&quot;,&quot;;[.H114];&quot;,&quot;;[.I114];&quot;,&quot;;[.J114];&quot;,&quot;;[.K114];&quot;,&quot;;[.L114];&quot;,&quot;;[.M114];&quot;,&quot;)" office:value-type="string" office:string-value="248277,233136,219036,205897,193648,182221,171556,161596,152290,143590,&#10;135452,127837,120707,114028,107768,101898,96391,91222,86369,81809,&#10;77523,73492,69701,66132,62771,59606,56623,53810,51157,48654,&#10;46290,44058,41950,39957,38072,36290,34603,33006,31494,30062,&#10;28704,27417,26197,25039,23940,22897,21906,20964,20070,19219,&#10;18410,17641,16909,16212,15548,14916,14313,13739,13192,12669,&#10;12171,11696,11242,10809,10395,10000,9622,9261,8916,8585,&#10;8269,7967,7678,7400,7135,6881,6637,6403,6179,5965,&#10;5759,5561,5372,5189,5015,4847,4686,4531,4382,4239,&#10;4101,3969,3842,3719,3601,3488,3379,3274,3172,3075,&#10;2981,2890,2803,2719,2638,2559,2484,2411,2341,2273,&#10;2207,2144,2083,2024,1967,1912,1858,1807,1757,1709," calcext:value-type="string">
            <text:p>248277,233136,219036,205897,193648,182221,171556,161596,152290,143590,</text:p>
            <text:p>135452,127837,120707,114028,107768,101898,96391,91222,86369,81809,</text:p>
            <text:p>77523,73492,69701,66132,62771,59606,56623,53810,51157,48654,</text:p>
            <text:p>46290,44058,41950,39957,38072,36290,34603,33006,31494,30062,</text:p>
            <text:p>28704,27417,26197,25039,23940,22897,21906,20964,20070,19219,</text:p>
            <text:p>18410,17641,16909,16212,15548,14916,14313,13739,13192,12669,</text:p>
            <text:p>12171,11696,11242,10809,10395,10000,9622,9261,8916,8585,</text:p>
            <text:p>8269,7967,7678,7400,7135,6881,6637,6403,6179,5965,</text:p>
            <text:p>5759,5561,5372,5189,5015,4847,4686,4531,4382,4239,</text:p>
            <text:p>4101,3969,3842,3719,3601,3488,3379,3274,3172,3075,</text:p>
            <text:p>2981,2890,2803,2719,2638,2559,2484,2411,2341,2273,</text:p>
            <text:p>2207,2144,2083,2024,1967,1912,1858,1807,1757,1709,</text:p>
          </table:table-cell>
        </table:table-row>
        <table:table-row table:style-name="ro1">
          <table:table-cell table:number-columns-repeated="2"/>
          <table:table-cell table:formula="of:=[Calculations.F114]" office:value-type="float" office:value="2143.9534402877" calcext:value-type="float">
            <text:p>2143.9534402877</text:p>
          </table:table-cell>
          <table:table-cell table:formula="of:=ROUND([.C115])" office:value-type="float" office:value="2144" calcext:value-type="float">
            <text:p>2144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15]" office:value-type="float" office:value="2082.84206364803" calcext:value-type="float">
            <text:p>2082.84206364803</text:p>
          </table:table-cell>
          <table:table-cell table:formula="of:=ROUND([.C116])" office:value-type="float" office:value="2083" calcext:value-type="float">
            <text:p>208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16]" office:value-type="float" office:value="2023.81072894228" calcext:value-type="float">
            <text:p>2023.81072894228</text:p>
          </table:table-cell>
          <table:table-cell table:formula="of:=ROUND([.C117])"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17]" office:value-type="float" office:value="1966.77819578648" calcext:value-type="float">
            <text:p>1966.77819578648</text:p>
          </table:table-cell>
          <table:table-cell table:formula="of:=ROUND([.C118])" office:value-type="float" office:value="1967" calcext:value-type="float">
            <text:p>1967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18]" office:value-type="float" office:value="1911.6667787058" calcext:value-type="float">
            <text:p>1911.6667787058</text:p>
          </table:table-cell>
          <table:table-cell table:formula="of:=ROUND([.C119])" office:value-type="float" office:value="1912" calcext:value-type="float">
            <text:p>1912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19]" office:value-type="float" office:value="1858.40217568678" calcext:value-type="float">
            <text:p>1858.40217568678</text:p>
          </table:table-cell>
          <table:table-cell table:formula="of:=ROUND([.C120])" office:value-type="float" office:value="1858" calcext:value-type="float">
            <text:p>1858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20]" office:value-type="float" office:value="1806.9133057339" calcext:value-type="float">
            <text:p>1806.9133057339</text:p>
          </table:table-cell>
          <table:table-cell table:formula="of:=ROUND([.C121])" office:value-type="float" office:value="1807" calcext:value-type="float">
            <text:p>1807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21]" office:value-type="float" office:value="1757.13215492047" calcext:value-type="float">
            <text:p>1757.13215492047</text:p>
          </table:table-cell>
          <table:table-cell table:formula="of:=ROUND([.C122])" office:value-type="float" office:value="1757" calcext:value-type="float">
            <text:p>175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22]" office:value-type="float" office:value="1708.99363045441" calcext:value-type="float">
            <text:p>1708.99363045441</text:p>
          </table:table-cell>
          <table:table-cell table:formula="of:=ROUND([.C123])"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4">
          <table:table-cell table:number-columns-repeated="2"/>
          <table:table-cell table:formula="of:=[Calculations.F123]" office:value-type="float" office:value="1662.43542230865" calcext:value-type="float">
            <text:p>1662.43542230865</text:p>
          </table:table-cell>
          <table:table-cell table:formula="of:=ROUND([.C124])" office:value-type="float" office:value="1662" calcext:value-type="float">
            <text:p>1662</text:p>
          </table:table-cell>
          <table:table-cell table:formula="of:=[.D125]" office:value-type="float" office:value="1617" calcext:value-type="float">
            <text:p>1617</text:p>
          </table:table-cell>
          <table:table-cell table:formula="of:=[.D126]" office:value-type="float" office:value="1574" calcext:value-type="float">
            <text:p>1574</text:p>
          </table:table-cell>
          <table:table-cell table:formula="of:=[.D127]" office:value-type="float" office:value="1532" calcext:value-type="float">
            <text:p>1532</text:p>
          </table:table-cell>
          <table:table-cell table:formula="of:=[.D128]" office:value-type="float" office:value="1491" calcext:value-type="float">
            <text:p>1491</text:p>
          </table:table-cell>
          <table:table-cell table:formula="of:=[.D129]" office:value-type="float" office:value="1451" calcext:value-type="float">
            <text:p>1451</text:p>
          </table:table-cell>
          <table:table-cell table:formula="of:=[.D130]" office:value-type="float" office:value="1413" calcext:value-type="float">
            <text:p>1413</text:p>
          </table:table-cell>
          <table:table-cell table:formula="of:=[.D131]" office:value-type="float" office:value="1376" calcext:value-type="float">
            <text:p>1376</text:p>
          </table:table-cell>
          <table:table-cell table:formula="of:=[.D132]" office:value-type="float" office:value="1340" calcext:value-type="float">
            <text:p>1340</text:p>
          </table:table-cell>
          <table:table-cell table:formula="of:=[.D133]" office:value-type="float" office:value="1305" calcext:value-type="float">
            <text:p>1305</text:p>
          </table:table-cell>
          <table:table-cell table:formula="of:=CONCATENATE([.N114];CHAR(10);[.D124];&quot;,&quot;;[.E124];&quot;,&quot;;[.F124];&quot;,&quot;;[.G124];&quot;,&quot;;[.H124];&quot;,&quot;;[.I124];&quot;,&quot;;[.J124];&quot;,&quot;;[.K124];&quot;,&quot;;[.L124];&quot;,&quot;;[.M124];&quot;,&quot;)" office:value-type="string" office:string-value="248277,233136,219036,205897,193648,182221,171556,161596,152290,143590,&#10;135452,127837,120707,114028,107768,101898,96391,91222,86369,81809,&#10;77523,73492,69701,66132,62771,59606,56623,53810,51157,48654,&#10;46290,44058,41950,39957,38072,36290,34603,33006,31494,30062,&#10;28704,27417,26197,25039,23940,22897,21906,20964,20070,19219,&#10;18410,17641,16909,16212,15548,14916,14313,13739,13192,12669,&#10;12171,11696,11242,10809,10395,10000,9622,9261,8916,8585,&#10;8269,7967,7678,7400,7135,6881,6637,6403,6179,5965,&#10;5759,5561,5372,5189,5015,4847,4686,4531,4382,4239,&#10;4101,3969,3842,3719,3601,3488,3379,3274,3172,3075,&#10;2981,2890,2803,2719,2638,2559,2484,2411,2341,2273,&#10;2207,2144,2083,2024,1967,1912,1858,1807,1757,1709,&#10;1662,1617,1574,1532,1491,1451,1413,1376,1340,1305," calcext:value-type="string">
            <text:p>248277,233136,219036,205897,193648,182221,171556,161596,152290,143590,</text:p>
            <text:p>135452,127837,120707,114028,107768,101898,96391,91222,86369,81809,</text:p>
            <text:p>77523,73492,69701,66132,62771,59606,56623,53810,51157,48654,</text:p>
            <text:p>46290,44058,41950,39957,38072,36290,34603,33006,31494,30062,</text:p>
            <text:p>28704,27417,26197,25039,23940,22897,21906,20964,20070,19219,</text:p>
            <text:p>18410,17641,16909,16212,15548,14916,14313,13739,13192,12669,</text:p>
            <text:p>12171,11696,11242,10809,10395,10000,9622,9261,8916,8585,</text:p>
            <text:p>8269,7967,7678,7400,7135,6881,6637,6403,6179,5965,</text:p>
            <text:p>5759,5561,5372,5189,5015,4847,4686,4531,4382,4239,</text:p>
            <text:p>4101,3969,3842,3719,3601,3488,3379,3274,3172,3075,</text:p>
            <text:p>2981,2890,2803,2719,2638,2559,2484,2411,2341,2273,</text:p>
            <text:p>2207,2144,2083,2024,1967,1912,1858,1807,1757,1709,</text:p>
            <text:p>1662,1617,1574,1532,1491,1451,1413,1376,1340,1305,</text:p>
          </table:table-cell>
        </table:table-row>
        <table:table-row table:style-name="ro1">
          <table:table-cell table:number-columns-repeated="2"/>
          <table:table-cell table:formula="of:=[Calculations.F124]" office:value-type="float" office:value="1617.3978719929" calcext:value-type="float">
            <text:p>1617.3978719929</text:p>
          </table:table-cell>
          <table:table-cell table:formula="of:=ROUND([.C125])" office:value-type="float" office:value="1617" calcext:value-type="float">
            <text:p>161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25]" office:value-type="float" office:value="1573.82384806908" calcext:value-type="float">
            <text:p>1573.82384806908</text:p>
          </table:table-cell>
          <table:table-cell table:formula="of:=ROUND([.C126])" office:value-type="float" office:value="1574" calcext:value-type="float">
            <text:p>157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26]" office:value-type="float" office:value="1531.65862803611" calcext:value-type="float">
            <text:p>1531.65862803611</text:p>
          </table:table-cell>
          <table:table-cell table:formula="of:=ROUND([.C127])" office:value-type="float" office:value="1532" calcext:value-type="float">
            <text:p>1532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27]" office:value-type="float" office:value="1490.84978623234" calcext:value-type="float">
            <text:p>1490.84978623234</text:p>
          </table:table-cell>
          <table:table-cell table:formula="of:=ROUND([.C128])" office:value-type="float" office:value="1491" calcext:value-type="float">
            <text:p>1491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28]" office:value-type="float" office:value="1451.34708742454" calcext:value-type="float">
            <text:p>1451.34708742454</text:p>
          </table:table-cell>
          <table:table-cell table:formula="of:=ROUND([.C129])" office:value-type="float" office:value="1451" calcext:value-type="float">
            <text:p>145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29]" office:value-type="float" office:value="1413.10238577193" calcext:value-type="float">
            <text:p>1413.10238577193</text:p>
          </table:table-cell>
          <table:table-cell table:formula="of:=ROUND([.C130])" office:value-type="float" office:value="1413" calcext:value-type="float">
            <text:p>1413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30]" office:value-type="float" office:value="1376.069528872" calcext:value-type="float">
            <text:p>1376.069528872</text:p>
          </table:table-cell>
          <table:table-cell table:formula="of:=ROUND([.C131])" office:value-type="float" office:value="1376" calcext:value-type="float">
            <text:p>1376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31]" office:value-type="float" office:value="1340.20426661216" calcext:value-type="float">
            <text:p>1340.20426661216</text:p>
          </table:table-cell>
          <table:table-cell table:formula="of:=ROUND([.C132])" office:value-type="float" office:value="1340" calcext:value-type="float">
            <text:p>1340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32]" office:value-type="float" office:value="1305.46416456696" calcext:value-type="float">
            <text:p>1305.46416456696</text:p>
          </table:table-cell>
          <table:table-cell table:formula="of:=ROUND([.C133])"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5">
          <table:table-cell table:number-columns-repeated="2"/>
          <table:table-cell table:formula="of:=[Calculations.F133]" office:value-type="float" office:value="1271.80852169631" calcext:value-type="float">
            <text:p>1271.80852169631</text:p>
          </table:table-cell>
          <table:table-cell table:formula="of:=ROUND([.C134])" office:value-type="float" office:value="1272" calcext:value-type="float">
            <text:p>1272</text:p>
          </table:table-cell>
          <table:table-cell table:formula="of:=[.D135]" office:value-type="float" office:value="1239" calcext:value-type="float">
            <text:p>1239</text:p>
          </table:table-cell>
          <table:table-cell table:formula="of:=[.D136]" office:value-type="float" office:value="1208" calcext:value-type="float">
            <text:p>1208</text:p>
          </table:table-cell>
          <table:table-cell table:formula="of:=[.D137]" office:value-type="float" office:value="1177" calcext:value-type="float">
            <text:p>1177</text:p>
          </table:table-cell>
          <table:table-cell table:formula="of:=[.D138]" office:value-type="float" office:value="1147" calcext:value-type="float">
            <text:p>1147</text:p>
          </table:table-cell>
          <table:table-cell table:formula="of:=[.D139]" office:value-type="float" office:value="1118" calcext:value-type="float">
            <text:p>1118</text:p>
          </table:table-cell>
          <table:table-cell table:formula="of:=[.D140]" office:value-type="float" office:value="1091" calcext:value-type="float">
            <text:p>1091</text:p>
          </table:table-cell>
          <table:table-cell table:formula="of:=[.D141]" office:value-type="float" office:value="1063" calcext:value-type="float">
            <text:p>1063</text:p>
          </table:table-cell>
          <table:table-cell table:formula="of:=[.D142]" office:value-type="float" office:value="1037" calcext:value-type="float">
            <text:p>1037</text:p>
          </table:table-cell>
          <table:table-cell table:formula="of:=[.D143]" office:value-type="float" office:value="1012" calcext:value-type="float">
            <text:p>1012</text:p>
          </table:table-cell>
          <table:table-cell table:formula="of:=CONCATENATE([.N124];CHAR(10);[.D134];&quot;,&quot;;[.E134];&quot;,&quot;;[.F134];&quot;,&quot;;[.G134];&quot;,&quot;;[.H134];&quot;,&quot;;[.I134];&quot;,&quot;;[.J134];&quot;,&quot;;[.K134];&quot;,&quot;;[.L134];&quot;,&quot;;[.M134];&quot;,&quot;)" office:value-type="string" office:string-value="248277,233136,219036,205897,193648,182221,171556,161596,152290,143590,&#10;135452,127837,120707,114028,107768,101898,96391,91222,86369,81809,&#10;77523,73492,69701,66132,62771,59606,56623,53810,51157,48654,&#10;46290,44058,41950,39957,38072,36290,34603,33006,31494,30062,&#10;28704,27417,26197,25039,23940,22897,21906,20964,20070,19219,&#10;18410,17641,16909,16212,15548,14916,14313,13739,13192,12669,&#10;12171,11696,11242,10809,10395,10000,9622,9261,8916,8585,&#10;8269,7967,7678,7400,7135,6881,6637,6403,6179,5965,&#10;5759,5561,5372,5189,5015,4847,4686,4531,4382,4239,&#10;4101,3969,3842,3719,3601,3488,3379,3274,3172,3075,&#10;2981,2890,2803,2719,2638,2559,2484,2411,2341,2273,&#10;2207,2144,2083,2024,1967,1912,1858,1807,1757,1709,&#10;1662,1617,1574,1532,1491,1451,1413,1376,1340,1305,&#10;1272,1239,1208,1177,1147,1118,1091,1063,1037,1012," calcext:value-type="string">
            <text:p>248277,233136,219036,205897,193648,182221,171556,161596,152290,143590,</text:p>
            <text:p>135452,127837,120707,114028,107768,101898,96391,91222,86369,81809,</text:p>
            <text:p>77523,73492,69701,66132,62771,59606,56623,53810,51157,48654,</text:p>
            <text:p>46290,44058,41950,39957,38072,36290,34603,33006,31494,30062,</text:p>
            <text:p>28704,27417,26197,25039,23940,22897,21906,20964,20070,19219,</text:p>
            <text:p>18410,17641,16909,16212,15548,14916,14313,13739,13192,12669,</text:p>
            <text:p>12171,11696,11242,10809,10395,10000,9622,9261,8916,8585,</text:p>
            <text:p>8269,7967,7678,7400,7135,6881,6637,6403,6179,5965,</text:p>
            <text:p>5759,5561,5372,5189,5015,4847,4686,4531,4382,4239,</text:p>
            <text:p>4101,3969,3842,3719,3601,3488,3379,3274,3172,3075,</text:p>
            <text:p>2981,2890,2803,2719,2638,2559,2484,2411,2341,2273,</text:p>
            <text:p>2207,2144,2083,2024,1967,1912,1858,1807,1757,1709,</text:p>
            <text:p>1662,1617,1574,1532,1491,1451,1413,1376,1340,1305,</text:p>
            <text:p>1272,1239,1208,1177,1147,1118,1091,1063,1037,1012,</text:p>
          </table:table-cell>
        </table:table-row>
        <table:table-row table:style-name="ro1">
          <table:table-cell table:number-columns-repeated="2"/>
          <table:table-cell table:formula="of:=[Calculations.F134]" office:value-type="float" office:value="1239.19829211362" calcext:value-type="float">
            <text:p>1239.19829211362</text:p>
          </table:table-cell>
          <table:table-cell table:formula="of:=ROUND([.C135])" office:value-type="float" office:value="1239" calcext:value-type="float">
            <text:p>123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35]" office:value-type="float" office:value="1207.59601070651" calcext:value-type="float">
            <text:p>1207.59601070651</text:p>
          </table:table-cell>
          <table:table-cell table:formula="of:=ROUND([.C136])" office:value-type="float" office:value="1208" calcext:value-type="float">
            <text:p>120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36]" office:value-type="float" office:value="1176.96572240508" calcext:value-type="float">
            <text:p>1176.96572240508</text:p>
          </table:table-cell>
          <table:table-cell table:formula="of:=ROUND([.C137])" office:value-type="float" office:value="1177" calcext:value-type="float">
            <text:p>1177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37]" office:value-type="float" office:value="1147.2729149043" calcext:value-type="float">
            <text:p>1147.2729149043</text:p>
          </table:table-cell>
          <table:table-cell table:formula="of:=ROUND([.C138])" office:value-type="float" office:value="1147" calcext:value-type="float">
            <text:p>1147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38]" office:value-type="float" office:value="1118.48445465834" calcext:value-type="float">
            <text:p>1118.48445465834</text:p>
          </table:table-cell>
          <table:table-cell table:formula="of:=ROUND([.C139])" office:value-type="float" office:value="1118" calcext:value-type="float">
            <text:p>1118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39]" office:value-type="float" office:value="1090.56852597463" calcext:value-type="float">
            <text:p>1090.56852597463</text:p>
          </table:table-cell>
          <table:table-cell table:formula="of:=ROUND([.C140])" office:value-type="float" office:value="1091" calcext:value-type="float">
            <text:p>1091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40]" office:value-type="float" office:value="1063.49457304558" calcext:value-type="float">
            <text:p>1063.49457304558</text:p>
          </table:table-cell>
          <table:table-cell table:formula="of:=ROUND([.C141])" office:value-type="float" office:value="1063" calcext:value-type="float">
            <text:p>1063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41]" office:value-type="float" office:value="1037.23324476451" calcext:value-type="float">
            <text:p>1037.23324476451</text:p>
          </table:table-cell>
          <table:table-cell table:formula="of:=ROUND([.C142])" office:value-type="float" office:value="1037" calcext:value-type="float">
            <text:p>103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42]" office:value-type="float" office:value="1011.75634218136" calcext:value-type="float">
            <text:p>1011.75634218136</text:p>
          </table:table-cell>
          <table:table-cell table:formula="of:=ROUND([.C143])"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6">
          <table:table-cell table:number-columns-repeated="2"/>
          <table:table-cell table:formula="of:=[Calculations.F143]" office:value-type="float" office:value="987.036768461581" calcext:value-type="float">
            <text:p>987.036768461581</text:p>
          </table:table-cell>
          <table:table-cell table:formula="of:=ROUND([.C144])" office:value-type="float" office:value="987" calcext:value-type="float">
            <text:p>987</text:p>
          </table:table-cell>
          <table:table-cell table:formula="of:=[.D145]" office:value-type="float" office:value="963" calcext:value-type="float">
            <text:p>963</text:p>
          </table:table-cell>
          <table:table-cell table:formula="of:=[.D146]" office:value-type="float" office:value="940" calcext:value-type="float">
            <text:p>940</text:p>
          </table:table-cell>
          <table:table-cell table:formula="of:=[.D147]" office:value-type="float" office:value="917" calcext:value-type="float">
            <text:p>917</text:p>
          </table:table-cell>
          <table:table-cell table:formula="of:=[.D148]" office:value-type="float" office:value="895" calcext:value-type="float">
            <text:p>895</text:p>
          </table:table-cell>
          <table:table-cell table:formula="of:=[.D149]" office:value-type="float" office:value="874" calcext:value-type="float">
            <text:p>874</text:p>
          </table:table-cell>
          <table:table-cell table:formula="of:=[.D150]" office:value-type="float" office:value="0" calcext:value-type="float">
            <text:p>0</text:p>
          </table:table-cell>
          <table:table-cell table:formula="of:=[.D151]" office:value-type="float" office:value="0" calcext:value-type="float">
            <text:p>0</text:p>
          </table:table-cell>
          <table:table-cell table:formula="of:=[.D152]" office:value-type="float" office:value="0" calcext:value-type="float">
            <text:p>0</text:p>
          </table:table-cell>
          <table:table-cell table:formula="of:=[.D153]" office:value-type="float" office:value="0" calcext:value-type="float">
            <text:p>0</text:p>
          </table:table-cell>
          <table:table-cell table:formula="of:=CONCATENATE([.N134];CHAR(10);[.D144];&quot;,&quot;;[.E144];&quot;,&quot;;[.F144];&quot;,&quot;;[.G144];&quot;,&quot;;[.H144];&quot;,&quot;;[.I144])" office:value-type="string" office:string-value="248277,233136,219036,205897,193648,182221,171556,161596,152290,143590,&#10;135452,127837,120707,114028,107768,101898,96391,91222,86369,81809,&#10;77523,73492,69701,66132,62771,59606,56623,53810,51157,48654,&#10;46290,44058,41950,39957,38072,36290,34603,33006,31494,30062,&#10;28704,27417,26197,25039,23940,22897,21906,20964,20070,19219,&#10;18410,17641,16909,16212,15548,14916,14313,13739,13192,12669,&#10;12171,11696,11242,10809,10395,10000,9622,9261,8916,8585,&#10;8269,7967,7678,7400,7135,6881,6637,6403,6179,5965,&#10;5759,5561,5372,5189,5015,4847,4686,4531,4382,4239,&#10;4101,3969,3842,3719,3601,3488,3379,3274,3172,3075,&#10;2981,2890,2803,2719,2638,2559,2484,2411,2341,2273,&#10;2207,2144,2083,2024,1967,1912,1858,1807,1757,1709,&#10;1662,1617,1574,1532,1491,1451,1413,1376,1340,1305,&#10;1272,1239,1208,1177,1147,1118,1091,1063,1037,1012,&#10;987,963,940,917,895,874" calcext:value-type="string">
            <text:p>248277,233136,219036,205897,193648,182221,171556,161596,152290,143590,</text:p>
            <text:p>135452,127837,120707,114028,107768,101898,96391,91222,86369,81809,</text:p>
            <text:p>77523,73492,69701,66132,62771,59606,56623,53810,51157,48654,</text:p>
            <text:p>46290,44058,41950,39957,38072,36290,34603,33006,31494,30062,</text:p>
            <text:p>28704,27417,26197,25039,23940,22897,21906,20964,20070,19219,</text:p>
            <text:p>18410,17641,16909,16212,15548,14916,14313,13739,13192,12669,</text:p>
            <text:p>12171,11696,11242,10809,10395,10000,9622,9261,8916,8585,</text:p>
            <text:p>8269,7967,7678,7400,7135,6881,6637,6403,6179,5965,</text:p>
            <text:p>5759,5561,5372,5189,5015,4847,4686,4531,4382,4239,</text:p>
            <text:p>4101,3969,3842,3719,3601,3488,3379,3274,3172,3075,</text:p>
            <text:p>2981,2890,2803,2719,2638,2559,2484,2411,2341,2273,</text:p>
            <text:p>2207,2144,2083,2024,1967,1912,1858,1807,1757,1709,</text:p>
            <text:p>1662,1617,1574,1532,1491,1451,1413,1376,1340,1305,</text:p>
            <text:p>1272,1239,1208,1177,1147,1118,1091,1063,1037,1012,</text:p>
            <text:p>987,963,940,917,895,874</text:p>
          </table:table-cell>
        </table:table-row>
        <table:table-row table:style-name="ro1">
          <table:table-cell table:number-columns-repeated="2"/>
          <table:table-cell table:formula="of:=[Calculations.F144]" office:value-type="float" office:value="963.048481219105" calcext:value-type="float">
            <text:p>963.048481219105</text:p>
          </table:table-cell>
          <table:table-cell table:formula="of:=ROUND([.C145])" office:value-type="float" office:value="963" calcext:value-type="float">
            <text:p>96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45]" office:value-type="float" office:value="939.766447101741" calcext:value-type="float">
            <text:p>939.766447101741</text:p>
          </table:table-cell>
          <table:table-cell table:formula="of:=ROUND([.C146])" office:value-type="float" office:value="940" calcext:value-type="float">
            <text:p>94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46]" office:value-type="float" office:value="917.166598513715" calcext:value-type="float">
            <text:p>917.166598513715</text:p>
          </table:table-cell>
          <table:table-cell table:formula="of:=ROUND([.C147])" office:value-type="float" office:value="917" calcext:value-type="float">
            <text:p>917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47]" office:value-type="float" office:value="895.225792366593" calcext:value-type="float">
            <text:p>895.225792366593</text:p>
          </table:table-cell>
          <table:table-cell table:formula="of:=ROUND([.C148])" office:value-type="float" office:value="895" calcext:value-type="float">
            <text:p>895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F148]" office:value-type="float" office:value="873.921770755721" calcext:value-type="float">
            <text:p>873.921770755721</text:p>
          </table:table-cell>
          <table:table-cell table:formula="of:=ROUND([.C149])" office:value-type="float" office:value="874" calcext:value-type="float">
            <text:p>874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table table:name="LUT LID" table:style-name="ta1">
        <table:table-column table:style-name="co1" table:number-columns-repeated="14" table:default-cell-style-name="Default"/>
        <table:table-row table:style-name="ro2" table:number-rows-repeated="2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[Calculations.K3]" office:value-type="float" office:value="28704.2903897308" calcext:value-type="float">
            <text:p>28704.2903897308</text:p>
          </table:table-cell>
          <table:table-cell table:formula="of:=ROUND([.C4])" office:value-type="float" office:value="28704" calcext:value-type="float">
            <text:p>28704</text:p>
          </table:table-cell>
          <table:table-cell table:formula="of:=[.D5]" office:value-type="float" office:value="27417" calcext:value-type="float">
            <text:p>27417</text:p>
          </table:table-cell>
          <table:table-cell table:formula="of:=[.D6]" office:value-type="float" office:value="26197" calcext:value-type="float">
            <text:p>26197</text:p>
          </table:table-cell>
          <table:table-cell table:formula="of:=[.D7]" office:value-type="float" office:value="25039" calcext:value-type="float">
            <text:p>25039</text:p>
          </table:table-cell>
          <table:table-cell table:formula="of:=[.D8]" office:value-type="float" office:value="23940" calcext:value-type="float">
            <text:p>23940</text:p>
          </table:table-cell>
          <table:table-cell table:formula="of:=[.D9]" office:value-type="float" office:value="22897" calcext:value-type="float">
            <text:p>22897</text:p>
          </table:table-cell>
          <table:table-cell table:formula="of:=[.D10]" office:value-type="float" office:value="21906" calcext:value-type="float">
            <text:p>21906</text:p>
          </table:table-cell>
          <table:table-cell table:formula="of:=[.D11]" office:value-type="float" office:value="20964" calcext:value-type="float">
            <text:p>20964</text:p>
          </table:table-cell>
          <table:table-cell table:formula="of:=[.D12]" office:value-type="float" office:value="20070" calcext:value-type="float">
            <text:p>20070</text:p>
          </table:table-cell>
          <table:table-cell table:formula="of:=[.D13]" office:value-type="float" office:value="19219" calcext:value-type="float">
            <text:p>19219</text:p>
          </table:table-cell>
          <table:table-cell table:formula="of:=CONCATENATE([.D4];&quot;,&quot;;[.E4];&quot;,&quot;;[.F4];&quot;,&quot;;[.G4];&quot;,&quot;;[.H4];&quot;,&quot;;[.I4];&quot;,&quot;;[.J4];&quot;,&quot;;[.K4];&quot;,&quot;;[.L4];&quot;,&quot;;[.M4];&quot;,&quot;)" office:value-type="string" office:string-value="28704,27417,26197,25039,23940,22897,21906,20964,20070,19219," calcext:value-type="string">
            <text:p>28704,27417,26197,25039,23940,22897,21906,20964,20070,19219,</text:p>
          </table:table-cell>
        </table:table-row>
        <table:table-row table:style-name="ro1">
          <table:table-cell table:number-columns-repeated="2"/>
          <table:table-cell table:formula="of:=[Calculations.K4]" office:value-type="float" office:value="27417.3410946033" calcext:value-type="float">
            <text:p>27417.3410946033</text:p>
          </table:table-cell>
          <table:table-cell table:formula="of:=ROUND([.C5])" office:value-type="float" office:value="27417" calcext:value-type="float">
            <text:p>2741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5]" office:value-type="float" office:value="26196.8250444014" calcext:value-type="float">
            <text:p>26196.8250444014</text:p>
          </table:table-cell>
          <table:table-cell table:formula="of:=ROUND([.C6])" office:value-type="float" office:value="26197" calcext:value-type="float">
            <text:p>2619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6]" office:value-type="float" office:value="25038.8982694225" calcext:value-type="float">
            <text:p>25038.8982694225</text:p>
          </table:table-cell>
          <table:table-cell table:formula="of:=ROUND([.C7])" office:value-type="float" office:value="25039" calcext:value-type="float">
            <text:p>25039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7]" office:value-type="float" office:value="23939.9617770541" calcext:value-type="float">
            <text:p>23939.9617770541</text:p>
          </table:table-cell>
          <table:table-cell table:formula="of:=ROUND([.C8])" office:value-type="float" office:value="23940" calcext:value-type="float">
            <text:p>2394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8]" office:value-type="float" office:value="22896.6445710341" calcext:value-type="float">
            <text:p>22896.6445710341</text:p>
          </table:table-cell>
          <table:table-cell table:formula="of:=ROUND([.C9])" office:value-type="float" office:value="22897" calcext:value-type="float">
            <text:p>22897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9]" office:value-type="float" office:value="21905.7879387354" calcext:value-type="float">
            <text:p>21905.7879387354</text:p>
          </table:table-cell>
          <table:table-cell table:formula="of:=ROUND([.C10])" office:value-type="float" office:value="21906" calcext:value-type="float">
            <text:p>21906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10]" office:value-type="float" office:value="20964.4309052313" calcext:value-type="float">
            <text:p>20964.4309052313</text:p>
          </table:table-cell>
          <table:table-cell table:formula="of:=ROUND([.C11])" office:value-type="float" office:value="20964" calcext:value-type="float">
            <text:p>2096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11]" office:value-type="float" office:value="20069.7967614875" calcext:value-type="float">
            <text:p>20069.7967614875</text:p>
          </table:table-cell>
          <table:table-cell table:formula="of:=ROUND([.C12])" office:value-type="float" office:value="20070" calcext:value-type="float">
            <text:p>20070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12]" office:value-type="float" office:value="19219.2805818479" calcext:value-type="float">
            <text:p>19219.2805818479</text:p>
          </table:table-cell>
          <table:table-cell table:formula="of:=ROUND([.C13])" office:value-type="float" office:value="19219" calcext:value-type="float">
            <text:p>1921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2"/>
          <table:table-cell table:formula="of:=[Calculations.K13]" office:value-type="float" office:value="18410.437653103" calcext:value-type="float">
            <text:p>18410.437653103</text:p>
          </table:table-cell>
          <table:table-cell table:formula="of:=ROUND([.C14])" office:value-type="float" office:value="18410" calcext:value-type="float">
            <text:p>18410</text:p>
          </table:table-cell>
          <table:table-cell table:formula="of:=[.D15]" office:value-type="float" office:value="17641" calcext:value-type="float">
            <text:p>17641</text:p>
          </table:table-cell>
          <table:table-cell table:formula="of:=[.D16]" office:value-type="float" office:value="16909" calcext:value-type="float">
            <text:p>16909</text:p>
          </table:table-cell>
          <table:table-cell table:formula="of:=[.D17]" office:value-type="float" office:value="16212" calcext:value-type="float">
            <text:p>16212</text:p>
          </table:table-cell>
          <table:table-cell table:formula="of:=[.D18]" office:value-type="float" office:value="15548" calcext:value-type="float">
            <text:p>15548</text:p>
          </table:table-cell>
          <table:table-cell table:formula="of:=[.D19]" office:value-type="float" office:value="14916" calcext:value-type="float">
            <text:p>14916</text:p>
          </table:table-cell>
          <table:table-cell table:formula="of:=[.D20]" office:value-type="float" office:value="14313" calcext:value-type="float">
            <text:p>14313</text:p>
          </table:table-cell>
          <table:table-cell table:formula="of:=[.D21]" office:value-type="float" office:value="13739" calcext:value-type="float">
            <text:p>13739</text:p>
          </table:table-cell>
          <table:table-cell table:formula="of:=[.D22]" office:value-type="float" office:value="13192" calcext:value-type="float">
            <text:p>13192</text:p>
          </table:table-cell>
          <table:table-cell table:formula="of:=[.D23]" office:value-type="float" office:value="12669" calcext:value-type="float">
            <text:p>12669</text:p>
          </table:table-cell>
          <table:table-cell table:formula="of:=CONCATENATE([.N4];CHAR(10);[.D14];&quot;,&quot;;[.E14];&quot;,&quot;;[.F14];&quot;,&quot;;[.G14];&quot;,&quot;;[.H14];&quot;,&quot;;[.I14];&quot;,&quot;;[.J14];&quot;,&quot;;[.K14];&quot;,&quot;;[.L14];&quot;,&quot;;[.M14];&quot;,&quot;)" office:value-type="string" office:string-value="28704,27417,26197,25039,23940,22897,21906,20964,20070,19219,&#10;18410,17641,16909,16212,15548,14916,14313,13739,13192,12669," calcext:value-type="string">
            <text:p>28704,27417,26197,25039,23940,22897,21906,20964,20070,19219,</text:p>
            <text:p>18410,17641,16909,16212,15548,14916,14313,13739,13192,12669,</text:p>
          </table:table-cell>
        </table:table-row>
        <table:table-row table:style-name="ro1">
          <table:table-cell table:number-columns-repeated="2"/>
          <table:table-cell table:formula="of:=[Calculations.K14]" office:value-type="float" office:value="17640.9727439183" calcext:value-type="float">
            <text:p>17640.9727439183</text:p>
          </table:table-cell>
          <table:table-cell table:formula="of:=ROUND([.C15])" office:value-type="float" office:value="17641" calcext:value-type="float">
            <text:p>1764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15]" office:value-type="float" office:value="16908.7301493192" calcext:value-type="float">
            <text:p>16908.7301493192</text:p>
          </table:table-cell>
          <table:table-cell table:formula="of:=ROUND([.C16])" office:value-type="float" office:value="16909" calcext:value-type="float">
            <text:p>1690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16]" office:value-type="float" office:value="16211.6844503217" calcext:value-type="float">
            <text:p>16211.6844503217</text:p>
          </table:table-cell>
          <table:table-cell table:formula="of:=ROUND([.C17])" office:value-type="float" office:value="16212" calcext:value-type="float">
            <text:p>16212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17]" office:value-type="float" office:value="15547.931933727" calcext:value-type="float">
            <text:p>15547.931933727</text:p>
          </table:table-cell>
          <table:table-cell table:formula="of:=ROUND([.C18])" office:value-type="float" office:value="15548" calcext:value-type="float">
            <text:p>15548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18]" office:value-type="float" office:value="14915.6826215925" calcext:value-type="float">
            <text:p>14915.6826215925</text:p>
          </table:table-cell>
          <table:table-cell table:formula="of:=ROUND([.C19])" office:value-type="float" office:value="14916" calcext:value-type="float">
            <text:p>14916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19]" office:value-type="float" office:value="14313.2528639975" calcext:value-type="float">
            <text:p>14313.2528639975</text:p>
          </table:table-cell>
          <table:table-cell table:formula="of:=ROUND([.C20])" office:value-type="float" office:value="14313" calcext:value-type="float">
            <text:p>14313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20]" office:value-type="float" office:value="13739.0584524797" calcext:value-type="float">
            <text:p>13739.0584524797</text:p>
          </table:table-cell>
          <table:table-cell table:formula="of:=ROUND([.C21])" office:value-type="float" office:value="13739" calcext:value-type="float">
            <text:p>1373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21]" office:value-type="float" office:value="13191.6082149469" calcext:value-type="float">
            <text:p>13191.6082149469</text:p>
          </table:table-cell>
          <table:table-cell table:formula="of:=ROUND([.C22])" office:value-type="float" office:value="13192" calcext:value-type="float">
            <text:p>1319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22]" office:value-type="float" office:value="12669.4980560098" calcext:value-type="float">
            <text:p>12669.4980560098</text:p>
          </table:table-cell>
          <table:table-cell table:formula="of:=ROUND([.C23])" office:value-type="float" office:value="12669" calcext:value-type="float">
            <text:p>1266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4">
          <table:table-cell table:number-columns-repeated="2"/>
          <table:table-cell table:formula="of:=[Calculations.K23]" office:value-type="float" office:value="12171.4054095562" calcext:value-type="float">
            <text:p>12171.4054095562</text:p>
          </table:table-cell>
          <table:table-cell table:formula="of:=ROUND([.C24])" office:value-type="float" office:value="12171" calcext:value-type="float">
            <text:p>12171</text:p>
          </table:table-cell>
          <table:table-cell table:formula="of:=[.D25]" office:value-type="float" office:value="11696" calcext:value-type="float">
            <text:p>11696</text:p>
          </table:table-cell>
          <table:table-cell table:formula="of:=[.D26]" office:value-type="float" office:value="11242" calcext:value-type="float">
            <text:p>11242</text:p>
          </table:table-cell>
          <table:table-cell table:formula="of:=[.D27]" office:value-type="float" office:value="10809" calcext:value-type="float">
            <text:p>10809</text:p>
          </table:table-cell>
          <table:table-cell table:formula="of:=[.D28]" office:value-type="float" office:value="10395" calcext:value-type="float">
            <text:p>10395</text:p>
          </table:table-cell>
          <table:table-cell table:formula="of:=[.D29]" office:value-type="float" office:value="10000" calcext:value-type="float">
            <text:p>10000</text:p>
          </table:table-cell>
          <table:table-cell table:formula="of:=[.D30]" office:value-type="float" office:value="9622" calcext:value-type="float">
            <text:p>9622</text:p>
          </table:table-cell>
          <table:table-cell table:formula="of:=[.D31]" office:value-type="float" office:value="9261" calcext:value-type="float">
            <text:p>9261</text:p>
          </table:table-cell>
          <table:table-cell table:formula="of:=[.D32]" office:value-type="float" office:value="8916" calcext:value-type="float">
            <text:p>8916</text:p>
          </table:table-cell>
          <table:table-cell table:formula="of:=[.D33]" office:value-type="float" office:value="8585" calcext:value-type="float">
            <text:p>8585</text:p>
          </table:table-cell>
          <table:table-cell table:formula="of:=CONCATENATE([.N14];CHAR(10);[.D24];&quot;,&quot;;[.E24];&quot;,&quot;;[.F24];&quot;,&quot;;[.G24];&quot;,&quot;;[.H24];&quot;,&quot;;[.I24];&quot;,&quot;;[.J24];&quot;,&quot;;[.K24];&quot;,&quot;;[.L24];&quot;,&quot;;[.M24];&quot;,&quot;)" office:value-type="string" office:string-value="28704,27417,26197,25039,23940,22897,21906,20964,20070,19219,&#10;18410,17641,16909,16212,15548,14916,14313,13739,13192,12669,&#10;12171,11696,11242,10809,10395,10000,9622,9261,8916,8585," calcext:value-type="string">
            <text:p>28704,27417,26197,25039,23940,22897,21906,20964,20070,19219,</text:p>
            <text:p>18410,17641,16909,16212,15548,14916,14313,13739,13192,12669,</text:p>
            <text:p>12171,11696,11242,10809,10395,10000,9622,9261,8916,8585,</text:p>
          </table:table-cell>
        </table:table-row>
        <table:table-row table:style-name="ro1">
          <table:table-cell table:number-columns-repeated="2"/>
          <table:table-cell table:formula="of:=[Calculations.K24]" office:value-type="float" office:value="11696.084073014" calcext:value-type="float">
            <text:p>11696.084073014</text:p>
          </table:table-cell>
          <table:table-cell table:formula="of:=ROUND([.C25])" office:value-type="float" office:value="11696" calcext:value-type="float">
            <text:p>1169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25]" office:value-type="float" office:value="11242.3593951664" calcext:value-type="float">
            <text:p>11242.3593951664</text:p>
          </table:table-cell>
          <table:table-cell table:formula="of:=ROUND([.C26])" office:value-type="float" office:value="11242" calcext:value-type="float">
            <text:p>1124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26]" office:value-type="float" office:value="10809.123791585" calcext:value-type="float">
            <text:p>10809.123791585</text:p>
          </table:table-cell>
          <table:table-cell table:formula="of:=ROUND([.C27])" office:value-type="float" office:value="10809" calcext:value-type="float">
            <text:p>10809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27]" office:value-type="float" office:value="10395.3325637776" calcext:value-type="float">
            <text:p>10395.3325637776</text:p>
          </table:table-cell>
          <table:table-cell table:formula="of:=ROUND([.C28])" office:value-type="float" office:value="10395" calcext:value-type="float">
            <text:p>10395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28]" office:value-type="float" office:value="10000" calcext:value-type="float">
            <text:p>10000</text:p>
          </table:table-cell>
          <table:table-cell table:formula="of:=ROUND([.C29])"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29]" office:value-type="float" office:value="9622.19573738993" calcext:value-type="float">
            <text:p>9622.19573738993</text:p>
          </table:table-cell>
          <table:table-cell table:formula="of:=ROUND([.C30])" office:value-type="float" office:value="9622" calcext:value-type="float">
            <text:p>9622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30]" office:value-type="float" office:value="9261.04136664338" calcext:value-type="float">
            <text:p>9261.04136664338</text:p>
          </table:table-cell>
          <table:table-cell table:formula="of:=ROUND([.C31])" office:value-type="float" office:value="9261" calcext:value-type="float">
            <text:p>9261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31]" office:value-type="float" office:value="8915.70726189301" calcext:value-type="float">
            <text:p>8915.70726189301</text:p>
          </table:table-cell>
          <table:table-cell table:formula="of:=ROUND([.C32])" office:value-type="float" office:value="8916" calcext:value-type="float">
            <text:p>8916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32]" office:value-type="float" office:value="8585.40961976827" calcext:value-type="float">
            <text:p>8585.40961976827</text:p>
          </table:table-cell>
          <table:table-cell table:formula="of:=ROUND([.C33])" office:value-type="float" office:value="8585" calcext:value-type="float">
            <text:p>858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5">
          <table:table-cell table:number-columns-repeated="2"/>
          <table:table-cell table:formula="of:=[Calculations.K33]" office:value-type="float" office:value="8269.40769283149" calcext:value-type="float">
            <text:p>8269.40769283149</text:p>
          </table:table-cell>
          <table:table-cell table:formula="of:=ROUND([.C34])" office:value-type="float" office:value="8269" calcext:value-type="float">
            <text:p>8269</text:p>
          </table:table-cell>
          <table:table-cell table:formula="of:=[.D35]" office:value-type="float" office:value="7967" calcext:value-type="float">
            <text:p>7967</text:p>
          </table:table-cell>
          <table:table-cell table:formula="of:=[.D36]" office:value-type="float" office:value="7678" calcext:value-type="float">
            <text:p>7678</text:p>
          </table:table-cell>
          <table:table-cell table:formula="of:=[.D37]" office:value-type="float" office:value="7400" calcext:value-type="float">
            <text:p>7400</text:p>
          </table:table-cell>
          <table:table-cell table:formula="of:=[.D38]" office:value-type="float" office:value="7135" calcext:value-type="float">
            <text:p>7135</text:p>
          </table:table-cell>
          <table:table-cell table:formula="of:=[.D39]" office:value-type="float" office:value="6881" calcext:value-type="float">
            <text:p>6881</text:p>
          </table:table-cell>
          <table:table-cell table:formula="of:=[.D40]" office:value-type="float" office:value="6637" calcext:value-type="float">
            <text:p>6637</text:p>
          </table:table-cell>
          <table:table-cell table:formula="of:=[.D41]" office:value-type="float" office:value="6403" calcext:value-type="float">
            <text:p>6403</text:p>
          </table:table-cell>
          <table:table-cell table:formula="of:=[.D42]" office:value-type="float" office:value="6179" calcext:value-type="float">
            <text:p>6179</text:p>
          </table:table-cell>
          <table:table-cell table:formula="of:=[.D43]" office:value-type="float" office:value="5965" calcext:value-type="float">
            <text:p>5965</text:p>
          </table:table-cell>
          <table:table-cell table:formula="of:=CONCATENATE([.N24];CHAR(10);[.D34];&quot;,&quot;;[.E34];&quot;,&quot;;[.F34];&quot;,&quot;;[.G34];&quot;,&quot;;[.H34];&quot;,&quot;;[.I34];&quot;,&quot;;[.J34];&quot;,&quot;;[.K34];&quot;,&quot;;[.L34];&quot;,&quot;;[.M34];&quot;,&quot;)" office:value-type="string" office:string-value="28704,27417,26197,25039,23940,22897,21906,20964,20070,19219,&#10;18410,17641,16909,16212,15548,14916,14313,13739,13192,12669,&#10;12171,11696,11242,10809,10395,10000,9622,9261,8916,8585,&#10;8269,7967,7678,7400,7135,6881,6637,6403,6179,5965," calcext:value-type="string">
            <text:p>28704,27417,26197,25039,23940,22897,21906,20964,20070,19219,</text:p>
            <text:p>18410,17641,16909,16212,15548,14916,14313,13739,13192,12669,</text:p>
            <text:p>12171,11696,11242,10809,10395,10000,9622,9261,8916,8585,</text:p>
            <text:p>8269,7967,7678,7400,7135,6881,6637,6403,6179,5965,</text:p>
          </table:table-cell>
        </table:table-row>
        <table:table-row table:style-name="ro1">
          <table:table-cell table:number-columns-repeated="2"/>
          <table:table-cell table:formula="of:=[Calculations.K34]" office:value-type="float" office:value="7967.00120370081" calcext:value-type="float">
            <text:p>7967.00120370081</text:p>
          </table:table-cell>
          <table:table-cell table:formula="of:=ROUND([.C35])" office:value-type="float" office:value="7967" calcext:value-type="float">
            <text:p>796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35]" office:value-type="float" office:value="7677.52792719853" calcext:value-type="float">
            <text:p>7677.52792719853</text:p>
          </table:table-cell>
          <table:table-cell table:formula="of:=ROUND([.C36])" office:value-type="float" office:value="7678" calcext:value-type="float">
            <text:p>767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36]" office:value-type="float" office:value="7400.36142880896" calcext:value-type="float">
            <text:p>7400.36142880896</text:p>
          </table:table-cell>
          <table:table-cell table:formula="of:=ROUND([.C37])" office:value-type="float" office:value="7400" calcext:value-type="float">
            <text:p>740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37]" office:value-type="float" office:value="7134.90894860062" calcext:value-type="float">
            <text:p>7134.90894860062</text:p>
          </table:table-cell>
          <table:table-cell table:formula="of:=ROUND([.C38])" office:value-type="float" office:value="7135" calcext:value-type="float">
            <text:p>7135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38]" office:value-type="float" office:value="6880.60942057031" calcext:value-type="float">
            <text:p>6880.60942057031</text:p>
          </table:table-cell>
          <table:table-cell table:formula="of:=ROUND([.C39])" office:value-type="float" office:value="6881" calcext:value-type="float">
            <text:p>688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39]" office:value-type="float" office:value="6636.93161810512" calcext:value-type="float">
            <text:p>6636.93161810512</text:p>
          </table:table-cell>
          <table:table-cell table:formula="of:=ROUND([.C40])" office:value-type="float" office:value="6637" calcext:value-type="float">
            <text:p>663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40]" office:value-type="float" office:value="6403.37241694085" calcext:value-type="float">
            <text:p>6403.37241694085</text:p>
          </table:table-cell>
          <table:table-cell table:formula="of:=ROUND([.C41])" office:value-type="float" office:value="6403" calcext:value-type="float">
            <text:p>6403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41]" office:value-type="float" office:value="6179.45516762323" calcext:value-type="float">
            <text:p>6179.45516762323</text:p>
          </table:table-cell>
          <table:table-cell table:formula="of:=ROUND([.C42])" office:value-type="float" office:value="6179" calcext:value-type="float">
            <text:p>6179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42]" office:value-type="float" office:value="5964.72817005877" calcext:value-type="float">
            <text:p>5964.72817005877</text:p>
          </table:table-cell>
          <table:table-cell table:formula="of:=ROUND([.C43])" office:value-type="float" office:value="5965" calcext:value-type="float">
            <text:p>596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6">
          <table:table-cell table:number-columns-repeated="2"/>
          <table:table-cell table:formula="of:=[Calculations.K43]" office:value-type="float" office:value="5758.76324327734" calcext:value-type="float">
            <text:p>5758.76324327734</text:p>
          </table:table-cell>
          <table:table-cell table:formula="of:=ROUND([.C44])" office:value-type="float" office:value="5759" calcext:value-type="float">
            <text:p>5759</text:p>
          </table:table-cell>
          <table:table-cell table:formula="of:=[.D45]" office:value-type="float" office:value="5561" calcext:value-type="float">
            <text:p>5561</text:p>
          </table:table-cell>
          <table:table-cell table:formula="of:=[.D46]" office:value-type="float" office:value="5372" calcext:value-type="float">
            <text:p>5372</text:p>
          </table:table-cell>
          <table:table-cell table:formula="of:=[.D47]" office:value-type="float" office:value="5189" calcext:value-type="float">
            <text:p>5189</text:p>
          </table:table-cell>
          <table:table-cell table:formula="of:=[.D48]" office:value-type="float" office:value="5015" calcext:value-type="float">
            <text:p>5015</text:p>
          </table:table-cell>
          <table:table-cell table:formula="of:=[.D49]" office:value-type="float" office:value="4847" calcext:value-type="float">
            <text:p>4847</text:p>
          </table:table-cell>
          <table:table-cell table:formula="of:=[.D50]" office:value-type="float" office:value="4686" calcext:value-type="float">
            <text:p>4686</text:p>
          </table:table-cell>
          <table:table-cell table:formula="of:=[.D51]" office:value-type="float" office:value="4531" calcext:value-type="float">
            <text:p>4531</text:p>
          </table:table-cell>
          <table:table-cell table:formula="of:=[.D52]" office:value-type="float" office:value="4382" calcext:value-type="float">
            <text:p>4382</text:p>
          </table:table-cell>
          <table:table-cell table:formula="of:=[.D53]" office:value-type="float" office:value="4239" calcext:value-type="float">
            <text:p>4239</text:p>
          </table:table-cell>
          <table:table-cell table:formula="of:=CONCATENATE([.N34];CHAR(10);[.D44];&quot;,&quot;;[.E44];&quot;,&quot;;[.F44];&quot;,&quot;;[.G44];&quot;,&quot;;[.H44];&quot;,&quot;;[.I44];&quot;,&quot;;[.J44];&quot;,&quot;;[.K44];&quot;,&quot;;[.L44];&quot;,&quot;;[.M44];&quot;,&quot;)" office:value-type="string" office:string-value="28704,27417,26197,25039,23940,22897,21906,20964,20070,19219,&#10;18410,17641,16909,16212,15548,14916,14313,13739,13192,12669,&#10;12171,11696,11242,10809,10395,10000,9622,9261,8916,8585,&#10;8269,7967,7678,7400,7135,6881,6637,6403,6179,5965,&#10;5759,5561,5372,5189,5015,4847,4686,4531,4382,4239," calcext:value-type="string">
            <text:p>28704,27417,26197,25039,23940,22897,21906,20964,20070,19219,</text:p>
            <text:p>18410,17641,16909,16212,15548,14916,14313,13739,13192,12669,</text:p>
            <text:p>12171,11696,11242,10809,10395,10000,9622,9261,8916,8585,</text:p>
            <text:p>8269,7967,7678,7400,7135,6881,6637,6403,6179,5965,</text:p>
            <text:p>5759,5561,5372,5189,5015,4847,4686,4531,4382,4239,</text:p>
          </table:table-cell>
        </table:table-row>
        <table:table-row table:style-name="ro1">
          <table:table-cell table:number-columns-repeated="2"/>
          <table:table-cell table:formula="of:=[Calculations.K44]" office:value-type="float" office:value="5561.15438402284" calcext:value-type="float">
            <text:p>5561.15438402284</text:p>
          </table:table-cell>
          <table:table-cell table:formula="of:=ROUND([.C45])" office:value-type="float" office:value="5561" calcext:value-type="float">
            <text:p>556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45]" office:value-type="float" office:value="5371.51650824499" calcext:value-type="float">
            <text:p>5371.51650824499</text:p>
          </table:table-cell>
          <table:table-cell table:formula="of:=ROUND([.C46])" office:value-type="float" office:value="5372" calcext:value-type="float">
            <text:p>537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46]" office:value-type="float" office:value="5189.48426998739" calcext:value-type="float">
            <text:p>5189.48426998739</text:p>
          </table:table-cell>
          <table:table-cell table:formula="of:=ROUND([.C47])" office:value-type="float" office:value="5189" calcext:value-type="float">
            <text:p>5189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47]" office:value-type="float" office:value="5014.71095255712" calcext:value-type="float">
            <text:p>5014.71095255712</text:p>
          </table:table-cell>
          <table:table-cell table:formula="of:=ROUND([.C48])" office:value-type="float" office:value="5015" calcext:value-type="float">
            <text:p>5015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48]" office:value-type="float" office:value="4846.86742722154" calcext:value-type="float">
            <text:p>4846.86742722154</text:p>
          </table:table-cell>
          <table:table-cell table:formula="of:=ROUND([.C49])" office:value-type="float" office:value="4847" calcext:value-type="float">
            <text:p>4847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49]" office:value-type="float" office:value="4685.64117501232" calcext:value-type="float">
            <text:p>4685.64117501232</text:p>
          </table:table-cell>
          <table:table-cell table:formula="of:=ROUND([.C50])" office:value-type="float" office:value="4686" calcext:value-type="float">
            <text:p>4686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50]" office:value-type="float" office:value="4530.73536752513" calcext:value-type="float">
            <text:p>4530.73536752513</text:p>
          </table:table-cell>
          <table:table-cell table:formula="of:=ROUND([.C51])" office:value-type="float" office:value="4531" calcext:value-type="float">
            <text:p>4531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51]" office:value-type="float" office:value="4381.86800288958" calcext:value-type="float">
            <text:p>4381.86800288958</text:p>
          </table:table-cell>
          <table:table-cell table:formula="of:=ROUND([.C52])" office:value-type="float" office:value="4382" calcext:value-type="float">
            <text:p>438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52]" office:value-type="float" office:value="4238.771093349" calcext:value-type="float">
            <text:p>4238.771093349</text:p>
          </table:table-cell>
          <table:table-cell table:formula="of:=ROUND([.C53])" office:value-type="float" office:value="4239" calcext:value-type="float">
            <text:p>423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7">
          <table:table-cell table:number-columns-repeated="2"/>
          <table:table-cell table:formula="of:=[Calculations.K53]" office:value-type="float" office:value="4101.18990113463" calcext:value-type="float">
            <text:p>4101.18990113463</text:p>
          </table:table-cell>
          <table:table-cell table:formula="of:=ROUND([.C54])" office:value-type="float" office:value="4101" calcext:value-type="float">
            <text:p>4101</text:p>
          </table:table-cell>
          <table:table-cell table:formula="of:=[.D55]" office:value-type="float" office:value="3969" calcext:value-type="float">
            <text:p>3969</text:p>
          </table:table-cell>
          <table:table-cell table:formula="of:=[.D56]" office:value-type="float" office:value="3842" calcext:value-type="float">
            <text:p>3842</text:p>
          </table:table-cell>
          <table:table-cell table:formula="of:=[.D57]" office:value-type="float" office:value="3719" calcext:value-type="float">
            <text:p>3719</text:p>
          </table:table-cell>
          <table:table-cell table:formula="of:=[.D58]" office:value-type="float" office:value="3601" calcext:value-type="float">
            <text:p>3601</text:p>
          </table:table-cell>
          <table:table-cell table:formula="of:=[.D59]" office:value-type="float" office:value="3488" calcext:value-type="float">
            <text:p>3488</text:p>
          </table:table-cell>
          <table:table-cell table:formula="of:=[.D60]" office:value-type="float" office:value="3379" calcext:value-type="float">
            <text:p>3379</text:p>
          </table:table-cell>
          <table:table-cell table:formula="of:=[.D61]" office:value-type="float" office:value="3274" calcext:value-type="float">
            <text:p>3274</text:p>
          </table:table-cell>
          <table:table-cell table:formula="of:=[.D62]" office:value-type="float" office:value="3172" calcext:value-type="float">
            <text:p>3172</text:p>
          </table:table-cell>
          <table:table-cell table:formula="of:=[.D63]" office:value-type="float" office:value="3075" calcext:value-type="float">
            <text:p>3075</text:p>
          </table:table-cell>
          <table:table-cell table:formula="of:=CONCATENATE([.N44];CHAR(10);[.D54];&quot;,&quot;;[.E54];&quot;,&quot;;[.F54];&quot;,&quot;;[.G54];&quot;,&quot;;[.H54];&quot;,&quot;;[.I54];&quot;,&quot;;[.J54];&quot;,&quot;;[.K54];&quot;,&quot;;[.L54];&quot;,&quot;;[.M54];&quot;,&quot;)" office:value-type="string" office:string-value="28704,27417,26197,25039,23940,22897,21906,20964,20070,19219,&#10;18410,17641,16909,16212,15548,14916,14313,13739,13192,12669,&#10;12171,11696,11242,10809,10395,10000,9622,9261,8916,8585,&#10;8269,7967,7678,7400,7135,6881,6637,6403,6179,5965,&#10;5759,5561,5372,5189,5015,4847,4686,4531,4382,4239,&#10;4101,3969,3842,3719,3601,3488,3379,3274,3172,3075," calcext:value-type="string">
            <text:p>28704,27417,26197,25039,23940,22897,21906,20964,20070,19219,</text:p>
            <text:p>18410,17641,16909,16212,15548,14916,14313,13739,13192,12669,</text:p>
            <text:p>12171,11696,11242,10809,10395,10000,9622,9261,8916,8585,</text:p>
            <text:p>8269,7967,7678,7400,7135,6881,6637,6403,6179,5965,</text:p>
            <text:p>5759,5561,5372,5189,5015,4847,4686,4531,4382,4239,</text:p>
            <text:p>4101,3969,3842,3719,3601,3488,3379,3274,3172,3075,</text:p>
          </table:table-cell>
        </table:table-row>
        <table:table-row table:style-name="ro1">
          <table:table-cell table:number-columns-repeated="2"/>
          <table:table-cell table:formula="of:=[Calculations.K54]" office:value-type="float" office:value="3968.88221954676" calcext:value-type="float">
            <text:p>3968.88221954676</text:p>
          </table:table-cell>
          <table:table-cell table:formula="of:=ROUND([.C55])" office:value-type="float" office:value="3969" calcext:value-type="float">
            <text:p>396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55]" office:value-type="float" office:value="3841.61769636577" calcext:value-type="float">
            <text:p>3841.61769636577</text:p>
          </table:table-cell>
          <table:table-cell table:formula="of:=ROUND([.C56])" office:value-type="float" office:value="3842" calcext:value-type="float">
            <text:p>384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56]" office:value-type="float" office:value="3719.17719691182" calcext:value-type="float">
            <text:p>3719.17719691182</text:p>
          </table:table-cell>
          <table:table-cell table:formula="of:=ROUND([.C57])" office:value-type="float" office:value="3719" calcext:value-type="float">
            <text:p>3719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57]" office:value-type="float" office:value="3601.35220425333" calcext:value-type="float">
            <text:p>3601.35220425333</text:p>
          </table:table-cell>
          <table:table-cell table:formula="of:=ROUND([.C58])" office:value-type="float" office:value="3601" calcext:value-type="float">
            <text:p>3601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58]" office:value-type="float" office:value="3487.94425423278" calcext:value-type="float">
            <text:p>3487.94425423278</text:p>
          </table:table-cell>
          <table:table-cell table:formula="of:=ROUND([.C59])" office:value-type="float" office:value="3488" calcext:value-type="float">
            <text:p>3488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59]" office:value-type="float" office:value="3378.76440313474" calcext:value-type="float">
            <text:p>3378.76440313474</text:p>
          </table:table-cell>
          <table:table-cell table:formula="of:=ROUND([.C60])" office:value-type="float" office:value="3379" calcext:value-type="float">
            <text:p>3379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60]" office:value-type="float" office:value="3273.63272596627" calcext:value-type="float">
            <text:p>3273.63272596627</text:p>
          </table:table-cell>
          <table:table-cell table:formula="of:=ROUND([.C61])" office:value-type="float" office:value="3274" calcext:value-type="float">
            <text:p>327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61]" office:value-type="float" office:value="3172.37784345462" calcext:value-type="float">
            <text:p>3172.37784345462</text:p>
          </table:table-cell>
          <table:table-cell table:formula="of:=ROUND([.C62])" office:value-type="float" office:value="3172" calcext:value-type="float">
            <text:p>317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62]" office:value-type="float" office:value="3074.83647599282" calcext:value-type="float">
            <text:p>3074.83647599282</text:p>
          </table:table-cell>
          <table:table-cell table:formula="of:=ROUND([.C63])" office:value-type="float" office:value="3075" calcext:value-type="float">
            <text:p>30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8">
          <table:table-cell table:number-columns-repeated="2"/>
          <table:table-cell table:formula="of:=[Calculations.K63]" office:value-type="float" office:value="2980.85302287991" calcext:value-type="float">
            <text:p>2980.85302287991</text:p>
          </table:table-cell>
          <table:table-cell table:formula="of:=ROUND([.C64])" office:value-type="float" office:value="2981" calcext:value-type="float">
            <text:p>2981</text:p>
          </table:table-cell>
          <table:table-cell table:formula="of:=[.D65]" office:value-type="float" office:value="2890" calcext:value-type="float">
            <text:p>2890</text:p>
          </table:table-cell>
          <table:table-cell table:formula="of:=[.D66]" office:value-type="float" office:value="2803" calcext:value-type="float">
            <text:p>2803</text:p>
          </table:table-cell>
          <table:table-cell table:formula="of:=[.D67]" office:value-type="float" office:value="2719" calcext:value-type="float">
            <text:p>2719</text:p>
          </table:table-cell>
          <table:table-cell table:formula="of:=[.D68]" office:value-type="float" office:value="2638" calcext:value-type="float">
            <text:p>2638</text:p>
          </table:table-cell>
          <table:table-cell table:formula="of:=[.D69]" office:value-type="float" office:value="2559" calcext:value-type="float">
            <text:p>2559</text:p>
          </table:table-cell>
          <table:table-cell table:formula="of:=[.D70]" office:value-type="float" office:value="2484" calcext:value-type="float">
            <text:p>2484</text:p>
          </table:table-cell>
          <table:table-cell table:formula="of:=[.D71]" office:value-type="float" office:value="2411" calcext:value-type="float">
            <text:p>2411</text:p>
          </table:table-cell>
          <table:table-cell table:formula="of:=[.D72]" office:value-type="float" office:value="2341" calcext:value-type="float">
            <text:p>2341</text:p>
          </table:table-cell>
          <table:table-cell table:formula="of:=[.D73]" office:value-type="float" office:value="2273" calcext:value-type="float">
            <text:p>2273</text:p>
          </table:table-cell>
          <table:table-cell table:formula="of:=CONCATENATE([.N54];CHAR(10);[.D64];&quot;,&quot;;[.E64];&quot;,&quot;;[.F64];&quot;,&quot;;[.G64];&quot;,&quot;;[.H64];&quot;,&quot;;[.I64];&quot;,&quot;;[.J64];&quot;,&quot;;[.K64];&quot;,&quot;;[.L64];&quot;,&quot;;[.M64];&quot;,&quot;)" office:value-type="string" office:string-value="28704,27417,26197,25039,23940,22897,21906,20964,20070,19219,&#10;18410,17641,16909,16212,15548,14916,14313,13739,13192,12669,&#10;12171,11696,11242,10809,10395,10000,9622,9261,8916,8585,&#10;8269,7967,7678,7400,7135,6881,6637,6403,6179,5965,&#10;5759,5561,5372,5189,5015,4847,4686,4531,4382,4239,&#10;4101,3969,3842,3719,3601,3488,3379,3274,3172,3075,&#10;2981,2890,2803,2719,2638,2559,2484,2411,2341,2273," calcext:value-type="string">
            <text:p>28704,27417,26197,25039,23940,22897,21906,20964,20070,19219,</text:p>
            <text:p>18410,17641,16909,16212,15548,14916,14313,13739,13192,12669,</text:p>
            <text:p>12171,11696,11242,10809,10395,10000,9622,9261,8916,8585,</text:p>
            <text:p>8269,7967,7678,7400,7135,6881,6637,6403,6179,5965,</text:p>
            <text:p>5759,5561,5372,5189,5015,4847,4686,4531,4382,4239,</text:p>
            <text:p>4101,3969,3842,3719,3601,3488,3379,3274,3172,3075,</text:p>
            <text:p>2981,2890,2803,2719,2638,2559,2484,2411,2341,2273,</text:p>
          </table:table-cell>
        </table:table-row>
        <table:table-row table:style-name="ro1">
          <table:table-cell table:number-columns-repeated="2"/>
          <table:table-cell table:formula="of:=[Calculations.K64]" office:value-type="float" office:value="2890.27916531132" calcext:value-type="float">
            <text:p>2890.27916531132</text:p>
          </table:table-cell>
          <table:table-cell table:formula="of:=ROUND([.C65])" office:value-type="float" office:value="2890" calcext:value-type="float">
            <text:p>289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65]" office:value-type="float" office:value="2802.97349167568" calcext:value-type="float">
            <text:p>2802.97349167568</text:p>
          </table:table-cell>
          <table:table-cell table:formula="of:=ROUND([.C66])" office:value-type="float" office:value="2803" calcext:value-type="float">
            <text:p>280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66]" office:value-type="float" office:value="2718.80114380801" calcext:value-type="float">
            <text:p>2718.80114380801</text:p>
          </table:table-cell>
          <table:table-cell table:formula="of:=ROUND([.C67])" office:value-type="float" office:value="2719" calcext:value-type="float">
            <text:p>2719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67]" office:value-type="float" office:value="2637.63348293681" calcext:value-type="float">
            <text:p>2637.63348293681</text:p>
          </table:table-cell>
          <table:table-cell table:formula="of:=ROUND([.C68])" office:value-type="float" office:value="2638" calcext:value-type="float">
            <text:p>2638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68]" office:value-type="float" office:value="2559.34777414389" calcext:value-type="float">
            <text:p>2559.34777414389</text:p>
          </table:table-cell>
          <table:table-cell table:formula="of:=ROUND([.C69])" office:value-type="float" office:value="2559" calcext:value-type="float">
            <text:p>2559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69]" office:value-type="float" office:value="2483.82688823143" calcext:value-type="float">
            <text:p>2483.82688823143</text:p>
          </table:table-cell>
          <table:table-cell table:formula="of:=ROUND([.C70])" office:value-type="float" office:value="2484" calcext:value-type="float">
            <text:p>2484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70]" office:value-type="float" office:value="2410.95901996152" calcext:value-type="float">
            <text:p>2410.95901996152</text:p>
          </table:table-cell>
          <table:table-cell table:formula="of:=ROUND([.C71])" office:value-type="float" office:value="2411" calcext:value-type="float">
            <text:p>2411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71]" office:value-type="float" office:value="2340.63742169914" calcext:value-type="float">
            <text:p>2340.63742169914</text:p>
          </table:table-cell>
          <table:table-cell table:formula="of:=ROUND([.C72])" office:value-type="float" office:value="2341" calcext:value-type="float">
            <text:p>2341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72]" office:value-type="float" office:value="2272.76015155107" calcext:value-type="float">
            <text:p>2272.76015155107</text:p>
          </table:table-cell>
          <table:table-cell table:formula="of:=ROUND([.C73])" office:value-type="float" office:value="2273" calcext:value-type="float">
            <text:p>227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9">
          <table:table-cell table:number-columns-repeated="2"/>
          <table:table-cell table:formula="of:=[Calculations.K73]" office:value-type="float" office:value="2207.22983515009" calcext:value-type="float">
            <text:p>2207.22983515009</text:p>
          </table:table-cell>
          <table:table-cell table:formula="of:=ROUND([.C74])" office:value-type="float" office:value="2207" calcext:value-type="float">
            <text:p>2207</text:p>
          </table:table-cell>
          <table:table-cell table:formula="of:=[.D75]" office:value-type="float" office:value="2144" calcext:value-type="float">
            <text:p>2144</text:p>
          </table:table-cell>
          <table:table-cell table:formula="of:=[.D76]" office:value-type="float" office:value="2083" calcext:value-type="float">
            <text:p>2083</text:p>
          </table:table-cell>
          <table:table-cell table:formula="of:=[.D77]" office:value-type="float" office:value="2024" calcext:value-type="float">
            <text:p>2024</text:p>
          </table:table-cell>
          <table:table-cell table:formula="of:=[.D78]" office:value-type="float" office:value="1967" calcext:value-type="float">
            <text:p>1967</text:p>
          </table:table-cell>
          <table:table-cell table:formula="of:=[.D79]" office:value-type="float" office:value="1912" calcext:value-type="float">
            <text:p>1912</text:p>
          </table:table-cell>
          <table:table-cell table:formula="of:=[.D80]" office:value-type="float" office:value="1858" calcext:value-type="float">
            <text:p>1858</text:p>
          </table:table-cell>
          <table:table-cell table:formula="of:=[.D81]" office:value-type="float" office:value="1807" calcext:value-type="float">
            <text:p>1807</text:p>
          </table:table-cell>
          <table:table-cell table:formula="of:=[.D82]" office:value-type="float" office:value="1757" calcext:value-type="float">
            <text:p>1757</text:p>
          </table:table-cell>
          <table:table-cell table:formula="of:=[.D83]" office:value-type="float" office:value="1709" calcext:value-type="float">
            <text:p>1709</text:p>
          </table:table-cell>
          <table:table-cell table:formula="of:=CONCATENATE([.N64];CHAR(10);[.D74];&quot;,&quot;;[.E74];&quot;,&quot;;[.F74];&quot;,&quot;;[.G74];&quot;,&quot;;[.H74];&quot;,&quot;;[.I74];&quot;,&quot;;[.J74];&quot;,&quot;;[.K74];&quot;,&quot;;[.L74];&quot;,&quot;;[.M74];&quot;,&quot;)" office:value-type="string" office:string-value="28704,27417,26197,25039,23940,22897,21906,20964,20070,19219,&#10;18410,17641,16909,16212,15548,14916,14313,13739,13192,12669,&#10;12171,11696,11242,10809,10395,10000,9622,9261,8916,8585,&#10;8269,7967,7678,7400,7135,6881,6637,6403,6179,5965,&#10;5759,5561,5372,5189,5015,4847,4686,4531,4382,4239,&#10;4101,3969,3842,3719,3601,3488,3379,3274,3172,3075,&#10;2981,2890,2803,2719,2638,2559,2484,2411,2341,2273,&#10;2207,2144,2083,2024,1967,1912,1858,1807,1757,1709," calcext:value-type="string">
            <text:p>28704,27417,26197,25039,23940,22897,21906,20964,20070,19219,</text:p>
            <text:p>18410,17641,16909,16212,15548,14916,14313,13739,13192,12669,</text:p>
            <text:p>12171,11696,11242,10809,10395,10000,9622,9261,8916,8585,</text:p>
            <text:p>8269,7967,7678,7400,7135,6881,6637,6403,6179,5965,</text:p>
            <text:p>5759,5561,5372,5189,5015,4847,4686,4531,4382,4239,</text:p>
            <text:p>4101,3969,3842,3719,3601,3488,3379,3274,3172,3075,</text:p>
            <text:p>2981,2890,2803,2719,2638,2559,2484,2411,2341,2273,</text:p>
            <text:p>2207,2144,2083,2024,1967,1912,1858,1807,1757,1709,</text:p>
          </table:table-cell>
        </table:table-row>
        <table:table-row table:style-name="ro1">
          <table:table-cell table:number-columns-repeated="2"/>
          <table:table-cell table:formula="of:=[Calculations.K74]" office:value-type="float" office:value="2143.9534402877" calcext:value-type="float">
            <text:p>2143.9534402877</text:p>
          </table:table-cell>
          <table:table-cell table:formula="of:=ROUND([.C75])" office:value-type="float" office:value="2144" calcext:value-type="float">
            <text:p>2144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75]" office:value-type="float" office:value="2082.84206364803" calcext:value-type="float">
            <text:p>2082.84206364803</text:p>
          </table:table-cell>
          <table:table-cell table:formula="of:=ROUND([.C76])" office:value-type="float" office:value="2083" calcext:value-type="float">
            <text:p>208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76]" office:value-type="float" office:value="2023.81072894228" calcext:value-type="float">
            <text:p>2023.81072894228</text:p>
          </table:table-cell>
          <table:table-cell table:formula="of:=ROUND([.C77])"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77]" office:value-type="float" office:value="1966.77819578648" calcext:value-type="float">
            <text:p>1966.77819578648</text:p>
          </table:table-cell>
          <table:table-cell table:formula="of:=ROUND([.C78])" office:value-type="float" office:value="1967" calcext:value-type="float">
            <text:p>1967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78]" office:value-type="float" office:value="1911.6667787058" calcext:value-type="float">
            <text:p>1911.6667787058</text:p>
          </table:table-cell>
          <table:table-cell table:formula="of:=ROUND([.C79])" office:value-type="float" office:value="1912" calcext:value-type="float">
            <text:p>1912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79]" office:value-type="float" office:value="1858.40217568678" calcext:value-type="float">
            <text:p>1858.40217568678</text:p>
          </table:table-cell>
          <table:table-cell table:formula="of:=ROUND([.C80])" office:value-type="float" office:value="1858" calcext:value-type="float">
            <text:p>1858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80]" office:value-type="float" office:value="1806.9133057339" calcext:value-type="float">
            <text:p>1806.9133057339</text:p>
          </table:table-cell>
          <table:table-cell table:formula="of:=ROUND([.C81])" office:value-type="float" office:value="1807" calcext:value-type="float">
            <text:p>1807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81]" office:value-type="float" office:value="1757.13215492047" calcext:value-type="float">
            <text:p>1757.13215492047</text:p>
          </table:table-cell>
          <table:table-cell table:formula="of:=ROUND([.C82])" office:value-type="float" office:value="1757" calcext:value-type="float">
            <text:p>175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82]" office:value-type="float" office:value="1708.99363045441" calcext:value-type="float">
            <text:p>1708.99363045441</text:p>
          </table:table-cell>
          <table:table-cell table:formula="of:=ROUND([.C83])"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0">
          <table:table-cell table:number-columns-repeated="2"/>
          <table:table-cell table:formula="of:=[Calculations.K83]" office:value-type="float" office:value="1662.43542230865" calcext:value-type="float">
            <text:p>1662.43542230865</text:p>
          </table:table-cell>
          <table:table-cell table:formula="of:=ROUND([.C84])" office:value-type="float" office:value="1662" calcext:value-type="float">
            <text:p>1662</text:p>
          </table:table-cell>
          <table:table-cell table:formula="of:=[.D85]" office:value-type="float" office:value="1617" calcext:value-type="float">
            <text:p>1617</text:p>
          </table:table-cell>
          <table:table-cell table:formula="of:=[.D86]" office:value-type="float" office:value="1574" calcext:value-type="float">
            <text:p>1574</text:p>
          </table:table-cell>
          <table:table-cell table:formula="of:=[.D87]" office:value-type="float" office:value="1532" calcext:value-type="float">
            <text:p>1532</text:p>
          </table:table-cell>
          <table:table-cell table:formula="of:=[.D88]" office:value-type="float" office:value="1491" calcext:value-type="float">
            <text:p>1491</text:p>
          </table:table-cell>
          <table:table-cell table:formula="of:=[.D89]" office:value-type="float" office:value="1451" calcext:value-type="float">
            <text:p>1451</text:p>
          </table:table-cell>
          <table:table-cell table:formula="of:=[.D90]" office:value-type="float" office:value="1413" calcext:value-type="float">
            <text:p>1413</text:p>
          </table:table-cell>
          <table:table-cell table:formula="of:=[.D91]" office:value-type="float" office:value="1376" calcext:value-type="float">
            <text:p>1376</text:p>
          </table:table-cell>
          <table:table-cell table:formula="of:=[.D92]" office:value-type="float" office:value="1340" calcext:value-type="float">
            <text:p>1340</text:p>
          </table:table-cell>
          <table:table-cell table:formula="of:=[.D93]" office:value-type="float" office:value="1305" calcext:value-type="float">
            <text:p>1305</text:p>
          </table:table-cell>
          <table:table-cell table:formula="of:=CONCATENATE([.N74];CHAR(10);[.D84];&quot;,&quot;;[.E84];&quot;,&quot;;[.F84];&quot;,&quot;;[.G84];&quot;,&quot;;[.H84];&quot;,&quot;;[.I84];&quot;,&quot;;[.J84];&quot;,&quot;;[.K84];&quot;,&quot;;[.L84];&quot;,&quot;;[.M84];&quot;,&quot;)" office:value-type="string" office:string-value="28704,27417,26197,25039,23940,22897,21906,20964,20070,19219,&#10;18410,17641,16909,16212,15548,14916,14313,13739,13192,12669,&#10;12171,11696,11242,10809,10395,10000,9622,9261,8916,8585,&#10;8269,7967,7678,7400,7135,6881,6637,6403,6179,5965,&#10;5759,5561,5372,5189,5015,4847,4686,4531,4382,4239,&#10;4101,3969,3842,3719,3601,3488,3379,3274,3172,3075,&#10;2981,2890,2803,2719,2638,2559,2484,2411,2341,2273,&#10;2207,2144,2083,2024,1967,1912,1858,1807,1757,1709,&#10;1662,1617,1574,1532,1491,1451,1413,1376,1340,1305," calcext:value-type="string">
            <text:p>28704,27417,26197,25039,23940,22897,21906,20964,20070,19219,</text:p>
            <text:p>18410,17641,16909,16212,15548,14916,14313,13739,13192,12669,</text:p>
            <text:p>12171,11696,11242,10809,10395,10000,9622,9261,8916,8585,</text:p>
            <text:p>8269,7967,7678,7400,7135,6881,6637,6403,6179,5965,</text:p>
            <text:p>5759,5561,5372,5189,5015,4847,4686,4531,4382,4239,</text:p>
            <text:p>4101,3969,3842,3719,3601,3488,3379,3274,3172,3075,</text:p>
            <text:p>2981,2890,2803,2719,2638,2559,2484,2411,2341,2273,</text:p>
            <text:p>2207,2144,2083,2024,1967,1912,1858,1807,1757,1709,</text:p>
            <text:p>1662,1617,1574,1532,1491,1451,1413,1376,1340,1305,</text:p>
          </table:table-cell>
        </table:table-row>
        <table:table-row table:style-name="ro1">
          <table:table-cell table:number-columns-repeated="2"/>
          <table:table-cell table:formula="of:=[Calculations.K84]" office:value-type="float" office:value="1617.3978719929" calcext:value-type="float">
            <text:p>1617.3978719929</text:p>
          </table:table-cell>
          <table:table-cell table:formula="of:=ROUND([.C85])" office:value-type="float" office:value="1617" calcext:value-type="float">
            <text:p>161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85]" office:value-type="float" office:value="1573.82384806908" calcext:value-type="float">
            <text:p>1573.82384806908</text:p>
          </table:table-cell>
          <table:table-cell table:formula="of:=ROUND([.C86])" office:value-type="float" office:value="1574" calcext:value-type="float">
            <text:p>157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86]" office:value-type="float" office:value="1531.65862803611" calcext:value-type="float">
            <text:p>1531.65862803611</text:p>
          </table:table-cell>
          <table:table-cell table:formula="of:=ROUND([.C87])" office:value-type="float" office:value="1532" calcext:value-type="float">
            <text:p>1532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87]" office:value-type="float" office:value="1490.84978623234" calcext:value-type="float">
            <text:p>1490.84978623234</text:p>
          </table:table-cell>
          <table:table-cell table:formula="of:=ROUND([.C88])" office:value-type="float" office:value="1491" calcext:value-type="float">
            <text:p>1491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88]" office:value-type="float" office:value="1451.34708742454" calcext:value-type="float">
            <text:p>1451.34708742454</text:p>
          </table:table-cell>
          <table:table-cell table:formula="of:=ROUND([.C89])" office:value-type="float" office:value="1451" calcext:value-type="float">
            <text:p>145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89]" office:value-type="float" office:value="1413.10238577193" calcext:value-type="float">
            <text:p>1413.10238577193</text:p>
          </table:table-cell>
          <table:table-cell table:formula="of:=ROUND([.C90])" office:value-type="float" office:value="1413" calcext:value-type="float">
            <text:p>1413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90]" office:value-type="float" office:value="1376.069528872" calcext:value-type="float">
            <text:p>1376.069528872</text:p>
          </table:table-cell>
          <table:table-cell table:formula="of:=ROUND([.C91])" office:value-type="float" office:value="1376" calcext:value-type="float">
            <text:p>1376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91]" office:value-type="float" office:value="1340.20426661216" calcext:value-type="float">
            <text:p>1340.20426661216</text:p>
          </table:table-cell>
          <table:table-cell table:formula="of:=ROUND([.C92])" office:value-type="float" office:value="1340" calcext:value-type="float">
            <text:p>1340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92]" office:value-type="float" office:value="1305.46416456696" calcext:value-type="float">
            <text:p>1305.46416456696</text:p>
          </table:table-cell>
          <table:table-cell table:formula="of:=ROUND([.C93])"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1">
          <table:table-cell table:number-columns-repeated="2"/>
          <table:table-cell table:formula="of:=[Calculations.K93]" office:value-type="float" office:value="1271.80852169631" calcext:value-type="float">
            <text:p>1271.80852169631</text:p>
          </table:table-cell>
          <table:table-cell table:formula="of:=ROUND([.C94])" office:value-type="float" office:value="1272" calcext:value-type="float">
            <text:p>1272</text:p>
          </table:table-cell>
          <table:table-cell table:formula="of:=[.D95]" office:value-type="float" office:value="1239" calcext:value-type="float">
            <text:p>1239</text:p>
          </table:table-cell>
          <table:table-cell table:formula="of:=[.D96]" office:value-type="float" office:value="1208" calcext:value-type="float">
            <text:p>1208</text:p>
          </table:table-cell>
          <table:table-cell table:formula="of:=[.D97]" office:value-type="float" office:value="1177" calcext:value-type="float">
            <text:p>1177</text:p>
          </table:table-cell>
          <table:table-cell table:formula="of:=[.D98]" office:value-type="float" office:value="1147" calcext:value-type="float">
            <text:p>1147</text:p>
          </table:table-cell>
          <table:table-cell table:formula="of:=[.D99]" office:value-type="float" office:value="1118" calcext:value-type="float">
            <text:p>1118</text:p>
          </table:table-cell>
          <table:table-cell table:formula="of:=[.D100]" office:value-type="float" office:value="1091" calcext:value-type="float">
            <text:p>1091</text:p>
          </table:table-cell>
          <table:table-cell table:formula="of:=[.D101]" office:value-type="float" office:value="1063" calcext:value-type="float">
            <text:p>1063</text:p>
          </table:table-cell>
          <table:table-cell table:formula="of:=[.D102]" office:value-type="float" office:value="1037" calcext:value-type="float">
            <text:p>1037</text:p>
          </table:table-cell>
          <table:table-cell table:formula="of:=[.D103]" office:value-type="float" office:value="1012" calcext:value-type="float">
            <text:p>1012</text:p>
          </table:table-cell>
          <table:table-cell table:formula="of:=CONCATENATE([.N84];CHAR(10);[.D94];&quot;,&quot;;[.E94];&quot;,&quot;;[.F94];&quot;,&quot;;[.G94];&quot;,&quot;;[.H94];&quot;,&quot;;[.I94];&quot;,&quot;;[.J94];&quot;,&quot;;[.K94];&quot;,&quot;;[.L94];&quot;,&quot;;[.M94];&quot;,&quot;)" office:value-type="string" office:string-value="28704,27417,26197,25039,23940,22897,21906,20964,20070,19219,&#10;18410,17641,16909,16212,15548,14916,14313,13739,13192,12669,&#10;12171,11696,11242,10809,10395,10000,9622,9261,8916,8585,&#10;8269,7967,7678,7400,7135,6881,6637,6403,6179,5965,&#10;5759,5561,5372,5189,5015,4847,4686,4531,4382,4239,&#10;4101,3969,3842,3719,3601,3488,3379,3274,3172,3075,&#10;2981,2890,2803,2719,2638,2559,2484,2411,2341,2273,&#10;2207,2144,2083,2024,1967,1912,1858,1807,1757,1709,&#10;1662,1617,1574,1532,1491,1451,1413,1376,1340,1305,&#10;1272,1239,1208,1177,1147,1118,1091,1063,1037,1012," calcext:value-type="string">
            <text:p>28704,27417,26197,25039,23940,22897,21906,20964,20070,19219,</text:p>
            <text:p>18410,17641,16909,16212,15548,14916,14313,13739,13192,12669,</text:p>
            <text:p>12171,11696,11242,10809,10395,10000,9622,9261,8916,8585,</text:p>
            <text:p>8269,7967,7678,7400,7135,6881,6637,6403,6179,5965,</text:p>
            <text:p>5759,5561,5372,5189,5015,4847,4686,4531,4382,4239,</text:p>
            <text:p>4101,3969,3842,3719,3601,3488,3379,3274,3172,3075,</text:p>
            <text:p>2981,2890,2803,2719,2638,2559,2484,2411,2341,2273,</text:p>
            <text:p>2207,2144,2083,2024,1967,1912,1858,1807,1757,1709,</text:p>
            <text:p>1662,1617,1574,1532,1491,1451,1413,1376,1340,1305,</text:p>
            <text:p>1272,1239,1208,1177,1147,1118,1091,1063,1037,1012,</text:p>
          </table:table-cell>
        </table:table-row>
        <table:table-row table:style-name="ro1">
          <table:table-cell table:number-columns-repeated="2"/>
          <table:table-cell table:formula="of:=[Calculations.K94]" office:value-type="float" office:value="1239.19829211362" calcext:value-type="float">
            <text:p>1239.19829211362</text:p>
          </table:table-cell>
          <table:table-cell table:formula="of:=ROUND([.C95])" office:value-type="float" office:value="1239" calcext:value-type="float">
            <text:p>123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95]" office:value-type="float" office:value="1207.59601070651" calcext:value-type="float">
            <text:p>1207.59601070651</text:p>
          </table:table-cell>
          <table:table-cell table:formula="of:=ROUND([.C96])" office:value-type="float" office:value="1208" calcext:value-type="float">
            <text:p>120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96]" office:value-type="float" office:value="1176.96572240508" calcext:value-type="float">
            <text:p>1176.96572240508</text:p>
          </table:table-cell>
          <table:table-cell table:formula="of:=ROUND([.C97])" office:value-type="float" office:value="1177" calcext:value-type="float">
            <text:p>1177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97]" office:value-type="float" office:value="1147.2729149043" calcext:value-type="float">
            <text:p>1147.2729149043</text:p>
          </table:table-cell>
          <table:table-cell table:formula="of:=ROUND([.C98])" office:value-type="float" office:value="1147" calcext:value-type="float">
            <text:p>1147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98]" office:value-type="float" office:value="1118.48445465834" calcext:value-type="float">
            <text:p>1118.48445465834</text:p>
          </table:table-cell>
          <table:table-cell table:formula="of:=ROUND([.C99])" office:value-type="float" office:value="1118" calcext:value-type="float">
            <text:p>1118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99]" office:value-type="float" office:value="1090.56852597463" calcext:value-type="float">
            <text:p>1090.56852597463</text:p>
          </table:table-cell>
          <table:table-cell table:formula="of:=ROUND([.C100])" office:value-type="float" office:value="1091" calcext:value-type="float">
            <text:p>1091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100]" office:value-type="float" office:value="1063.49457304558" calcext:value-type="float">
            <text:p>1063.49457304558</text:p>
          </table:table-cell>
          <table:table-cell table:formula="of:=ROUND([.C101])" office:value-type="float" office:value="1063" calcext:value-type="float">
            <text:p>1063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101]" office:value-type="float" office:value="1037.23324476451" calcext:value-type="float">
            <text:p>1037.23324476451</text:p>
          </table:table-cell>
          <table:table-cell table:formula="of:=ROUND([.C102])" office:value-type="float" office:value="1037" calcext:value-type="float">
            <text:p>103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102]" office:value-type="float" office:value="1011.75634218136" calcext:value-type="float">
            <text:p>1011.75634218136</text:p>
          </table:table-cell>
          <table:table-cell table:formula="of:=ROUND([.C103])"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2">
          <table:table-cell table:number-columns-repeated="2"/>
          <table:table-cell table:formula="of:=[Calculations.K103]" office:value-type="float" office:value="987.036768461581" calcext:value-type="float">
            <text:p>987.036768461581</text:p>
          </table:table-cell>
          <table:table-cell table:formula="of:=ROUND([.C104])" office:value-type="float" office:value="987" calcext:value-type="float">
            <text:p>987</text:p>
          </table:table-cell>
          <table:table-cell table:formula="of:=[.D105]" office:value-type="float" office:value="963" calcext:value-type="float">
            <text:p>963</text:p>
          </table:table-cell>
          <table:table-cell table:formula="of:=[.D106]" office:value-type="float" office:value="940" calcext:value-type="float">
            <text:p>940</text:p>
          </table:table-cell>
          <table:table-cell table:formula="of:=[.D107]" office:value-type="float" office:value="917" calcext:value-type="float">
            <text:p>917</text:p>
          </table:table-cell>
          <table:table-cell table:formula="of:=[.D108]" office:value-type="float" office:value="895" calcext:value-type="float">
            <text:p>895</text:p>
          </table:table-cell>
          <table:table-cell table:formula="of:=[.D109]" office:value-type="float" office:value="874" calcext:value-type="float">
            <text:p>874</text:p>
          </table:table-cell>
          <table:table-cell table:formula="of:=[.D110]" office:value-type="float" office:value="853" calcext:value-type="float">
            <text:p>853</text:p>
          </table:table-cell>
          <table:table-cell table:formula="of:=[.D111]" office:value-type="float" office:value="833" calcext:value-type="float">
            <text:p>833</text:p>
          </table:table-cell>
          <table:table-cell table:formula="of:=[.D112]" office:value-type="float" office:value="814" calcext:value-type="float">
            <text:p>814</text:p>
          </table:table-cell>
          <table:table-cell table:formula="of:=[.D113]" office:value-type="float" office:value="795" calcext:value-type="float">
            <text:p>795</text:p>
          </table:table-cell>
          <table:table-cell table:formula="of:=CONCATENATE([.N94];CHAR(10);[.D104];&quot;,&quot;;[.E104];&quot;,&quot;;[.F104];&quot;,&quot;;[.G104];&quot;,&quot;;[.H104];&quot;,&quot;;[.I104];&quot;,&quot;;[.J104];&quot;,&quot;;[.K104];&quot;,&quot;;[.L104];&quot;,&quot;;[.M104];&quot;,&quot;)" office:value-type="string" office:string-value="28704,27417,26197,25039,23940,22897,21906,20964,20070,19219,&#10;18410,17641,16909,16212,15548,14916,14313,13739,13192,12669,&#10;12171,11696,11242,10809,10395,10000,9622,9261,8916,8585,&#10;8269,7967,7678,7400,7135,6881,6637,6403,6179,5965,&#10;5759,5561,5372,5189,5015,4847,4686,4531,4382,4239,&#10;4101,3969,3842,3719,3601,3488,3379,3274,3172,3075,&#10;2981,2890,2803,2719,2638,2559,2484,2411,2341,2273,&#10;2207,2144,2083,2024,1967,1912,1858,1807,1757,1709,&#10;1662,1617,1574,1532,1491,1451,1413,1376,1340,1305,&#10;1272,1239,1208,1177,1147,1118,1091,1063,1037,1012,&#10;987,963,940,917,895,874,853,833,814,795," calcext:value-type="string">
            <text:p>28704,27417,26197,25039,23940,22897,21906,20964,20070,19219,</text:p>
            <text:p>18410,17641,16909,16212,15548,14916,14313,13739,13192,12669,</text:p>
            <text:p>12171,11696,11242,10809,10395,10000,9622,9261,8916,8585,</text:p>
            <text:p>8269,7967,7678,7400,7135,6881,6637,6403,6179,5965,</text:p>
            <text:p>5759,5561,5372,5189,5015,4847,4686,4531,4382,4239,</text:p>
            <text:p>4101,3969,3842,3719,3601,3488,3379,3274,3172,3075,</text:p>
            <text:p>2981,2890,2803,2719,2638,2559,2484,2411,2341,2273,</text:p>
            <text:p>2207,2144,2083,2024,1967,1912,1858,1807,1757,1709,</text:p>
            <text:p>1662,1617,1574,1532,1491,1451,1413,1376,1340,1305,</text:p>
            <text:p>1272,1239,1208,1177,1147,1118,1091,1063,1037,1012,</text:p>
            <text:p>987,963,940,917,895,874,853,833,814,795,</text:p>
          </table:table-cell>
        </table:table-row>
        <table:table-row table:style-name="ro1">
          <table:table-cell table:number-columns-repeated="2"/>
          <table:table-cell table:formula="of:=[Calculations.K104]" office:value-type="float" office:value="963.048481219105" calcext:value-type="float">
            <text:p>963.048481219105</text:p>
          </table:table-cell>
          <table:table-cell table:formula="of:=ROUND([.C105])" office:value-type="float" office:value="963" calcext:value-type="float">
            <text:p>96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105]" office:value-type="float" office:value="939.766447101741" calcext:value-type="float">
            <text:p>939.766447101741</text:p>
          </table:table-cell>
          <table:table-cell table:formula="of:=ROUND([.C106])" office:value-type="float" office:value="940" calcext:value-type="float">
            <text:p>94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106]" office:value-type="float" office:value="917.166598513715" calcext:value-type="float">
            <text:p>917.166598513715</text:p>
          </table:table-cell>
          <table:table-cell table:formula="of:=ROUND([.C107])" office:value-type="float" office:value="917" calcext:value-type="float">
            <text:p>917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107]" office:value-type="float" office:value="895.225792366593" calcext:value-type="float">
            <text:p>895.225792366593</text:p>
          </table:table-cell>
          <table:table-cell table:formula="of:=ROUND([.C108])" office:value-type="float" office:value="895" calcext:value-type="float">
            <text:p>895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108]" office:value-type="float" office:value="873.921770755721" calcext:value-type="float">
            <text:p>873.921770755721</text:p>
          </table:table-cell>
          <table:table-cell table:formula="of:=ROUND([.C109])" office:value-type="float" office:value="874" calcext:value-type="float">
            <text:p>874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109]" office:value-type="float" office:value="853.233123464901" calcext:value-type="float">
            <text:p>853.233123464901</text:p>
          </table:table-cell>
          <table:table-cell table:formula="of:=ROUND([.C110])" office:value-type="float" office:value="853" calcext:value-type="float">
            <text:p>853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110]" office:value-type="float" office:value="833.139252207321" calcext:value-type="float">
            <text:p>833.139252207321</text:p>
          </table:table-cell>
          <table:table-cell table:formula="of:=ROUND([.C111])" office:value-type="float" office:value="833" calcext:value-type="float">
            <text:p>833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111]" office:value-type="float" office:value="813.620336515701" calcext:value-type="float">
            <text:p>813.620336515701</text:p>
          </table:table-cell>
          <table:table-cell table:formula="of:=ROUND([.C112])" office:value-type="float" office:value="814" calcext:value-type="float">
            <text:p>814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112]" office:value-type="float" office:value="794.657301199339" calcext:value-type="float">
            <text:p>794.657301199339</text:p>
          </table:table-cell>
          <table:table-cell table:formula="of:=ROUND([.C113])"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3">
          <table:table-cell table:number-columns-repeated="2"/>
          <table:table-cell table:formula="of:=[Calculations.K113]" office:value-type="float" office:value="776.231785290121" calcext:value-type="float">
            <text:p>776.231785290121</text:p>
          </table:table-cell>
          <table:table-cell table:formula="of:=ROUND([.C114])" office:value-type="float" office:value="776" calcext:value-type="float">
            <text:p>776</text:p>
          </table:table-cell>
          <table:table-cell table:formula="of:=[.D115]" office:value-type="float" office:value="758" calcext:value-type="float">
            <text:p>758</text:p>
          </table:table-cell>
          <table:table-cell table:formula="of:=[.D116]" office:value-type="float" office:value="741" calcext:value-type="float">
            <text:p>741</text:p>
          </table:table-cell>
          <table:table-cell table:formula="of:=[.D117]" office:value-type="float" office:value="724" calcext:value-type="float">
            <text:p>724</text:p>
          </table:table-cell>
          <table:table-cell table:formula="of:=[.D118]" office:value-type="float" office:value="708" calcext:value-type="float">
            <text:p>708</text:p>
          </table:table-cell>
          <table:table-cell table:formula="of:=[.D119]" office:value-type="float" office:value="692" calcext:value-type="float">
            <text:p>692</text:p>
          </table:table-cell>
          <table:table-cell table:formula="of:=[.D120]" office:value-type="float" office:value="676" calcext:value-type="float">
            <text:p>676</text:p>
          </table:table-cell>
          <table:table-cell table:formula="of:=[.D121]" office:value-type="float" office:value="661" calcext:value-type="float">
            <text:p>661</text:p>
          </table:table-cell>
          <table:table-cell table:formula="of:=[.D122]" office:value-type="float" office:value="646" calcext:value-type="float">
            <text:p>646</text:p>
          </table:table-cell>
          <table:table-cell table:formula="of:=[.D123]" office:value-type="float" office:value="632" calcext:value-type="float">
            <text:p>632</text:p>
          </table:table-cell>
          <table:table-cell table:formula="of:=CONCATENATE([.N104];CHAR(10);[.D114];&quot;,&quot;;[.E114];&quot;,&quot;;[.F114];&quot;,&quot;;[.G114];&quot;,&quot;;[.H114];&quot;,&quot;;[.I114];&quot;,&quot;;[.J114];&quot;,&quot;;[.K114];&quot;,&quot;;[.L114];&quot;,&quot;;[.M114];&quot;,&quot;)" office:value-type="string" office:string-value="28704,27417,26197,25039,23940,22897,21906,20964,20070,19219,&#10;18410,17641,16909,16212,15548,14916,14313,13739,13192,12669,&#10;12171,11696,11242,10809,10395,10000,9622,9261,8916,8585,&#10;8269,7967,7678,7400,7135,6881,6637,6403,6179,5965,&#10;5759,5561,5372,5189,5015,4847,4686,4531,4382,4239,&#10;4101,3969,3842,3719,3601,3488,3379,3274,3172,3075,&#10;2981,2890,2803,2719,2638,2559,2484,2411,2341,2273,&#10;2207,2144,2083,2024,1967,1912,1858,1807,1757,1709,&#10;1662,1617,1574,1532,1491,1451,1413,1376,1340,1305,&#10;1272,1239,1208,1177,1147,1118,1091,1063,1037,1012,&#10;987,963,940,917,895,874,853,833,814,795,&#10;776,758,741,724,708,692,676,661,646,632," calcext:value-type="string">
            <text:p>28704,27417,26197,25039,23940,22897,21906,20964,20070,19219,</text:p>
            <text:p>18410,17641,16909,16212,15548,14916,14313,13739,13192,12669,</text:p>
            <text:p>12171,11696,11242,10809,10395,10000,9622,9261,8916,8585,</text:p>
            <text:p>8269,7967,7678,7400,7135,6881,6637,6403,6179,5965,</text:p>
            <text:p>5759,5561,5372,5189,5015,4847,4686,4531,4382,4239,</text:p>
            <text:p>4101,3969,3842,3719,3601,3488,3379,3274,3172,3075,</text:p>
            <text:p>2981,2890,2803,2719,2638,2559,2484,2411,2341,2273,</text:p>
            <text:p>2207,2144,2083,2024,1967,1912,1858,1807,1757,1709,</text:p>
            <text:p>1662,1617,1574,1532,1491,1451,1413,1376,1340,1305,</text:p>
            <text:p>1272,1239,1208,1177,1147,1118,1091,1063,1037,1012,</text:p>
            <text:p>987,963,940,917,895,874,853,833,814,795,</text:p>
            <text:p>776,758,741,724,708,692,676,661,646,632,</text:p>
          </table:table-cell>
        </table:table-row>
        <table:table-row table:style-name="ro1">
          <table:table-cell table:number-columns-repeated="2"/>
          <table:table-cell table:formula="of:=[Calculations.K114]" office:value-type="float" office:value="758.326112403735" calcext:value-type="float">
            <text:p>758.326112403735</text:p>
          </table:table-cell>
          <table:table-cell table:formula="of:=ROUND([.C115])" office:value-type="float" office:value="758" calcext:value-type="float">
            <text:p>75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115]" office:value-type="float" office:value="740.923262446257" calcext:value-type="float">
            <text:p>740.923262446257</text:p>
          </table:table-cell>
          <table:table-cell table:formula="of:=ROUND([.C116])" office:value-type="float" office:value="741" calcext:value-type="float">
            <text:p>741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116]" office:value-type="float" office:value="724.006844599974" calcext:value-type="float">
            <text:p>724.006844599974</text:p>
          </table:table-cell>
          <table:table-cell table:formula="of:=ROUND([.C117])" office:value-type="float" office:value="724" calcext:value-type="float">
            <text:p>72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117]" office:value-type="float" office:value="707.561071525802" calcext:value-type="float">
            <text:p>707.561071525802</text:p>
          </table:table-cell>
          <table:table-cell table:formula="of:=ROUND([.C118])" office:value-type="float" office:value="708" calcext:value-type="float">
            <text:p>708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118]" office:value-type="float" office:value="691.570734722959" calcext:value-type="float">
            <text:p>691.570734722959</text:p>
          </table:table-cell>
          <table:table-cell table:formula="of:=ROUND([.C119])" office:value-type="float" office:value="692" calcext:value-type="float">
            <text:p>692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119]" office:value-type="float" office:value="676.021180989646" calcext:value-type="float">
            <text:p>676.021180989646</text:p>
          </table:table-cell>
          <table:table-cell table:formula="of:=ROUND([.C120])" office:value-type="float" office:value="676" calcext:value-type="float">
            <text:p>676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120]" office:value-type="float" office:value="660.89828993146" calcext:value-type="float">
            <text:p>660.89828993146</text:p>
          </table:table-cell>
          <table:table-cell table:formula="of:=ROUND([.C121])" office:value-type="float" office:value="661" calcext:value-type="float">
            <text:p>661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121]" office:value-type="float" office:value="646.188452466985" calcext:value-type="float">
            <text:p>646.188452466985</text:p>
          </table:table-cell>
          <table:table-cell table:formula="of:=ROUND([.C122])" office:value-type="float" office:value="646" calcext:value-type="float">
            <text:p>646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122]" office:value-type="float" office:value="631.878550282685" calcext:value-type="float">
            <text:p>631.878550282685</text:p>
          </table:table-cell>
          <table:table-cell table:formula="of:=ROUND([.C123])"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7">
          <table:table-cell table:number-columns-repeated="2"/>
          <table:table-cell table:formula="of:=[Calculations.K123]" office:value-type="float" office:value="617.955936191636" calcext:value-type="float">
            <text:p>617.955936191636</text:p>
          </table:table-cell>
          <table:table-cell table:formula="of:=ROUND([.C124])" office:value-type="float" office:value="618" calcext:value-type="float">
            <text:p>618</text:p>
          </table:table-cell>
          <table:table-cell table:formula="of:=[.D125]" office:value-type="float" office:value="604" calcext:value-type="float">
            <text:p>604</text:p>
          </table:table-cell>
          <table:table-cell table:formula="of:=[.D126]" office:value-type="float" office:value="591" calcext:value-type="float">
            <text:p>591</text:p>
          </table:table-cell>
          <table:table-cell table:formula="of:=[.D127]" office:value-type="float" office:value="578" calcext:value-type="float">
            <text:p>578</text:p>
          </table:table-cell>
          <table:table-cell table:formula="of:=[.D128]" office:value-type="float" office:value="566" calcext:value-type="float">
            <text:p>566</text:p>
          </table:table-cell>
          <table:table-cell table:formula="of:=[.D129]" office:value-type="float" office:value="554" calcext:value-type="float">
            <text:p>554</text:p>
          </table:table-cell>
          <table:table-cell table:formula="of:=[.D130]" office:value-type="float" office:value="0" calcext:value-type="float">
            <text:p>0</text:p>
          </table:table-cell>
          <table:table-cell table:formula="of:=[.D131]" office:value-type="float" office:value="0" calcext:value-type="float">
            <text:p>0</text:p>
          </table:table-cell>
          <table:table-cell table:formula="of:=[.D132]" office:value-type="float" office:value="0" calcext:value-type="float">
            <text:p>0</text:p>
          </table:table-cell>
          <table:table-cell table:formula="of:=[.D133]" office:value-type="float" office:value="0" calcext:value-type="float">
            <text:p>0</text:p>
          </table:table-cell>
          <table:table-cell table:formula="of:=CONCATENATE([.N114];CHAR(10);[.D124];&quot;,&quot;;[.E124];&quot;,&quot;;[.F124];&quot;,&quot;;[.G124];&quot;,&quot;;[.H124];&quot;,&quot;;[.I124])" office:value-type="string" office:string-value="28704,27417,26197,25039,23940,22897,21906,20964,20070,19219,&#10;18410,17641,16909,16212,15548,14916,14313,13739,13192,12669,&#10;12171,11696,11242,10809,10395,10000,9622,9261,8916,8585,&#10;8269,7967,7678,7400,7135,6881,6637,6403,6179,5965,&#10;5759,5561,5372,5189,5015,4847,4686,4531,4382,4239,&#10;4101,3969,3842,3719,3601,3488,3379,3274,3172,3075,&#10;2981,2890,2803,2719,2638,2559,2484,2411,2341,2273,&#10;2207,2144,2083,2024,1967,1912,1858,1807,1757,1709,&#10;1662,1617,1574,1532,1491,1451,1413,1376,1340,1305,&#10;1272,1239,1208,1177,1147,1118,1091,1063,1037,1012,&#10;987,963,940,917,895,874,853,833,814,795,&#10;776,758,741,724,708,692,676,661,646,632,&#10;618,604,591,578,566,554" calcext:value-type="string">
            <text:p>28704,27417,26197,25039,23940,22897,21906,20964,20070,19219,</text:p>
            <text:p>18410,17641,16909,16212,15548,14916,14313,13739,13192,12669,</text:p>
            <text:p>12171,11696,11242,10809,10395,10000,9622,9261,8916,8585,</text:p>
            <text:p>8269,7967,7678,7400,7135,6881,6637,6403,6179,5965,</text:p>
            <text:p>5759,5561,5372,5189,5015,4847,4686,4531,4382,4239,</text:p>
            <text:p>4101,3969,3842,3719,3601,3488,3379,3274,3172,3075,</text:p>
            <text:p>2981,2890,2803,2719,2638,2559,2484,2411,2341,2273,</text:p>
            <text:p>2207,2144,2083,2024,1967,1912,1858,1807,1757,1709,</text:p>
            <text:p>1662,1617,1574,1532,1491,1451,1413,1376,1340,1305,</text:p>
            <text:p>1272,1239,1208,1177,1147,1118,1091,1063,1037,1012,</text:p>
            <text:p>987,963,940,917,895,874,853,833,814,795,</text:p>
            <text:p>776,758,741,724,708,692,676,661,646,632,</text:p>
            <text:p>618,604,591,578,566,554</text:p>
          </table:table-cell>
        </table:table-row>
        <table:table-row table:style-name="ro1">
          <table:table-cell table:number-columns-repeated="2"/>
          <table:table-cell table:formula="of:=[Calculations.K124]" office:value-type="float" office:value="604.408415353032" calcext:value-type="float">
            <text:p>604.408415353032</text:p>
          </table:table-cell>
          <table:table-cell table:formula="of:=ROUND([.C125])" office:value-type="float" office:value="604" calcext:value-type="float">
            <text:p>604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125]" office:value-type="float" office:value="591.224227311555" calcext:value-type="float">
            <text:p>591.224227311555</text:p>
          </table:table-cell>
          <table:table-cell table:formula="of:=ROUND([.C126])"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126]" office:value-type="float" office:value="578.392028817825" calcext:value-type="float">
            <text:p>578.392028817825</text:p>
          </table:table-cell>
          <table:table-cell table:formula="of:=ROUND([.C127])" office:value-type="float" office:value="578" calcext:value-type="float">
            <text:p>578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127]" office:value-type="float" office:value="565.900877393097" calcext:value-type="float">
            <text:p>565.900877393097</text:p>
          </table:table-cell>
          <table:table-cell table:formula="of:=ROUND([.C128])" office:value-type="float" office:value="566" calcext:value-type="float">
            <text:p>566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128]" office:value-type="float" office:value="553.740215603261" calcext:value-type="float">
            <text:p>553.740215603261</text:p>
          </table:table-cell>
          <table:table-cell table:formula="of:=ROUND([.C129])" office:value-type="float" office:value="554" calcext:value-type="float">
            <text:p>554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129]" office:value-type="float" office:value="0" calcext:value-type="float">
            <text:p>0</text:p>
          </table:table-cell>
          <table:table-cell table:formula="of:=ROUND([.C130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130]" office:value-type="float" office:value="0" calcext:value-type="float">
            <text:p>0</text:p>
          </table:table-cell>
          <table:table-cell table:formula="of:=ROUND([.C131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131]" office:value-type="float" office:value="0" calcext:value-type="float">
            <text:p>0</text:p>
          </table:table-cell>
          <table:table-cell table:formula="of:=ROUND([.C132]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Calculations.K132]" office:value-type="float" office:value="0" calcext:value-type="float">
            <text:p>0</text:p>
          </table:table-cell>
          <table:table-cell table:formula="of:=ROUND([.C13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Calculations.J3:Calculations.J13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 style:data-style-name="N2" text:time-value="16:17:05.7037122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rs Gaudenz</meta:initial-creator>
    <meta:creation-date>2013-02-11T19:45:38</meta:creation-date>
    <dc:date>2019-06-12T17:15:59.185728851</dc:date>
    <meta:editing-duration>PT1H23M44S</meta:editing-duration>
    <meta:editing-cycles>10</meta:editing-cycles>
    <meta:generator>LibreOffice/6.0.7.3$Linux_X86_64 LibreOffice_project/00m0$Build-3</meta:generator>
    <meta:document-statistic meta:table-count="4" meta:cell-count="19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reverse-direction="false" text:line-break="false" loext:try-staggering-first="tru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5cm" svg:height="8.991cm" xlink:href=".." xlink:type="simple" chart:class="chart:scatter" chart:style-name="ch1">
        <chart:legend chart:legend-position="end" svg:x="13.143cm" svg:y="3.947cm" style:legend-expansion="high" chart:style-name="ch2"/>
        <chart:plot-area chart:style-name="ch3" table:cell-range-address="Calculations.D3:Calculations.F148" svg:x="0.319cm" svg:y="0.179cm" svg:width="12.505cm" svg:height="8.633cm">
          <chartooo:coordinate-region svg:x="0.557cm" svg:y="0.378cm" svg:width="10.904cm" svg:height="7.7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Calculations.E3:Calculations.E148" chart:class="chart:scatter">
            <chart:domain table:cell-range-address="Calculations.D3:Calculations.D148"/>
            <chart:data-point chart:repeated="146"/>
          </chart:series>
          <chart:series chart:attached-axis="secondary-y" chart:style-name="ch8" chart:values-cell-range-address="Calculations.F3:Calculations.F148" chart:class="chart:scatter">
            <chart:data-point chart:repeated="1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0">
                <text:p>-40</text:p>
                <draw:g>
                  <svg:desc>Calculations.D3:Calculations.D148</svg:desc>
                </draw:g>
              </table:table-cell>
              <table:table-cell office:value-type="float" office:value="3364790">
                <text:p>3364790</text:p>
                <draw:g>
                  <svg:desc>Calculations.E3:Calculations.E148</svg:desc>
                </draw:g>
              </table:table-cell>
              <table:table-cell office:value-type="float" office:value="248276.524565994">
                <text:p>248276.524565994</text:p>
                <draw:g>
                  <svg:desc>Calculations.F3:Calculations.F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9">
                <text:p>-39</text:p>
              </table:table-cell>
              <table:table-cell office:value-type="float" office:value="3149040">
                <text:p>3149040</text:p>
              </table:table-cell>
              <table:table-cell office:value-type="float" office:value="233135.987304271">
                <text:p>233135.9873042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8">
                <text:p>-38</text:p>
              </table:table-cell>
              <table:table-cell office:value-type="float" office:value="2948480">
                <text:p>2948480</text:p>
              </table:table-cell>
              <table:table-cell office:value-type="float" office:value="219035.946235799">
                <text:p>219035.946235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7">
                <text:p>-37</text:p>
              </table:table-cell>
              <table:table-cell office:value-type="float" office:value="2761940">
                <text:p>2761940</text:p>
              </table:table-cell>
              <table:table-cell office:value-type="float" office:value="205897.433394146">
                <text:p>205897.4333941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6">
                <text:p>-36</text:p>
              </table:table-cell>
              <table:table-cell office:value-type="float" office:value="2588380">
                <text:p>2588380</text:p>
              </table:table-cell>
              <table:table-cell office:value-type="float" office:value="193648.007877806">
                <text:p>193648.0078778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5">
                <text:p>-35</text:p>
              </table:table-cell>
              <table:table-cell office:value-type="float" office:value="2426810">
                <text:p>2426810</text:p>
              </table:table-cell>
              <table:table-cell office:value-type="float" office:value="182221.174337615">
                <text:p>182221.1743376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4">
                <text:p>-34</text:p>
              </table:table-cell>
              <table:table-cell office:value-type="float" office:value="2276320">
                <text:p>2276320</text:p>
              </table:table-cell>
              <table:table-cell office:value-type="float" office:value="171555.85686281">
                <text:p>171555.856862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3">
                <text:p>-33</text:p>
              </table:table-cell>
              <table:table-cell office:value-type="float" office:value="2136100">
                <text:p>2136100</text:p>
              </table:table-cell>
              <table:table-cell office:value-type="float" office:value="161595.922658437">
                <text:p>161595.9226584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2">
                <text:p>-32</text:p>
              </table:table-cell>
              <table:table-cell office:value-type="float" office:value="2005390">
                <text:p>2005390</text:p>
              </table:table-cell>
              <table:table-cell office:value-type="float" office:value="152289.750506672">
                <text:p>152289.7505066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">
                <text:p>-31</text:p>
              </table:table-cell>
              <table:table-cell office:value-type="float" office:value="1883490">
                <text:p>1883490</text:p>
              </table:table-cell>
              <table:table-cell office:value-type="float" office:value="143589.839536908">
                <text:p>143589.8395369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0">
                <text:p>-30</text:p>
              </table:table-cell>
              <table:table-cell office:value-type="float" office:value="1769740">
                <text:p>1769740</text:p>
              </table:table-cell>
              <table:table-cell office:value-type="float" office:value="135452.454302248">
                <text:p>135452.4543022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9">
                <text:p>-29</text:p>
              </table:table-cell>
              <table:table-cell office:value-type="float" office:value="1663560">
                <text:p>1663560</text:p>
              </table:table-cell>
              <table:table-cell office:value-type="float" office:value="127837.302580216">
                <text:p>127837.302580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8">
                <text:p>-28</text:p>
              </table:table-cell>
              <table:table-cell office:value-type="float" office:value="1564410">
                <text:p>1564410</text:p>
              </table:table-cell>
              <table:table-cell office:value-type="float" office:value="120707.242689303">
                <text:p>120707.2426893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7">
                <text:p>-27</text:p>
              </table:table-cell>
              <table:table-cell office:value-type="float" office:value="1471770">
                <text:p>1471770</text:p>
              </table:table-cell>
              <table:table-cell office:value-type="float" office:value="114028.017445621">
                <text:p>114028.0174456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6">
                <text:p>-26</text:p>
              </table:table-cell>
              <table:table-cell office:value-type="float" office:value="1385180">
                <text:p>1385180</text:p>
              </table:table-cell>
              <table:table-cell office:value-type="float" office:value="107768.012180357">
                <text:p>107768.0121803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">
                <text:p>-25</text:p>
              </table:table-cell>
              <table:table-cell office:value-type="float" office:value="1304210">
                <text:p>1304210</text:p>
              </table:table-cell>
              <table:table-cell office:value-type="float" office:value="101898.034502895">
                <text:p>101898.0345028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4">
                <text:p>-24</text:p>
              </table:table-cell>
              <table:table-cell office:value-type="float" office:value="1228470">
                <text:p>1228470</text:p>
              </table:table-cell>
              <table:table-cell office:value-type="float" office:value="96391.1137302208">
                <text:p>96391.11373022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3">
                <text:p>-23</text:p>
              </table:table-cell>
              <table:table-cell office:value-type="float" office:value="1157590">
                <text:p>1157590</text:p>
              </table:table-cell>
              <table:table-cell office:value-type="float" office:value="91222.3181136274">
                <text:p>91222.31811362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2">
                <text:p>-22</text:p>
              </table:table-cell>
              <table:table-cell office:value-type="float" office:value="1091220">
                <text:p>1091220</text:p>
              </table:table-cell>
              <table:table-cell office:value-type="float" office:value="86368.5881817329">
                <text:p>86368.58818173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1">
                <text:p>-21</text:p>
              </table:table-cell>
              <table:table-cell office:value-type="float" office:value="1029060">
                <text:p>1029060</text:p>
              </table:table-cell>
              <table:table-cell office:value-type="float" office:value="81808.5846869256">
                <text:p>81808.58468692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0">
                <text:p>-20</text:p>
              </table:table-cell>
              <table:table-cell office:value-type="float" office:value="970810">
                <text:p>970810</text:p>
              </table:table-cell>
              <table:table-cell office:value-type="float" office:value="77522.5497926813">
                <text:p>77522.54979268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9">
                <text:p>-19</text:p>
              </table:table-cell>
              <table:table-cell office:value-type="float" office:value="916210">
                <text:p>916210</text:p>
              </table:table-cell>
              <table:table-cell office:value-type="float" office:value="73492.1802738377">
                <text:p>73492.18027383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8">
                <text:p>-18</text:p>
              </table:table-cell>
              <table:table-cell office:value-type="float" office:value="865010">
                <text:p>865010</text:p>
              </table:table-cell>
              <table:table-cell office:value-type="float" office:value="69700.5116224969">
                <text:p>69700.51162249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7">
                <text:p>-17</text:p>
              </table:table-cell>
              <table:table-cell office:value-type="float" office:value="816980">
                <text:p>816980</text:p>
              </table:table-cell>
              <table:table-cell office:value-type="float" office:value="66131.8120603448">
                <text:p>66131.81206034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6">
                <text:p>-16</text:p>
              </table:table-cell>
              <table:table-cell office:value-type="float" office:value="771900">
                <text:p>771900</text:p>
              </table:table-cell>
              <table:table-cell office:value-type="float" office:value="62771.4855551575">
                <text:p>62771.48555515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5">
                <text:p>-15</text:p>
              </table:table-cell>
              <table:table-cell office:value-type="float" office:value="729570">
                <text:p>729570</text:p>
              </table:table-cell>
              <table:table-cell office:value-type="float" office:value="59605.9830263246">
                <text:p>59605.98302632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4">
                <text:p>-14</text:p>
              </table:table-cell>
              <table:table-cell office:value-type="float" office:value="689820">
                <text:p>689820</text:p>
              </table:table-cell>
              <table:table-cell office:value-type="float" office:value="56622.7210024227">
                <text:p>56622.72100242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3">
                <text:p>-13</text:p>
              </table:table-cell>
              <table:table-cell office:value-type="float" office:value="652460">
                <text:p>652460</text:p>
              </table:table-cell>
              <table:table-cell office:value-type="float" office:value="53810.0070641541">
                <text:p>53810.00706415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2">
                <text:p>-12</text:p>
              </table:table-cell>
              <table:table-cell office:value-type="float" office:value="617360">
                <text:p>617360</text:p>
              </table:table-cell>
              <table:table-cell office:value-type="float" office:value="51156.9714691923">
                <text:p>51156.97146919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1">
                <text:p>-11</text:p>
              </table:table-cell>
              <table:table-cell office:value-type="float" office:value="584340">
                <text:p>584340</text:p>
              </table:table-cell>
              <table:table-cell office:value-type="float" office:value="48653.5044123604">
                <text:p>48653.50441236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0">
                <text:p>-10</text:p>
              </table:table-cell>
              <table:table-cell office:value-type="float" office:value="553290">
                <text:p>553290</text:p>
              </table:table-cell>
              <table:table-cell office:value-type="float" office:value="46290.1984258107">
                <text:p>46290.19842581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9">
                <text:p>-9</text:p>
              </table:table-cell>
              <table:table-cell office:value-type="float" office:value="524070">
                <text:p>524070</text:p>
              </table:table-cell>
              <table:table-cell office:value-type="float" office:value="44058.2954700365">
                <text:p>44058.29547003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8">
                <text:p>-8</text:p>
              </table:table-cell>
              <table:table-cell office:value-type="float" office:value="496560">
                <text:p>496560</text:p>
              </table:table-cell>
              <table:table-cell office:value-type="float" office:value="41949.6383081757">
                <text:p>41949.63830817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7">
                <text:p>-7</text:p>
              </table:table-cell>
              <table:table-cell office:value-type="float" office:value="470660">
                <text:p>470660</text:p>
              </table:table-cell>
              <table:table-cell office:value-type="float" office:value="39956.6257936189">
                <text:p>39956.62579361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">
                <text:p>-6</text:p>
              </table:table-cell>
              <table:table-cell office:value-type="float" office:value="446260">
                <text:p>446260</text:p>
              </table:table-cell>
              <table:table-cell office:value-type="float" office:value="38072.1717348382">
                <text:p>38072.17173483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">
                <text:p>-5</text:p>
              </table:table-cell>
              <table:table-cell office:value-type="float" office:value="423270">
                <text:p>423270</text:p>
              </table:table-cell>
              <table:table-cell office:value-type="float" office:value="36289.6670319745">
                <text:p>36289.66703197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">
                <text:p>-4</text:p>
              </table:table-cell>
              <table:table-cell office:value-type="float" office:value="401590">
                <text:p>401590</text:p>
              </table:table-cell>
              <table:table-cell office:value-type="float" office:value="34602.9448073983">
                <text:p>34602.94480739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">
                <text:p>-3</text:p>
              </table:table-cell>
              <table:table-cell office:value-type="float" office:value="381150">
                <text:p>381150</text:p>
              </table:table-cell>
              <table:table-cell office:value-type="float" office:value="33006.2482774874">
                <text:p>33006.24827748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">
                <text:p>-2</text:p>
              </table:table-cell>
              <table:table-cell office:value-type="float" office:value="361870">
                <text:p>361870</text:p>
              </table:table-cell>
              <table:table-cell office:value-type="float" office:value="31494.2011355127">
                <text:p>31494.20113551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">
                <text:p>-1</text:p>
              </table:table-cell>
              <table:table-cell office:value-type="float" office:value="343680">
                <text:p>343680</text:p>
              </table:table-cell>
              <table:table-cell office:value-type="float" office:value="30061.7802360279">
                <text:p>30061.78023602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326500">
                <text:p>326500</text:p>
              </table:table-cell>
              <table:table-cell office:value-type="float" office:value="28704.2903897308">
                <text:p>28704.29038973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310290">
                <text:p>310290</text:p>
              </table:table-cell>
              <table:table-cell office:value-type="float" office:value="27417.3410946033">
                <text:p>27417.34109460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294980">
                <text:p>294980</text:p>
              </table:table-cell>
              <table:table-cell office:value-type="float" office:value="26196.8250444014">
                <text:p>26196.82504440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280520">
                <text:p>280520</text:p>
              </table:table-cell>
              <table:table-cell office:value-type="float" office:value="25038.8982694225">
                <text:p>25038.89826942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66850">
                <text:p>266850</text:p>
              </table:table-cell>
              <table:table-cell office:value-type="float" office:value="23939.9617770541">
                <text:p>23939.96177705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253920">
                <text:p>253920</text:p>
              </table:table-cell>
              <table:table-cell office:value-type="float" office:value="22896.6445710341">
                <text:p>22896.64457103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">
                <text:p>6</text:p>
              </table:table-cell>
              <table:table-cell office:value-type="float" office:value="241700">
                <text:p>241700</text:p>
              </table:table-cell>
              <table:table-cell office:value-type="float" office:value="21905.7879387354">
                <text:p>21905.78793873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230130">
                <text:p>230130</text:p>
              </table:table-cell>
              <table:table-cell office:value-type="float" office:value="20964.4309052313">
                <text:p>20964.43090523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">
                <text:p>8</text:p>
              </table:table-cell>
              <table:table-cell office:value-type="float" office:value="219180">
                <text:p>219180</text:p>
              </table:table-cell>
              <table:table-cell office:value-type="float" office:value="20069.7967614875">
                <text:p>20069.79676148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208820">
                <text:p>208820</text:p>
              </table:table-cell>
              <table:table-cell office:value-type="float" office:value="19219.2805818479">
                <text:p>19219.28058184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199010">
                <text:p>199010</text:p>
              </table:table-cell>
              <table:table-cell office:value-type="float" office:value="18410.437653103">
                <text:p>18410.4376531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189710">
                <text:p>189710</text:p>
              </table:table-cell>
              <table:table-cell office:value-type="float" office:value="17640.9727439183">
                <text:p>17640.97274391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">
                <text:p>12</text:p>
              </table:table-cell>
              <table:table-cell office:value-type="float" office:value="180900">
                <text:p>180900</text:p>
              </table:table-cell>
              <table:table-cell office:value-type="float" office:value="16908.7301493192">
                <text:p>16908.73014931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">
                <text:p>13</text:p>
              </table:table-cell>
              <table:table-cell office:value-type="float" office:value="172550">
                <text:p>172550</text:p>
              </table:table-cell>
              <table:table-cell office:value-type="float" office:value="16211.6844503217">
                <text:p>16211.68445032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164630">
                <text:p>164630</text:p>
              </table:table-cell>
              <table:table-cell office:value-type="float" office:value="15547.931933727">
                <text:p>15547.9319337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">
                <text:p>15</text:p>
              </table:table-cell>
              <table:table-cell office:value-type="float" office:value="157120">
                <text:p>157120</text:p>
              </table:table-cell>
              <table:table-cell office:value-type="float" office:value="14915.6826215925">
                <text:p>14915.68262159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">
                <text:p>16</text:p>
              </table:table-cell>
              <table:table-cell office:value-type="float" office:value="149990">
                <text:p>149990</text:p>
              </table:table-cell>
              <table:table-cell office:value-type="float" office:value="14313.2528639975">
                <text:p>14313.25286399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">
                <text:p>17</text:p>
              </table:table-cell>
              <table:table-cell office:value-type="float" office:value="143230">
                <text:p>143230</text:p>
              </table:table-cell>
              <table:table-cell office:value-type="float" office:value="13739.0584524797">
                <text:p>13739.05845247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136810">
                <text:p>136810</text:p>
              </table:table-cell>
              <table:table-cell office:value-type="float" office:value="13191.6082149469">
                <text:p>13191.60821494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">
                <text:p>19</text:p>
              </table:table-cell>
              <table:table-cell office:value-type="float" office:value="130720">
                <text:p>130720</text:p>
              </table:table-cell>
              <table:table-cell office:value-type="float" office:value="12669.4980560098">
                <text:p>12669.49805600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">
                <text:p>20</text:p>
              </table:table-cell>
              <table:table-cell office:value-type="float" office:value="124930">
                <text:p>124930</text:p>
              </table:table-cell>
              <table:table-cell office:value-type="float" office:value="12171.4054095562">
                <text:p>12171.40540955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">
                <text:p>21</text:p>
              </table:table-cell>
              <table:table-cell office:value-type="float" office:value="119420">
                <text:p>119420</text:p>
              </table:table-cell>
              <table:table-cell office:value-type="float" office:value="11696.084073014">
                <text:p>11696.0840730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">
                <text:p>22</text:p>
              </table:table-cell>
              <table:table-cell office:value-type="float" office:value="114190">
                <text:p>114190</text:p>
              </table:table-cell>
              <table:table-cell office:value-type="float" office:value="11242.3593951664">
                <text:p>11242.35939516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">
                <text:p>23</text:p>
              </table:table-cell>
              <table:table-cell office:value-type="float" office:value="109220">
                <text:p>109220</text:p>
              </table:table-cell>
              <table:table-cell office:value-type="float" office:value="10809.123791585">
                <text:p>10809.1237915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">
                <text:p>24</text:p>
              </table:table-cell>
              <table:table-cell office:value-type="float" office:value="104500">
                <text:p>104500</text:p>
              </table:table-cell>
              <table:table-cell office:value-type="float" office:value="10395.3325637776">
                <text:p>10395.33256377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">
                <text:p>25</text:p>
              </table:table-cell>
              <table:table-cell office:value-type="float" office:value="100000">
                <text:p>10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">
                <text:p>26</text:p>
              </table:table-cell>
              <table:table-cell office:value-type="float" office:value="95720">
                <text:p>95720</text:p>
              </table:table-cell>
              <table:table-cell office:value-type="float" office:value="9622.19573738993">
                <text:p>9622.195737389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">
                <text:p>27</text:p>
              </table:table-cell>
              <table:table-cell office:value-type="float" office:value="91650">
                <text:p>91650</text:p>
              </table:table-cell>
              <table:table-cell office:value-type="float" office:value="9261.04136664338">
                <text:p>9261.041366643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">
                <text:p>28</text:p>
              </table:table-cell>
              <table:table-cell office:value-type="float" office:value="87770">
                <text:p>87770</text:p>
              </table:table-cell>
              <table:table-cell office:value-type="float" office:value="8915.70726189301">
                <text:p>8915.707261893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">
                <text:p>29</text:p>
              </table:table-cell>
              <table:table-cell office:value-type="float" office:value="84080">
                <text:p>84080</text:p>
              </table:table-cell>
              <table:table-cell office:value-type="float" office:value="8585.40961976827">
                <text:p>8585.409619768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">
                <text:p>30</text:p>
              </table:table-cell>
              <table:table-cell office:value-type="float" office:value="80570">
                <text:p>80570</text:p>
              </table:table-cell>
              <table:table-cell office:value-type="float" office:value="8269.40769283149">
                <text:p>8269.407692831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">
                <text:p>31</text:p>
              </table:table-cell>
              <table:table-cell office:value-type="float" office:value="77220">
                <text:p>77220</text:p>
              </table:table-cell>
              <table:table-cell office:value-type="float" office:value="7967.00120370081">
                <text:p>7967.001203700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2">
                <text:p>32</text:p>
              </table:table-cell>
              <table:table-cell office:value-type="float" office:value="74020">
                <text:p>74020</text:p>
              </table:table-cell>
              <table:table-cell office:value-type="float" office:value="7677.52792719853">
                <text:p>7677.527927198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">
                <text:p>33</text:p>
              </table:table-cell>
              <table:table-cell office:value-type="float" office:value="70980">
                <text:p>70980</text:p>
              </table:table-cell>
              <table:table-cell office:value-type="float" office:value="7400.36142880896">
                <text:p>7400.361428808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">
                <text:p>34</text:p>
              </table:table-cell>
              <table:table-cell office:value-type="float" office:value="68080">
                <text:p>68080</text:p>
              </table:table-cell>
              <table:table-cell office:value-type="float" office:value="7134.90894860062">
                <text:p>7134.908948600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">
                <text:p>35</text:p>
              </table:table-cell>
              <table:table-cell office:value-type="float" office:value="65310">
                <text:p>65310</text:p>
              </table:table-cell>
              <table:table-cell office:value-type="float" office:value="6880.60942057031">
                <text:p>6880.609420570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">
                <text:p>36</text:p>
              </table:table-cell>
              <table:table-cell office:value-type="float" office:value="62670">
                <text:p>62670</text:p>
              </table:table-cell>
              <table:table-cell office:value-type="float" office:value="6636.93161810512">
                <text:p>6636.931618105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">
                <text:p>37</text:p>
              </table:table-cell>
              <table:table-cell office:value-type="float" office:value="60150">
                <text:p>60150</text:p>
              </table:table-cell>
              <table:table-cell office:value-type="float" office:value="6403.37241694085">
                <text:p>6403.372416940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">
                <text:p>38</text:p>
              </table:table-cell>
              <table:table-cell office:value-type="float" office:value="57750">
                <text:p>57750</text:p>
              </table:table-cell>
              <table:table-cell office:value-type="float" office:value="6179.45516762323">
                <text:p>6179.455167623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">
                <text:p>39</text:p>
              </table:table-cell>
              <table:table-cell office:value-type="float" office:value="55450">
                <text:p>55450</text:p>
              </table:table-cell>
              <table:table-cell office:value-type="float" office:value="5964.72817005877">
                <text:p>5964.728170058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53260">
                <text:p>53260</text:p>
              </table:table-cell>
              <table:table-cell office:value-type="float" office:value="5758.76324327734">
                <text:p>5758.763243277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">
                <text:p>41</text:p>
              </table:table-cell>
              <table:table-cell office:value-type="float" office:value="51170">
                <text:p>51170</text:p>
              </table:table-cell>
              <table:table-cell office:value-type="float" office:value="5561.15438402284">
                <text:p>5561.154384022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">
                <text:p>42</text:p>
              </table:table-cell>
              <table:table-cell office:value-type="float" office:value="49170">
                <text:p>49170</text:p>
              </table:table-cell>
              <table:table-cell office:value-type="float" office:value="5371.51650824499">
                <text:p>5371.516508244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">
                <text:p>43</text:p>
              </table:table-cell>
              <table:table-cell office:value-type="float" office:value="47250">
                <text:p>47250</text:p>
              </table:table-cell>
              <table:table-cell office:value-type="float" office:value="5189.48426998739">
                <text:p>5189.484269987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">
                <text:p>44</text:p>
              </table:table-cell>
              <table:table-cell office:value-type="float" office:value="45430">
                <text:p>45430</text:p>
              </table:table-cell>
              <table:table-cell office:value-type="float" office:value="5014.71095255712">
                <text:p>5014.710952557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">
                <text:p>45</text:p>
              </table:table-cell>
              <table:table-cell office:value-type="float" office:value="43680">
                <text:p>43680</text:p>
              </table:table-cell>
              <table:table-cell office:value-type="float" office:value="4846.86742722154">
                <text:p>4846.867427221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">
                <text:p>46</text:p>
              </table:table-cell>
              <table:table-cell office:value-type="float" office:value="42010">
                <text:p>42010</text:p>
              </table:table-cell>
              <table:table-cell office:value-type="float" office:value="4685.64117501232">
                <text:p>4685.641175012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">
                <text:p>47</text:p>
              </table:table-cell>
              <table:table-cell office:value-type="float" office:value="40410">
                <text:p>40410</text:p>
              </table:table-cell>
              <table:table-cell office:value-type="float" office:value="4530.73536752513">
                <text:p>4530.735367525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8">
                <text:p>48</text:p>
              </table:table-cell>
              <table:table-cell office:value-type="float" office:value="38880">
                <text:p>38880</text:p>
              </table:table-cell>
              <table:table-cell office:value-type="float" office:value="4381.86800288958">
                <text:p>4381.868002889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">
                <text:p>49</text:p>
              </table:table-cell>
              <table:table-cell office:value-type="float" office:value="37420">
                <text:p>37420</text:p>
              </table:table-cell>
              <table:table-cell office:value-type="float" office:value="4238.771093349">
                <text:p>4238.7710933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">
                <text:p>50</text:p>
              </table:table-cell>
              <table:table-cell office:value-type="float" office:value="36020">
                <text:p>36020</text:p>
              </table:table-cell>
              <table:table-cell office:value-type="float" office:value="4101.18990113463">
                <text:p>4101.189901134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1">
                <text:p>51</text:p>
              </table:table-cell>
              <table:table-cell office:value-type="float" office:value="34680">
                <text:p>34680</text:p>
              </table:table-cell>
              <table:table-cell office:value-type="float" office:value="3968.88221954676">
                <text:p>3968.882219546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2">
                <text:p>52</text:p>
              </table:table-cell>
              <table:table-cell office:value-type="float" office:value="33400">
                <text:p>33400</text:p>
              </table:table-cell>
              <table:table-cell office:value-type="float" office:value="3841.61769636577">
                <text:p>3841.617696365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3">
                <text:p>53</text:p>
              </table:table-cell>
              <table:table-cell office:value-type="float" office:value="32170">
                <text:p>32170</text:p>
              </table:table-cell>
              <table:table-cell office:value-type="float" office:value="3719.17719691182">
                <text:p>3719.177196911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4">
                <text:p>54</text:p>
              </table:table-cell>
              <table:table-cell office:value-type="float" office:value="30990">
                <text:p>30990</text:p>
              </table:table-cell>
              <table:table-cell office:value-type="float" office:value="3601.35220425333">
                <text:p>3601.35220425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5">
                <text:p>55</text:p>
              </table:table-cell>
              <table:table-cell office:value-type="float" office:value="29860">
                <text:p>29860</text:p>
              </table:table-cell>
              <table:table-cell office:value-type="float" office:value="3487.94425423278">
                <text:p>3487.944254232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6">
                <text:p>56</text:p>
              </table:table-cell>
              <table:table-cell office:value-type="float" office:value="28780">
                <text:p>28780</text:p>
              </table:table-cell>
              <table:table-cell office:value-type="float" office:value="3378.76440313474">
                <text:p>3378.764403134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7">
                <text:p>57</text:p>
              </table:table-cell>
              <table:table-cell office:value-type="float" office:value="27740">
                <text:p>27740</text:p>
              </table:table-cell>
              <table:table-cell office:value-type="float" office:value="3273.63272596627">
                <text:p>3273.632725966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8">
                <text:p>58</text:p>
              </table:table-cell>
              <table:table-cell office:value-type="float" office:value="26750">
                <text:p>26750</text:p>
              </table:table-cell>
              <table:table-cell office:value-type="float" office:value="3172.37784345462">
                <text:p>3172.377843454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9">
                <text:p>59</text:p>
              </table:table-cell>
              <table:table-cell office:value-type="float" office:value="25790">
                <text:p>25790</text:p>
              </table:table-cell>
              <table:table-cell office:value-type="float" office:value="3074.83647599282">
                <text:p>3074.836475992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0">
                <text:p>60</text:p>
              </table:table-cell>
              <table:table-cell office:value-type="float" office:value="24880">
                <text:p>24880</text:p>
              </table:table-cell>
              <table:table-cell office:value-type="float" office:value="2980.85302287991">
                <text:p>2980.853022879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1">
                <text:p>61</text:p>
              </table:table-cell>
              <table:table-cell office:value-type="float" office:value="24000">
                <text:p>24000</text:p>
              </table:table-cell>
              <table:table-cell office:value-type="float" office:value="2890.27916531132">
                <text:p>2890.279165311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2">
                <text:p>62</text:p>
              </table:table-cell>
              <table:table-cell office:value-type="float" office:value="23160">
                <text:p>23160</text:p>
              </table:table-cell>
              <table:table-cell office:value-type="float" office:value="2802.97349167568">
                <text:p>2802.973491675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3">
                <text:p>63</text:p>
              </table:table-cell>
              <table:table-cell office:value-type="float" office:value="22350">
                <text:p>22350</text:p>
              </table:table-cell>
              <table:table-cell office:value-type="float" office:value="2718.80114380801">
                <text:p>2718.801143808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4">
                <text:p>64</text:p>
              </table:table-cell>
              <table:table-cell office:value-type="float" office:value="21570">
                <text:p>21570</text:p>
              </table:table-cell>
              <table:table-cell office:value-type="float" office:value="2637.63348293681">
                <text:p>2637.633482936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5">
                <text:p>65</text:p>
              </table:table-cell>
              <table:table-cell office:value-type="float" office:value="20830">
                <text:p>20830</text:p>
              </table:table-cell>
              <table:table-cell office:value-type="float" office:value="2559.34777414389">
                <text:p>2559.347774143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6">
                <text:p>66</text:p>
              </table:table-cell>
              <table:table-cell office:value-type="float" office:value="20110">
                <text:p>20110</text:p>
              </table:table-cell>
              <table:table-cell office:value-type="float" office:value="2483.82688823143">
                <text:p>2483.826888231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7">
                <text:p>67</text:p>
              </table:table-cell>
              <table:table-cell office:value-type="float" office:value="19420">
                <text:p>19420</text:p>
              </table:table-cell>
              <table:table-cell office:value-type="float" office:value="2410.95901996152">
                <text:p>2410.959019961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8">
                <text:p>68</text:p>
              </table:table-cell>
              <table:table-cell office:value-type="float" office:value="18760">
                <text:p>18760</text:p>
              </table:table-cell>
              <table:table-cell office:value-type="float" office:value="2340.63742169914">
                <text:p>2340.637421699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9">
                <text:p>69</text:p>
              </table:table-cell>
              <table:table-cell office:value-type="float" office:value="18130">
                <text:p>18130</text:p>
              </table:table-cell>
              <table:table-cell office:value-type="float" office:value="2272.76015155107">
                <text:p>2272.760151551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0">
                <text:p>70</text:p>
              </table:table-cell>
              <table:table-cell office:value-type="float" office:value="17520">
                <text:p>17520</text:p>
              </table:table-cell>
              <table:table-cell office:value-type="float" office:value="2207.22983515009">
                <text:p>2207.229835150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1">
                <text:p>71</text:p>
              </table:table-cell>
              <table:table-cell office:value-type="float" office:value="16930">
                <text:p>16930</text:p>
              </table:table-cell>
              <table:table-cell office:value-type="float" office:value="2143.9534402877">
                <text:p>2143.95344028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2">
                <text:p>72</text:p>
              </table:table-cell>
              <table:table-cell office:value-type="float" office:value="16370">
                <text:p>16370</text:p>
              </table:table-cell>
              <table:table-cell office:value-type="float" office:value="2082.84206364803">
                <text:p>2082.842063648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3">
                <text:p>73</text:p>
              </table:table-cell>
              <table:table-cell office:value-type="float" office:value="15820">
                <text:p>15820</text:p>
              </table:table-cell>
              <table:table-cell office:value-type="float" office:value="2023.81072894228">
                <text:p>2023.810728942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4">
                <text:p>74</text:p>
              </table:table-cell>
              <table:table-cell office:value-type="float" office:value="15300">
                <text:p>15300</text:p>
              </table:table-cell>
              <table:table-cell office:value-type="float" office:value="1966.77819578648">
                <text:p>1966.778195786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5">
                <text:p>75</text:p>
              </table:table-cell>
              <table:table-cell office:value-type="float" office:value="14800">
                <text:p>14800</text:p>
              </table:table-cell>
              <table:table-cell office:value-type="float" office:value="1911.6667787058">
                <text:p>1911.66677870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6">
                <text:p>76</text:p>
              </table:table-cell>
              <table:table-cell office:value-type="float" office:value="14320">
                <text:p>14320</text:p>
              </table:table-cell>
              <table:table-cell office:value-type="float" office:value="1858.40217568678">
                <text:p>1858.402175686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7">
                <text:p>77</text:p>
              </table:table-cell>
              <table:table-cell office:value-type="float" office:value="13850">
                <text:p>13850</text:p>
              </table:table-cell>
              <table:table-cell office:value-type="float" office:value="1806.9133057339">
                <text:p>1806.91330573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8">
                <text:p>78</text:p>
              </table:table-cell>
              <table:table-cell office:value-type="float" office:value="13400">
                <text:p>13400</text:p>
              </table:table-cell>
              <table:table-cell office:value-type="float" office:value="1757.13215492047">
                <text:p>1757.132154920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9">
                <text:p>79</text:p>
              </table:table-cell>
              <table:table-cell office:value-type="float" office:value="12970">
                <text:p>12970</text:p>
              </table:table-cell>
              <table:table-cell office:value-type="float" office:value="1708.99363045441">
                <text:p>1708.993630454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0">
                <text:p>80</text:p>
              </table:table-cell>
              <table:table-cell office:value-type="float" office:value="12550">
                <text:p>12550</text:p>
              </table:table-cell>
              <table:table-cell office:value-type="float" office:value="1662.43542230865">
                <text:p>1662.435422308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1">
                <text:p>81</text:p>
              </table:table-cell>
              <table:table-cell office:value-type="float" office:value="12150">
                <text:p>12150</text:p>
              </table:table-cell>
              <table:table-cell office:value-type="float" office:value="1617.3978719929">
                <text:p>1617.39787199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2">
                <text:p>82</text:p>
              </table:table-cell>
              <table:table-cell office:value-type="float" office:value="11770">
                <text:p>11770</text:p>
              </table:table-cell>
              <table:table-cell office:value-type="float" office:value="1573.82384806908">
                <text:p>1573.823848069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3">
                <text:p>83</text:p>
              </table:table-cell>
              <table:table-cell office:value-type="float" office:value="11400">
                <text:p>11400</text:p>
              </table:table-cell>
              <table:table-cell office:value-type="float" office:value="1531.65862803611">
                <text:p>1531.658628036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4">
                <text:p>84</text:p>
              </table:table-cell>
              <table:table-cell office:value-type="float" office:value="11040">
                <text:p>11040</text:p>
              </table:table-cell>
              <table:table-cell office:value-type="float" office:value="1490.84978623234">
                <text:p>1490.849786232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5">
                <text:p>85</text:p>
              </table:table-cell>
              <table:table-cell office:value-type="float" office:value="10700">
                <text:p>10700</text:p>
              </table:table-cell>
              <table:table-cell office:value-type="float" office:value="1451.34708742454">
                <text:p>1451.347087424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6">
                <text:p>86</text:p>
              </table:table-cell>
              <table:table-cell office:value-type="float" office:value="10370">
                <text:p>10370</text:p>
              </table:table-cell>
              <table:table-cell office:value-type="float" office:value="1413.10238577193">
                <text:p>1413.102385771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7">
                <text:p>87</text:p>
              </table:table-cell>
              <table:table-cell office:value-type="float" office:value="10050">
                <text:p>10050</text:p>
              </table:table-cell>
              <table:table-cell office:value-type="float" office:value="1376.069528872">
                <text:p>1376.0695288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8">
                <text:p>88</text:p>
              </table:table-cell>
              <table:table-cell office:value-type="float" office:value="9738">
                <text:p>9738</text:p>
              </table:table-cell>
              <table:table-cell office:value-type="float" office:value="1340.20426661216">
                <text:p>1340.204266612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9">
                <text:p>89</text:p>
              </table:table-cell>
              <table:table-cell office:value-type="float" office:value="9441">
                <text:p>9441</text:p>
              </table:table-cell>
              <table:table-cell office:value-type="float" office:value="1305.46416456696">
                <text:p>1305.464164566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0">
                <text:p>90</text:p>
              </table:table-cell>
              <table:table-cell office:value-type="float" office:value="9155">
                <text:p>9155</text:p>
              </table:table-cell>
              <table:table-cell office:value-type="float" office:value="1271.80852169631">
                <text:p>1271.808521696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1">
                <text:p>91</text:p>
              </table:table-cell>
              <table:table-cell office:value-type="float" office:value="8878">
                <text:p>8878</text:p>
              </table:table-cell>
              <table:table-cell office:value-type="float" office:value="1239.19829211362">
                <text:p>1239.198292113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2">
                <text:p>92</text:p>
              </table:table-cell>
              <table:table-cell office:value-type="float" office:value="8612">
                <text:p>8612</text:p>
              </table:table-cell>
              <table:table-cell office:value-type="float" office:value="1207.59601070651">
                <text:p>1207.596010706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3">
                <text:p>93</text:p>
              </table:table-cell>
              <table:table-cell office:value-type="float" office:value="8354">
                <text:p>8354</text:p>
              </table:table-cell>
              <table:table-cell office:value-type="float" office:value="1176.96572240508">
                <text:p>1176.965722405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4">
                <text:p>94</text:p>
              </table:table-cell>
              <table:table-cell office:value-type="float" office:value="8106">
                <text:p>8106</text:p>
              </table:table-cell>
              <table:table-cell office:value-type="float" office:value="1147.2729149043">
                <text:p>1147.27291490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5">
                <text:p>95</text:p>
              </table:table-cell>
              <table:table-cell office:value-type="float" office:value="7866">
                <text:p>7866</text:p>
              </table:table-cell>
              <table:table-cell office:value-type="float" office:value="1118.48445465834">
                <text:p>1118.484454658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6">
                <text:p>96</text:p>
              </table:table-cell>
              <table:table-cell office:value-type="float" office:value="7635">
                <text:p>7635</text:p>
              </table:table-cell>
              <table:table-cell office:value-type="float" office:value="1090.56852597463">
                <text:p>1090.568525974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7">
                <text:p>97</text:p>
              </table:table-cell>
              <table:table-cell office:value-type="float" office:value="7412">
                <text:p>7412</text:p>
              </table:table-cell>
              <table:table-cell office:value-type="float" office:value="1063.49457304558">
                <text:p>1063.494573045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8">
                <text:p>98</text:p>
              </table:table-cell>
              <table:table-cell office:value-type="float" office:value="7196">
                <text:p>7196</text:p>
              </table:table-cell>
              <table:table-cell office:value-type="float" office:value="1037.23324476451">
                <text:p>1037.233244764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6987">
                <text:p>6987</text:p>
              </table:table-cell>
              <table:table-cell office:value-type="float" office:value="1011.75634218136">
                <text:p>1011.756342181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0">
                <text:p>100</text:p>
              </table:table-cell>
              <table:table-cell office:value-type="float" office:value="6786">
                <text:p>6786</text:p>
              </table:table-cell>
              <table:table-cell office:value-type="float" office:value="987.036768461581">
                <text:p>987.0367684615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1">
                <text:p>101</text:p>
              </table:table-cell>
              <table:table-cell office:value-type="float" office:value="6591">
                <text:p>6591</text:p>
              </table:table-cell>
              <table:table-cell office:value-type="float" office:value="963.048481219105">
                <text:p>963.0484812191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2">
                <text:p>102</text:p>
              </table:table-cell>
              <table:table-cell office:value-type="float" office:value="6403">
                <text:p>6403</text:p>
              </table:table-cell>
              <table:table-cell office:value-type="float" office:value="939.766447101741">
                <text:p>939.7664471017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3">
                <text:p>103</text:p>
              </table:table-cell>
              <table:table-cell office:value-type="float" office:value="6222">
                <text:p>6222</text:p>
              </table:table-cell>
              <table:table-cell office:value-type="float" office:value="917.166598513715">
                <text:p>917.1665985137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4">
                <text:p>104</text:p>
              </table:table-cell>
              <table:table-cell office:value-type="float" office:value="6046">
                <text:p>6046</text:p>
              </table:table-cell>
              <table:table-cell office:value-type="float" office:value="895.225792366593">
                <text:p>895.2257923665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5">
                <text:p>105</text:p>
              </table:table-cell>
              <table:table-cell office:value-type="float" office:value="5876">
                <text:p>5876</text:p>
              </table:table-cell>
              <table:table-cell office:value-type="float" office:value="873.921770755721">
                <text:p>873.9217707557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reverse-direction="false" text:line-break="false" loext:try-staggering-first="tru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5cm" svg:height="8.991cm" xlink:href=".." xlink:type="simple" chart:class="chart:scatter" chart:style-name="ch1">
        <chart:legend chart:legend-position="end" svg:x="13.143cm" svg:y="3.947cm" style:legend-expansion="high" chart:style-name="ch2"/>
        <chart:plot-area chart:style-name="ch3" table:cell-range-address="Calculations.I3:Calculations.K128" svg:x="0.319cm" svg:y="0.179cm" svg:width="12.505cm" svg:height="8.633cm">
          <chartooo:coordinate-region svg:x="1.496cm" svg:y="0.378cm" svg:width="10.15cm" svg:height="7.7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Calculations.J3:Calculations.J128" chart:class="chart:scatter">
            <chart:domain table:cell-range-address="Calculations.I3:Calculations.I128"/>
            <chart:data-point chart:repeated="126"/>
          </chart:series>
          <chart:series chart:attached-axis="secondary-y" chart:style-name="ch8" chart:values-cell-range-address="Calculations.K3:Calculations.K128" chart:class="chart:scatter">
            <chart:data-point chart:repeated="1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culations.I3:Calculations.I128</svg:desc>
                </draw:g>
              </table:table-cell>
              <table:table-cell office:value-type="float" office:value="32919">
                <text:p>32919</text:p>
                <draw:g>
                  <svg:desc>Calculations.J3:Calculations.J128</svg:desc>
                </draw:g>
              </table:table-cell>
              <table:table-cell office:value-type="float" office:value="28704.2903897308">
                <text:p>28704.2903897308</text:p>
                <draw:g>
                  <svg:desc>Calculations.K3:Calculations.K1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1270">
                <text:p>31270</text:p>
              </table:table-cell>
              <table:table-cell office:value-type="float" office:value="27417.3410946033">
                <text:p>27417.3410946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9715">
                <text:p>29715</text:p>
              </table:table-cell>
              <table:table-cell office:value-type="float" office:value="26196.8250444014">
                <text:p>26196.8250444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8246">
                <text:p>28246</text:p>
              </table:table-cell>
              <table:table-cell office:value-type="float" office:value="25038.8982694225">
                <text:p>25038.8982694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6858">
                <text:p>26858</text:p>
              </table:table-cell>
              <table:table-cell office:value-type="float" office:value="23939.9617770541">
                <text:p>23939.9617770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5547">
                <text:p>25547</text:p>
              </table:table-cell>
              <table:table-cell office:value-type="float" office:value="22896.6445710341">
                <text:p>22896.64457103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4307">
                <text:p>24307</text:p>
              </table:table-cell>
              <table:table-cell office:value-type="float" office:value="21905.7879387354">
                <text:p>21905.78793873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3135">
                <text:p>23135</text:p>
              </table:table-cell>
              <table:table-cell office:value-type="float" office:value="20964.4309052313">
                <text:p>20964.43090523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2026">
                <text:p>22026</text:p>
              </table:table-cell>
              <table:table-cell office:value-type="float" office:value="20069.7967614875">
                <text:p>20069.7967614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0977">
                <text:p>20977</text:p>
              </table:table-cell>
              <table:table-cell office:value-type="float" office:value="19219.2805818479">
                <text:p>19219.28058184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9987">
                <text:p>19987</text:p>
              </table:table-cell>
              <table:table-cell office:value-type="float" office:value="18410.437653103">
                <text:p>18410.4376531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9044">
                <text:p>19044</text:p>
              </table:table-cell>
              <table:table-cell office:value-type="float" office:value="17640.9727439183">
                <text:p>17640.97274391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8154">
                <text:p>18154</text:p>
              </table:table-cell>
              <table:table-cell office:value-type="float" office:value="16908.7301493192">
                <text:p>16908.73014931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7310">
                <text:p>17310</text:p>
              </table:table-cell>
              <table:table-cell office:value-type="float" office:value="16211.6844503217">
                <text:p>16211.68445032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510">
                <text:p>16510</text:p>
              </table:table-cell>
              <table:table-cell office:value-type="float" office:value="15547.931933727">
                <text:p>15547.9319337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5752">
                <text:p>15752</text:p>
              </table:table-cell>
              <table:table-cell office:value-type="float" office:value="14915.6826215925">
                <text:p>14915.68262159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034">
                <text:p>15034</text:p>
              </table:table-cell>
              <table:table-cell office:value-type="float" office:value="14313.2528639975">
                <text:p>14313.25286399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4352">
                <text:p>14352</text:p>
              </table:table-cell>
              <table:table-cell office:value-type="float" office:value="13739.0584524797">
                <text:p>13739.05845247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3705">
                <text:p>13705</text:p>
              </table:table-cell>
              <table:table-cell office:value-type="float" office:value="13191.6082149469">
                <text:p>13191.60821494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3090">
                <text:p>13090</text:p>
              </table:table-cell>
              <table:table-cell office:value-type="float" office:value="12669.4980560098">
                <text:p>12669.49805600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2507">
                <text:p>12507</text:p>
              </table:table-cell>
              <table:table-cell office:value-type="float" office:value="12171.4054095562">
                <text:p>12171.40540955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1953">
                <text:p>11953</text:p>
              </table:table-cell>
              <table:table-cell office:value-type="float" office:value="11696.084073014">
                <text:p>11696.0840730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1427">
                <text:p>11427</text:p>
              </table:table-cell>
              <table:table-cell office:value-type="float" office:value="11242.3593951664">
                <text:p>11242.35939516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0927">
                <text:p>10927</text:p>
              </table:table-cell>
              <table:table-cell office:value-type="float" office:value="10809.123791585">
                <text:p>10809.1237915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0452">
                <text:p>10452</text:p>
              </table:table-cell>
              <table:table-cell office:value-type="float" office:value="10395.3325637776">
                <text:p>10395.33256377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9570">
                <text:p>9570</text:p>
              </table:table-cell>
              <table:table-cell office:value-type="float" office:value="9622.19573738993">
                <text:p>9622.195737389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9161">
                <text:p>9161</text:p>
              </table:table-cell>
              <table:table-cell office:value-type="float" office:value="9261.04136664338">
                <text:p>9261.041366643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8771">
                <text:p>8771</text:p>
              </table:table-cell>
              <table:table-cell office:value-type="float" office:value="8915.70726189301">
                <text:p>8915.707261893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8401">
                <text:p>8401</text:p>
              </table:table-cell>
              <table:table-cell office:value-type="float" office:value="8585.40961976827">
                <text:p>8585.409619768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8048">
                <text:p>8048</text:p>
              </table:table-cell>
              <table:table-cell office:value-type="float" office:value="8269.40769283149">
                <text:p>8269.407692831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7712">
                <text:p>7712</text:p>
              </table:table-cell>
              <table:table-cell office:value-type="float" office:value="7967.00120370081">
                <text:p>7967.001203700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7391">
                <text:p>7391</text:p>
              </table:table-cell>
              <table:table-cell office:value-type="float" office:value="7677.52792719853">
                <text:p>7677.527927198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7086">
                <text:p>7086</text:p>
              </table:table-cell>
              <table:table-cell office:value-type="float" office:value="7400.36142880896">
                <text:p>7400.361428808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6795">
                <text:p>6795</text:p>
              </table:table-cell>
              <table:table-cell office:value-type="float" office:value="7134.90894860062">
                <text:p>7134.908948600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6518">
                <text:p>6518</text:p>
              </table:table-cell>
              <table:table-cell office:value-type="float" office:value="6880.60942057031">
                <text:p>6880.609420570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6254">
                <text:p>6254</text:p>
              </table:table-cell>
              <table:table-cell office:value-type="float" office:value="6636.93161810512">
                <text:p>6636.931618105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6001">
                <text:p>6001</text:p>
              </table:table-cell>
              <table:table-cell office:value-type="float" office:value="6403.37241694085">
                <text:p>6403.372416940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761">
                <text:p>5761</text:p>
              </table:table-cell>
              <table:table-cell office:value-type="float" office:value="6179.45516762323">
                <text:p>6179.455167623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531">
                <text:p>5531</text:p>
              </table:table-cell>
              <table:table-cell office:value-type="float" office:value="5964.72817005877">
                <text:p>5964.728170058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311">
                <text:p>5311</text:p>
              </table:table-cell>
              <table:table-cell office:value-type="float" office:value="5758.76324327734">
                <text:p>5758.763243277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102">
                <text:p>5102</text:p>
              </table:table-cell>
              <table:table-cell office:value-type="float" office:value="5561.15438402284">
                <text:p>5561.154384022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902">
                <text:p>4902</text:p>
              </table:table-cell>
              <table:table-cell office:value-type="float" office:value="5371.51650824499">
                <text:p>5371.516508244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710">
                <text:p>4710</text:p>
              </table:table-cell>
              <table:table-cell office:value-type="float" office:value="5189.48426998739">
                <text:p>5189.484269987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28">
                <text:p>4528</text:p>
              </table:table-cell>
              <table:table-cell office:value-type="float" office:value="5014.71095255712">
                <text:p>5014.710952557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353">
                <text:p>4353</text:p>
              </table:table-cell>
              <table:table-cell office:value-type="float" office:value="4846.86742722154">
                <text:p>4846.867427221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186">
                <text:p>4186</text:p>
              </table:table-cell>
              <table:table-cell office:value-type="float" office:value="4685.64117501232">
                <text:p>4685.641175012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026">
                <text:p>4026</text:p>
              </table:table-cell>
              <table:table-cell office:value-type="float" office:value="4530.73536752513">
                <text:p>4530.735367525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874">
                <text:p>3874</text:p>
              </table:table-cell>
              <table:table-cell office:value-type="float" office:value="4381.86800288958">
                <text:p>4381.868002889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728">
                <text:p>3728</text:p>
              </table:table-cell>
              <table:table-cell office:value-type="float" office:value="4238.771093349">
                <text:p>4238.7710933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588">
                <text:p>3588</text:p>
              </table:table-cell>
              <table:table-cell office:value-type="float" office:value="4101.18990113463">
                <text:p>4101.189901134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454">
                <text:p>3454</text:p>
              </table:table-cell>
              <table:table-cell office:value-type="float" office:value="3968.88221954676">
                <text:p>3968.882219546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326">
                <text:p>3326</text:p>
              </table:table-cell>
              <table:table-cell office:value-type="float" office:value="3841.61769636577">
                <text:p>3841.617696365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3203">
                <text:p>3203</text:p>
              </table:table-cell>
              <table:table-cell office:value-type="float" office:value="3719.17719691182">
                <text:p>3719.177196911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3085">
                <text:p>3085</text:p>
              </table:table-cell>
              <table:table-cell office:value-type="float" office:value="3601.35220425333">
                <text:p>3601.35220425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973">
                <text:p>2973</text:p>
              </table:table-cell>
              <table:table-cell office:value-type="float" office:value="3487.94425423278">
                <text:p>3487.944254232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865">
                <text:p>2865</text:p>
              </table:table-cell>
              <table:table-cell office:value-type="float" office:value="3378.76440313474">
                <text:p>3378.764403134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761">
                <text:p>2761</text:p>
              </table:table-cell>
              <table:table-cell office:value-type="float" office:value="3273.63272596627">
                <text:p>3273.632725966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662">
                <text:p>2662</text:p>
              </table:table-cell>
              <table:table-cell office:value-type="float" office:value="3172.37784345462">
                <text:p>3172.377843454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567">
                <text:p>2567</text:p>
              </table:table-cell>
              <table:table-cell office:value-type="float" office:value="3074.83647599282">
                <text:p>3074.836475992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476">
                <text:p>2476</text:p>
              </table:table-cell>
              <table:table-cell office:value-type="float" office:value="2980.85302287991">
                <text:p>2980.853022879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388">
                <text:p>2388</text:p>
              </table:table-cell>
              <table:table-cell office:value-type="float" office:value="2890.27916531132">
                <text:p>2890.279165311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304">
                <text:p>2304</text:p>
              </table:table-cell>
              <table:table-cell office:value-type="float" office:value="2802.97349167568">
                <text:p>2802.973491675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223">
                <text:p>2223</text:p>
              </table:table-cell>
              <table:table-cell office:value-type="float" office:value="2718.80114380801">
                <text:p>2718.801143808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146">
                <text:p>2146</text:p>
              </table:table-cell>
              <table:table-cell office:value-type="float" office:value="2637.63348293681">
                <text:p>2637.633482936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072">
                <text:p>2072</text:p>
              </table:table-cell>
              <table:table-cell office:value-type="float" office:value="2559.34777414389">
                <text:p>2559.347774143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000">
                <text:p>2000</text:p>
              </table:table-cell>
              <table:table-cell office:value-type="float" office:value="2483.82688823143">
                <text:p>2483.826888231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932">
                <text:p>1932</text:p>
              </table:table-cell>
              <table:table-cell office:value-type="float" office:value="2410.95901996152">
                <text:p>2410.959019961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866">
                <text:p>1866</text:p>
              </table:table-cell>
              <table:table-cell office:value-type="float" office:value="2340.63742169914">
                <text:p>2340.637421699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803">
                <text:p>1803</text:p>
              </table:table-cell>
              <table:table-cell office:value-type="float" office:value="2272.76015155107">
                <text:p>2272.760151551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742">
                <text:p>1742</text:p>
              </table:table-cell>
              <table:table-cell office:value-type="float" office:value="2207.22983515009">
                <text:p>2207.229835150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684">
                <text:p>1684</text:p>
              </table:table-cell>
              <table:table-cell office:value-type="float" office:value="2143.9534402877">
                <text:p>2143.95344028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627">
                <text:p>1627</text:p>
              </table:table-cell>
              <table:table-cell office:value-type="float" office:value="2082.84206364803">
                <text:p>2082.842063648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573">
                <text:p>1573</text:p>
              </table:table-cell>
              <table:table-cell office:value-type="float" office:value="2023.81072894228">
                <text:p>2023.810728942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521">
                <text:p>1521</text:p>
              </table:table-cell>
              <table:table-cell office:value-type="float" office:value="1966.77819578648">
                <text:p>1966.778195786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471">
                <text:p>1471</text:p>
              </table:table-cell>
              <table:table-cell office:value-type="float" office:value="1911.6667787058">
                <text:p>1911.66677870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423">
                <text:p>1423</text:p>
              </table:table-cell>
              <table:table-cell office:value-type="float" office:value="1858.40217568678">
                <text:p>1858.402175686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377">
                <text:p>1377</text:p>
              </table:table-cell>
              <table:table-cell office:value-type="float" office:value="1806.9133057339">
                <text:p>1806.91330573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332">
                <text:p>1332</text:p>
              </table:table-cell>
              <table:table-cell office:value-type="float" office:value="1757.13215492047">
                <text:p>1757.132154920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289">
                <text:p>1289</text:p>
              </table:table-cell>
              <table:table-cell office:value-type="float" office:value="1708.99363045441">
                <text:p>1708.993630454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248">
                <text:p>1248</text:p>
              </table:table-cell>
              <table:table-cell office:value-type="float" office:value="1662.43542230865">
                <text:p>1662.435422308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208">
                <text:p>1208</text:p>
              </table:table-cell>
              <table:table-cell office:value-type="float" office:value="1617.3978719929">
                <text:p>1617.39787199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170">
                <text:p>1170</text:p>
              </table:table-cell>
              <table:table-cell office:value-type="float" office:value="1573.82384806908">
                <text:p>1573.823848069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133">
                <text:p>1133</text:p>
              </table:table-cell>
              <table:table-cell office:value-type="float" office:value="1531.65862803611">
                <text:p>1531.658628036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097">
                <text:p>1097</text:p>
              </table:table-cell>
              <table:table-cell office:value-type="float" office:value="1490.84978623234">
                <text:p>1490.849786232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063">
                <text:p>1063</text:p>
              </table:table-cell>
              <table:table-cell office:value-type="float" office:value="1451.34708742454">
                <text:p>1451.347087424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030">
                <text:p>1030</text:p>
              </table:table-cell>
              <table:table-cell office:value-type="float" office:value="1413.10238577193">
                <text:p>1413.102385771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998">
                <text:p>998</text:p>
              </table:table-cell>
              <table:table-cell office:value-type="float" office:value="1376.069528872">
                <text:p>1376.0695288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968">
                <text:p>968</text:p>
              </table:table-cell>
              <table:table-cell office:value-type="float" office:value="1340.20426661216">
                <text:p>1340.204266612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938">
                <text:p>938</text:p>
              </table:table-cell>
              <table:table-cell office:value-type="float" office:value="1305.46416456696">
                <text:p>1305.464164566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909">
                <text:p>909</text:p>
              </table:table-cell>
              <table:table-cell office:value-type="float" office:value="1271.80852169631">
                <text:p>1271.808521696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882">
                <text:p>882</text:p>
              </table:table-cell>
              <table:table-cell office:value-type="float" office:value="1239.19829211362">
                <text:p>1239.198292113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855">
                <text:p>855</text:p>
              </table:table-cell>
              <table:table-cell office:value-type="float" office:value="1207.59601070651">
                <text:p>1207.596010706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829">
                <text:p>829</text:p>
              </table:table-cell>
              <table:table-cell office:value-type="float" office:value="1176.96572240508">
                <text:p>1176.965722405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805">
                <text:p>805</text:p>
              </table:table-cell>
              <table:table-cell office:value-type="float" office:value="1147.2729149043">
                <text:p>1147.27291490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781">
                <text:p>781</text:p>
              </table:table-cell>
              <table:table-cell office:value-type="float" office:value="1118.48445465834">
                <text:p>1118.484454658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758">
                <text:p>758</text:p>
              </table:table-cell>
              <table:table-cell office:value-type="float" office:value="1090.56852597463">
                <text:p>1090.568525974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735">
                <text:p>735</text:p>
              </table:table-cell>
              <table:table-cell office:value-type="float" office:value="1063.49457304558">
                <text:p>1063.494573045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714">
                <text:p>714</text:p>
              </table:table-cell>
              <table:table-cell office:value-type="float" office:value="1037.23324476451">
                <text:p>1037.233244764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693">
                <text:p>693</text:p>
              </table:table-cell>
              <table:table-cell office:value-type="float" office:value="1011.75634218136">
                <text:p>1011.756342181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673">
                <text:p>673</text:p>
              </table:table-cell>
              <table:table-cell office:value-type="float" office:value="987.036768461581">
                <text:p>987.0367684615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653">
                <text:p>653</text:p>
              </table:table-cell>
              <table:table-cell office:value-type="float" office:value="963.048481219105">
                <text:p>963.0484812191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635">
                <text:p>635</text:p>
              </table:table-cell>
              <table:table-cell office:value-type="float" office:value="939.766447101741">
                <text:p>939.7664471017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616">
                <text:p>616</text:p>
              </table:table-cell>
              <table:table-cell office:value-type="float" office:value="917.166598513715">
                <text:p>917.1665985137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599">
                <text:p>599</text:p>
              </table:table-cell>
              <table:table-cell office:value-type="float" office:value="895.225792366593">
                <text:p>895.2257923665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582">
                <text:p>582</text:p>
              </table:table-cell>
              <table:table-cell office:value-type="float" office:value="873.921770755721">
                <text:p>873.9217707557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565">
                <text:p>565</text:p>
              </table:table-cell>
              <table:table-cell office:value-type="float" office:value="853.233123464901">
                <text:p>853.2331234649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550">
                <text:p>550</text:p>
              </table:table-cell>
              <table:table-cell office:value-type="float" office:value="833.139252207321">
                <text:p>833.1392522073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534">
                <text:p>534</text:p>
              </table:table-cell>
              <table:table-cell office:value-type="float" office:value="813.620336515701">
                <text:p>813.6203365157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519">
                <text:p>519</text:p>
              </table:table-cell>
              <table:table-cell office:value-type="float" office:value="794.657301199339">
                <text:p>794.6573011993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505">
                <text:p>505</text:p>
              </table:table-cell>
              <table:table-cell office:value-type="float" office:value="776.231785290121">
                <text:p>776.2317852901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491">
                <text:p>491</text:p>
              </table:table-cell>
              <table:table-cell office:value-type="float" office:value="758.326112403735">
                <text:p>758.3261124037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478">
                <text:p>478</text:p>
              </table:table-cell>
              <table:table-cell office:value-type="float" office:value="740.923262446257">
                <text:p>740.9232624462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465">
                <text:p>465</text:p>
              </table:table-cell>
              <table:table-cell office:value-type="float" office:value="724.006844599974">
                <text:p>724.0068445999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452">
                <text:p>452</text:p>
              </table:table-cell>
              <table:table-cell office:value-type="float" office:value="707.561071525802">
                <text:p>707.5610715258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440">
                <text:p>440</text:p>
              </table:table-cell>
              <table:table-cell office:value-type="float" office:value="691.570734722959">
                <text:p>691.5707347229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428">
                <text:p>428</text:p>
              </table:table-cell>
              <table:table-cell office:value-type="float" office:value="676.021180989646">
                <text:p>676.0211809896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416">
                <text:p>416</text:p>
              </table:table-cell>
              <table:table-cell office:value-type="float" office:value="660.89828993146">
                <text:p>660.898289931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405">
                <text:p>405</text:p>
              </table:table-cell>
              <table:table-cell office:value-type="float" office:value="646.188452466985">
                <text:p>646.1884524669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395">
                <text:p>395</text:p>
              </table:table-cell>
              <table:table-cell office:value-type="float" office:value="631.878550282685">
                <text:p>631.8785502826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  <table:table-cell office:value-type="float" office:value="617.955936191636">
                <text:p>617.9559361916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374">
                <text:p>374</text:p>
              </table:table-cell>
              <table:table-cell office:value-type="float" office:value="604.408415353032">
                <text:p>604.4084153530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364">
                <text:p>364</text:p>
              </table:table-cell>
              <table:table-cell office:value-type="float" office:value="591.224227311555">
                <text:p>591.2242273115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355">
                <text:p>355</text:p>
              </table:table-cell>
              <table:table-cell office:value-type="float" office:value="578.392028817825">
                <text:p>578.3920288178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345">
                <text:p>345</text:p>
              </table:table-cell>
              <table:table-cell office:value-type="float" office:value="565.900877393097">
                <text:p>565.9008773930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337">
                <text:p>337</text:p>
              </table:table-cell>
              <table:table-cell office:value-type="float" office:value="553.740215603261">
                <text:p>553.7402156032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